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tstat" table:style-name="ta1">
        <table:shapes>
          <draw:frame draw:z-index="1" draw:id="id0" draw:style-name="a0" draw:name="Chart 1" svg:x="0.83347in" svg:y="20.43778in" svg:width="15.49208in" svg:height="7.5319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offered load</text:p>
          </table:table-cell>
          <table:table-cell office:value-type="string" table:style-name="ce1">
            <text:p>throughput1</text:p>
          </table:table-cell>
          <table:table-cell office:value-type="string" table:style-name="ce1">
            <text:p>throughput2</text:p>
          </table:table-cell>
          <table:table-cell office:value-type="string" table:style-name="ce1">
            <text:p>throughput3</text:p>
          </table:table-cell>
          <table:table-cell office:value-type="string" table:style-name="ce1">
            <text:p>aloha throughput</text:p>
          </table:table-cell>
          <table:table-cell office:value-type="string" table:style-name="ce1">
            <text:p>throughput1</text:p>
          </table:table-cell>
          <table:table-cell office:value-type="string" table:style-name="ce1">
            <text:p>throughput2</text:p>
          </table:table-cell>
          <table:table-cell office:value-type="string" table:style-name="ce1">
            <text:p>throughput3</text:p>
          </table:table-cell>
          <table:table-cell office:value-type="string" table:style-name="ce1">
            <text:p>csma throughput</text:p>
          </table:table-cell>
          <table:table-cell office:value-type="string" table:style-name="ce1">
            <text:p>throughput1</text:p>
          </table:table-cell>
          <table:table-cell office:value-type="string" table:style-name="ce1">
            <text:p>throughput2</text:p>
          </table:table-cell>
          <table:table-cell office:value-type="string" table:style-name="ce1">
            <text:p>throughput3</text:p>
          </table:table-cell>
          <table:table-cell office:value-type="string" table:style-name="ce1">
            <text:p>slotted aloha throughput</text:p>
          </table:table-cell>
          <table:table-cell table:number-columns-repeated="1637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8.3048266366599996E-2" table:style-name="ce1">
            <text:p>0.083048266</text:p>
          </table:table-cell>
          <table:table-cell office:value-type="float" office:value="8.30675803628E-2" table:style-name="ce1">
            <text:p>0.08306758</text:p>
          </table:table-cell>
          <table:table-cell office:value-type="float" office:value="8.3122543671900001E-2" table:style-name="ce1">
            <text:p>0.083122544</text:p>
          </table:table-cell>
          <table:table-cell office:value-type="float" office:value="8.3079463467100004E-2" table:formula="of:=AVERAGE([.B2:.D2])" table:style-name="ce1">
            <text:p>0.083079463</text:p>
          </table:table-cell>
          <table:table-cell office:value-type="float" office:value="9.9053682117399997E-2" table:style-name="ce1">
            <text:p>0.099053682</text:p>
          </table:table-cell>
          <table:table-cell office:value-type="float" office:value="9.9067184017000001E-2" table:style-name="ce1">
            <text:p>0.099067184</text:p>
          </table:table-cell>
          <table:table-cell office:value-type="float" office:value="9.8993250245299994E-2" table:style-name="ce1">
            <text:p>0.09899325</text:p>
          </table:table-cell>
          <table:table-cell office:value-type="float" office:value="9.9038038793233321E-2" table:formula="of:=AVERAGE([.F2:.H2])" table:style-name="ce1">
            <text:p>0.099038039</text:p>
          </table:table-cell>
          <table:table-cell office:value-type="float" office:value="9.1128397811599995E-2" table:style-name="ce1">
            <text:p>0.091128398</text:p>
          </table:table-cell>
          <table:table-cell office:value-type="float" office:value="9.11776780944E-2" table:style-name="ce1">
            <text:p>0.091177678</text:p>
          </table:table-cell>
          <table:table-cell office:value-type="float" office:value="9.1112389405399993E-2" table:style-name="ce1">
            <text:p>0.091112389</text:p>
          </table:table-cell>
          <table:table-cell office:value-type="float" office:value="9.1139488437133334E-2" table:formula="of:=AVERAGE([.J2:.L2])" table:style-name="ce1">
            <text:p>0.091139488</text:p>
          </table:table-cell>
          <table:table-cell table:number-columns-repeated="16371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0.12071111526599999" table:style-name="ce1">
            <text:p>0.120711115</text:p>
          </table:table-cell>
          <table:table-cell office:value-type="float" office:value="0.121076259023" table:style-name="ce1">
            <text:p>0.121076259</text:p>
          </table:table-cell>
          <table:table-cell office:value-type="float" office:value="0.120902156653" table:style-name="ce1">
            <text:p>0.120902157</text:p>
          </table:table-cell>
          <table:table-cell office:value-type="float" office:value="0.12089651031399999" table:formula="of:=AVERAGE([.B3:.D3])" table:style-name="ce1">
            <text:p>0.12089651</text:p>
          </table:table-cell>
          <table:table-cell office:value-type="float" office:value="0.56960336445399995" table:style-name="ce1">
            <text:p>0.569603364</text:p>
          </table:table-cell>
          <table:table-cell office:value-type="float" office:value="0.56911141749899996" table:style-name="ce1">
            <text:p>0.569111417</text:p>
          </table:table-cell>
          <table:table-cell office:value-type="float" office:value="0.569474165684" table:style-name="ce1">
            <text:p>0.569474166</text:p>
          </table:table-cell>
          <table:table-cell office:value-type="float" office:value="0.56939631587899997" table:formula="of:=AVERAGE([.F3:.H3])" table:style-name="ce1">
            <text:p>0.569396316</text:p>
          </table:table-cell>
          <table:table-cell office:value-type="float" office:value="0.38568632981700002" table:style-name="ce1">
            <text:p>0.38568633</text:p>
          </table:table-cell>
          <table:table-cell office:value-type="float" office:value="0.38521570262400001" table:style-name="ce1">
            <text:p>0.385215703</text:p>
          </table:table-cell>
          <table:table-cell office:value-type="float" office:value="0.385068963017" table:style-name="ce1">
            <text:p>0.385068963</text:p>
          </table:table-cell>
          <table:table-cell office:value-type="float" office:value="0.38532366515266664" table:formula="of:=AVERAGE([.J3:.L3])" table:style-name="ce1">
            <text:p>0.385323665</text:p>
          </table:table-cell>
          <table:table-cell table:number-columns-repeated="1637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105285406907" table:style-name="ce1">
            <text:p>0.105285407</text:p>
          </table:table-cell>
          <table:table-cell office:value-type="float" office:value="0.10503366667900001" table:style-name="ce1">
            <text:p>0.105033667</text:p>
          </table:table-cell>
          <table:table-cell office:value-type="float" office:value="0.104746204932" table:style-name="ce1">
            <text:p>0.104746205</text:p>
          </table:table-cell>
          <table:table-cell office:value-type="float" office:value="0.105021759506" table:formula="of:=AVERAGE([.B4:.D4])" table:style-name="ce1">
            <text:p>0.10502176</text:p>
          </table:table-cell>
          <table:table-cell office:value-type="float" office:value="0.55973131170199997" table:style-name="ce1">
            <text:p>0.559731312</text:p>
          </table:table-cell>
          <table:table-cell office:value-type="float" office:value="0.55901286677700002" table:style-name="ce1">
            <text:p>0.559012867</text:p>
          </table:table-cell>
          <table:table-cell office:value-type="float" office:value="0.559544423274" table:style-name="ce1">
            <text:p>0.559544423</text:p>
          </table:table-cell>
          <table:table-cell office:value-type="float" office:value="0.5594295339176667" table:formula="of:=AVERAGE([.F4:.H4])" table:style-name="ce1">
            <text:p>0.559429534</text:p>
          </table:table-cell>
          <table:table-cell office:value-type="float" office:value="0.379404507163" table:style-name="ce1">
            <text:p>0.379404507</text:p>
          </table:table-cell>
          <table:table-cell office:value-type="float" office:value="0.37894045087900002" table:style-name="ce1">
            <text:p>0.378940451</text:p>
          </table:table-cell>
          <table:table-cell office:value-type="float" office:value="0.37934225095000002" table:style-name="ce1">
            <text:p>0.379342251</text:p>
          </table:table-cell>
          <table:table-cell office:value-type="float" office:value="0.379229069664" table:formula="of:=AVERAGE([.J4:.L4])" table:style-name="ce1">
            <text:p>0.37922907</text:p>
          </table:table-cell>
          <table:table-cell table:number-columns-repeated="16371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9.0411400616699999E-2" table:style-name="ce1">
            <text:p>0.090411401</text:p>
          </table:table-cell>
          <table:table-cell office:value-type="float" office:value="9.0795841202999994E-2" table:style-name="ce1">
            <text:p>0.090795841</text:p>
          </table:table-cell>
          <table:table-cell office:value-type="float" office:value="9.0642878577900002E-2" table:style-name="ce1">
            <text:p>0.090642879</text:p>
          </table:table-cell>
          <table:table-cell office:value-type="float" office:value="9.0616706799199989E-2" table:formula="of:=AVERAGE([.B5:.D5])" table:style-name="ce1">
            <text:p>0.090616707</text:p>
          </table:table-cell>
          <table:table-cell office:value-type="float" office:value="0.54375620009699999" table:style-name="ce1">
            <text:p>0.5437562</text:p>
          </table:table-cell>
          <table:table-cell office:value-type="float" office:value="0.54450577791499999" table:style-name="ce1">
            <text:p>0.544505778</text:p>
          </table:table-cell>
          <table:table-cell office:value-type="float" office:value="0.54415196009400002" table:style-name="ce1">
            <text:p>0.54415196</text:p>
          </table:table-cell>
          <table:table-cell office:value-type="float" office:value="0.5441379793686667" table:formula="of:=AVERAGE([.F5:.H5])" table:style-name="ce1">
            <text:p>0.544137979</text:p>
          </table:table-cell>
          <table:table-cell office:value-type="float" office:value="0.37103073592899999" table:style-name="ce1">
            <text:p>0.371030736</text:p>
          </table:table-cell>
          <table:table-cell office:value-type="float" office:value="0.36971124691000001" table:style-name="ce1">
            <text:p>0.369711247</text:p>
          </table:table-cell>
          <table:table-cell office:value-type="float" office:value="0.37160913573799997" table:style-name="ce1">
            <text:p>0.371609136</text:p>
          </table:table-cell>
          <table:table-cell office:value-type="float" office:value="0.37078370619233336" table:formula="of:=AVERAGE([.J5:.L5])" table:style-name="ce1">
            <text:p>0.370783706</text:p>
          </table:table-cell>
          <table:table-cell table:number-columns-repeated="16371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7.7561757146500002E-2" table:style-name="ce1">
            <text:p>0.077561757</text:p>
          </table:table-cell>
          <table:table-cell office:value-type="float" office:value="7.6724025459800005E-2" table:style-name="ce1">
            <text:p>0.076724025</text:p>
          </table:table-cell>
          <table:table-cell office:value-type="float" office:value="7.7497853620199994E-2" table:style-name="ce1">
            <text:p>0.077497854</text:p>
          </table:table-cell>
          <table:table-cell office:value-type="float" office:value="7.7261212075500005E-2" table:formula="of:=AVERAGE([.B6:.D6])" table:style-name="ce1">
            <text:p>0.077261212</text:p>
          </table:table-cell>
          <table:table-cell office:value-type="float" office:value="0.52480056375499995" table:style-name="ce1">
            <text:p>0.524800564</text:p>
          </table:table-cell>
          <table:table-cell office:value-type="float" office:value="0.52489987538100003" table:style-name="ce1">
            <text:p>0.524899875</text:p>
          </table:table-cell>
          <table:table-cell office:value-type="float" office:value="0.52497267722700003" table:style-name="ce1">
            <text:p>0.524972677</text:p>
          </table:table-cell>
          <table:table-cell office:value-type="float" office:value="0.52489103878766674" table:formula="of:=AVERAGE([.F6:.H6])" table:style-name="ce1">
            <text:p>0.524891039</text:p>
          </table:table-cell>
          <table:table-cell office:value-type="float" office:value="0.36075165265499998" table:style-name="ce1">
            <text:p>0.360751653</text:p>
          </table:table-cell>
          <table:table-cell office:value-type="float" office:value="0.36030847093399998" table:style-name="ce1">
            <text:p>0.360308471</text:p>
          </table:table-cell>
          <table:table-cell office:value-type="float" office:value="0.36045265238200003" table:style-name="ce1">
            <text:p>0.360452652</text:p>
          </table:table-cell>
          <table:table-cell office:value-type="float" office:value="0.36050425865699998" table:formula="of:=AVERAGE([.J6:.L6])" table:style-name="ce1">
            <text:p>0.360504259</text:p>
          </table:table-cell>
          <table:table-cell table:number-columns-repeated="16371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6.5362560509600001E-2" table:style-name="ce1">
            <text:p>0.065362561</text:p>
          </table:table-cell>
          <table:table-cell office:value-type="float" office:value="6.5370071827200005E-2" table:style-name="ce1">
            <text:p>0.065370072</text:p>
          </table:table-cell>
          <table:table-cell office:value-type="float" office:value="6.4808073963899995E-2" table:style-name="ce1">
            <text:p>0.064808074</text:p>
          </table:table-cell>
          <table:table-cell office:value-type="float" office:value="6.5180235433566658E-2" table:formula="of:=AVERAGE([.B7:.D7])" table:style-name="ce1">
            <text:p>0.065180235</text:p>
          </table:table-cell>
          <table:table-cell office:value-type="float" office:value="0.50088543161900001" table:style-name="ce1">
            <text:p>0.500885432</text:p>
          </table:table-cell>
          <table:table-cell office:value-type="float" office:value="0.501608554082" table:style-name="ce1">
            <text:p>0.501608554</text:p>
          </table:table-cell>
          <table:table-cell office:value-type="float" office:value="0.50197477649099997" table:style-name="ce1">
            <text:p>0.501974776</text:p>
          </table:table-cell>
          <table:table-cell office:value-type="float" office:value="0.50148958739733329" table:formula="of:=AVERAGE([.F7:.H7])" table:style-name="ce1">
            <text:p>0.501489587</text:p>
          </table:table-cell>
          <table:table-cell office:value-type="float" office:value="0.34827343854199999" table:style-name="ce1">
            <text:p>0.348273439</text:p>
          </table:table-cell>
          <table:table-cell office:value-type="float" office:value="0.34652380774000002" table:style-name="ce1">
            <text:p>0.346523808</text:p>
          </table:table-cell>
          <table:table-cell office:value-type="float" office:value="0.34669231367499997" table:style-name="ce1">
            <text:p>0.346692314</text:p>
          </table:table-cell>
          <table:table-cell office:value-type="float" office:value="0.34716318665233331" table:formula="of:=AVERAGE([.J7:.L7])" table:style-name="ce1">
            <text:p>0.347163187</text:p>
          </table:table-cell>
          <table:table-cell table:number-columns-repeated="16371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5.4551911603900001E-2" table:style-name="ce1">
            <text:p>0.054551912</text:p>
          </table:table-cell>
          <table:table-cell office:value-type="float" office:value="5.4543493594700003E-2" table:style-name="ce1">
            <text:p>0.054543494</text:p>
          </table:table-cell>
          <table:table-cell office:value-type="float" office:value="5.4870077565600001E-2" table:style-name="ce1">
            <text:p>0.054870078</text:p>
          </table:table-cell>
          <table:table-cell office:value-type="float" office:value="5.4655160921399999E-2" table:formula="of:=AVERAGE([.B8:.D8])" table:style-name="ce1">
            <text:p>0.054655161</text:p>
          </table:table-cell>
          <table:table-cell office:value-type="float" office:value="0.476858397441" table:style-name="ce1">
            <text:p>0.476858397</text:p>
          </table:table-cell>
          <table:table-cell office:value-type="float" office:value="0.47714004299500001" table:style-name="ce1">
            <text:p>0.477140043</text:p>
          </table:table-cell>
          <table:table-cell office:value-type="float" office:value="0.476051183785" table:style-name="ce1">
            <text:p>0.476051184</text:p>
          </table:table-cell>
          <table:table-cell office:value-type="float" office:value="0.47668320807366671" table:formula="of:=AVERAGE([.F8:.H8])" table:style-name="ce1">
            <text:p>0.476683208</text:p>
          </table:table-cell>
          <table:table-cell office:value-type="float" office:value="0.33277235051300003" table:style-name="ce1">
            <text:p>0.332772351</text:p>
          </table:table-cell>
          <table:table-cell office:value-type="float" office:value="0.33287013300200002" table:style-name="ce1">
            <text:p>0.332870133</text:p>
          </table:table-cell>
          <table:table-cell office:value-type="float" office:value="0.33288631748300002" table:style-name="ce1">
            <text:p>0.332886317</text:p>
          </table:table-cell>
          <table:table-cell office:value-type="float" office:value="0.33284293366600004" table:formula="of:=AVERAGE([.J8:.L8])" table:style-name="ce1">
            <text:p>0.332842934</text:p>
          </table:table-cell>
          <table:table-cell table:number-columns-repeated="16371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4.4174132448499999E-2" table:style-name="ce1">
            <text:p>0.044174132</text:p>
          </table:table-cell>
          <table:table-cell office:value-type="float" office:value="4.4612663071699997E-2" table:style-name="ce1">
            <text:p>0.044612663</text:p>
          </table:table-cell>
          <table:table-cell office:value-type="float" office:value="4.5062897738500002E-2" table:style-name="ce1">
            <text:p>0.045062898</text:p>
          </table:table-cell>
          <table:table-cell office:value-type="float" office:value="4.4616564419566664E-2" table:formula="of:=AVERAGE([.B9:.D9])" table:style-name="ce1">
            <text:p>0.044616564</text:p>
          </table:table-cell>
          <table:table-cell office:value-type="float" office:value="0.449229129565" table:style-name="ce1">
            <text:p>0.44922913</text:p>
          </table:table-cell>
          <table:table-cell office:value-type="float" office:value="0.45067709905600001" table:style-name="ce1">
            <text:p>0.450677099</text:p>
          </table:table-cell>
          <table:table-cell office:value-type="float" office:value="0.44971459391399998" table:style-name="ce1">
            <text:p>0.449714594</text:p>
          </table:table-cell>
          <table:table-cell office:value-type="float" office:value="0.44987360751166666" table:formula="of:=AVERAGE([.F9:.H9])" table:style-name="ce1">
            <text:p>0.449873608</text:p>
          </table:table-cell>
          <table:table-cell office:value-type="float" office:value="0.31758796700399999" table:style-name="ce1">
            <text:p>0.317587967</text:p>
          </table:table-cell>
          <table:table-cell office:value-type="float" office:value="0.31786328624799998" table:style-name="ce1">
            <text:p>0.317863286</text:p>
          </table:table-cell>
          <table:table-cell office:value-type="float" office:value="0.31869644574799999" table:style-name="ce1">
            <text:p>0.318696446</text:p>
          </table:table-cell>
          <table:table-cell office:value-type="float" office:value="0.31804923299999999" table:formula="of:=AVERAGE([.J9:.L9])" table:style-name="ce1">
            <text:p>0.318049233</text:p>
          </table:table-cell>
          <table:table-cell table:number-columns-repeated="16371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3.67986377965E-2" table:style-name="ce1">
            <text:p>0.036798638</text:p>
          </table:table-cell>
          <table:table-cell office:value-type="float" office:value="3.70115376171E-2" table:style-name="ce1">
            <text:p>0.037011538</text:p>
          </table:table-cell>
          <table:table-cell office:value-type="float" office:value="3.6573119874799997E-2" table:style-name="ce1">
            <text:p>0.03657312</text:p>
          </table:table-cell>
          <table:table-cell office:value-type="float" office:value="3.6794431762799999E-2" table:formula="of:=AVERAGE([.B10:.D10])" table:style-name="ce1">
            <text:p>0.036794432</text:p>
          </table:table-cell>
          <table:table-cell office:value-type="float" office:value="0.42262351730999997" table:style-name="ce1">
            <text:p>0.422623517</text:p>
          </table:table-cell>
          <table:table-cell office:value-type="float" office:value="0.42140224870499998" table:style-name="ce1">
            <text:p>0.421402249</text:p>
          </table:table-cell>
          <table:table-cell office:value-type="float" office:value="0.42313612928700001" table:style-name="ce1">
            <text:p>0.423136129</text:p>
          </table:table-cell>
          <table:table-cell office:value-type="float" office:value="0.42238729843399997" table:formula="of:=AVERAGE([.F10:.H10])" table:style-name="ce1">
            <text:p>0.422387298</text:p>
          </table:table-cell>
          <table:table-cell office:value-type="float" office:value="0.30151626261800002" table:style-name="ce1">
            <text:p>0.301516263</text:p>
          </table:table-cell>
          <table:table-cell office:value-type="float" office:value="0.30217281909299998" table:style-name="ce1">
            <text:p>0.302172819</text:p>
          </table:table-cell>
          <table:table-cell office:value-type="float" office:value="0.30084505220500002" table:style-name="ce1">
            <text:p>0.300845052</text:p>
          </table:table-cell>
          <table:table-cell office:value-type="float" office:value="0.30151137797200001" table:formula="of:=AVERAGE([.J10:.L10])" table:style-name="ce1">
            <text:p>0.301511378</text:p>
          </table:table-cell>
          <table:table-cell table:number-columns-repeated="16371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3.00675295073E-2" table:style-name="ce1">
            <text:p>0.03006753</text:p>
          </table:table-cell>
          <table:table-cell office:value-type="float" office:value="2.9673450248E-2" table:style-name="ce1">
            <text:p>0.02967345</text:p>
          </table:table-cell>
          <table:table-cell office:value-type="float" office:value="2.9674487735200001E-2" table:style-name="ce1">
            <text:p>0.029674488</text:p>
          </table:table-cell>
          <table:table-cell office:value-type="float" office:value="2.9805155830166668E-2" table:formula="of:=AVERAGE([.B11:.D11])" table:style-name="ce1">
            <text:p>0.029805156</text:p>
          </table:table-cell>
          <table:table-cell office:value-type="float" office:value="0.39398656306399998" table:style-name="ce1">
            <text:p>0.393986563</text:p>
          </table:table-cell>
          <table:table-cell office:value-type="float" office:value="0.39436678001199998" table:style-name="ce1">
            <text:p>0.39436678</text:p>
          </table:table-cell>
          <table:table-cell office:value-type="float" office:value="0.39524420697200002" table:style-name="ce1">
            <text:p>0.395244207</text:p>
          </table:table-cell>
          <table:table-cell office:value-type="float" office:value="0.39453251668266659" table:formula="of:=AVERAGE([.F11:.H11])" table:style-name="ce1">
            <text:p>0.394532517</text:p>
          </table:table-cell>
          <table:table-cell office:value-type="float" office:value="0.28503742399900001" table:style-name="ce1">
            <text:p>0.285037424</text:p>
          </table:table-cell>
          <table:table-cell office:value-type="float" office:value="0.284665335899" table:style-name="ce1">
            <text:p>0.284665336</text:p>
          </table:table-cell>
          <table:table-cell office:value-type="float" office:value="0.28531457912199998" table:style-name="ce1">
            <text:p>0.285314579</text:p>
          </table:table-cell>
          <table:table-cell office:value-type="float" office:value="0.28500577967333335" table:formula="of:=AVERAGE([.J11:.L11])" table:style-name="ce1">
            <text:p>0.28500578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4158551328600002E-2" table:style-name="ce1">
            <text:p>0.024158551</text:p>
          </table:table-cell>
          <table:table-cell office:value-type="float" office:value="2.4602597057800001E-2" table:style-name="ce1">
            <text:p>0.024602597</text:p>
          </table:table-cell>
          <table:table-cell office:value-type="float" office:value="2.4110726068899999E-2" table:style-name="ce1">
            <text:p>0.024110726</text:p>
          </table:table-cell>
          <table:table-cell office:value-type="float" office:value="2.4290624818433332E-2" table:formula="of:=AVERAGE([.B12:.D12])" table:style-name="ce1">
            <text:p>0.024290625</text:p>
          </table:table-cell>
          <table:table-cell office:value-type="float" office:value="0.36808136756199999" table:style-name="ce1">
            <text:p>0.368081368</text:p>
          </table:table-cell>
          <table:table-cell office:value-type="float" office:value="0.36801812675899997" table:style-name="ce1">
            <text:p>0.368018127</text:p>
          </table:table-cell>
          <table:table-cell office:value-type="float" office:value="0.36756311914299999" table:style-name="ce1">
            <text:p>0.367563119</text:p>
          </table:table-cell>
          <table:table-cell office:value-type="float" office:value="0.36788753782133332" table:formula="of:=AVERAGE([.F12:.H12])" table:style-name="ce1">
            <text:p>0.367887538</text:p>
          </table:table-cell>
          <table:table-cell office:value-type="float" office:value="0.27001202606199998" table:style-name="ce1">
            <text:p>0.270012026</text:p>
          </table:table-cell>
          <table:table-cell office:value-type="float" office:value="0.26973954777199999" table:style-name="ce1">
            <text:p>0.269739548</text:p>
          </table:table-cell>
          <table:table-cell office:value-type="float" office:value="0.26908165302499998" table:style-name="ce1">
            <text:p>0.269081653</text:p>
          </table:table-cell>
          <table:table-cell office:value-type="float" office:value="0.26961107561966663" table:formula="of:=AVERAGE([.J12:.L12])" table:style-name="ce1">
            <text:p>0.269611076</text:p>
          </table:table-cell>
          <table:table-cell table:number-columns-repeated="1637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0.137735130141" table:style-name="ce1">
            <text:p>0.13773513</text:p>
          </table:table-cell>
          <table:table-cell office:value-type="float" office:value="0.13766024597599999" table:style-name="ce1">
            <text:p>0.137660246</text:p>
          </table:table-cell>
          <table:table-cell office:value-type="float" office:value="0.13787852854499999" table:style-name="ce1">
            <text:p>0.137878529</text:p>
          </table:table-cell>
          <table:table-cell office:value-type="float" office:value="0.13775796822066666" table:formula="of:=AVERAGE([.B13:.D13])" table:style-name="ce1">
            <text:p>0.137757968</text:p>
          </table:table-cell>
          <table:table-cell office:value-type="float" office:value="0.193874588865" table:style-name="ce1">
            <text:p>0.193874589</text:p>
          </table:table-cell>
          <table:table-cell office:value-type="float" office:value="0.193799676004" table:style-name="ce1">
            <text:p>0.193799676</text:p>
          </table:table-cell>
          <table:table-cell office:value-type="float" office:value="0.193744359527" table:style-name="ce1">
            <text:p>0.19374436</text:p>
          </table:table-cell>
          <table:table-cell office:value-type="float" office:value="0.193806208132" table:formula="of:=AVERAGE([.F13:.H13])" table:style-name="ce1">
            <text:p>0.193806208</text:p>
          </table:table-cell>
          <table:table-cell office:value-type="float" office:value="0.165952904219" table:style-name="ce1">
            <text:p>0.165952904</text:p>
          </table:table-cell>
          <table:table-cell office:value-type="float" office:value="0.16623094776200001" table:style-name="ce1">
            <text:p>0.166230948</text:p>
          </table:table-cell>
          <table:table-cell office:value-type="float" office:value="0.166123122752" table:style-name="ce1">
            <text:p>0.166123123</text:p>
          </table:table-cell>
          <table:table-cell office:value-type="float" office:value="0.16610232491099999" table:formula="of:=AVERAGE([.J13:.L13])" table:style-name="ce1">
            <text:p>0.166102325</text:p>
          </table:table-cell>
          <table:table-cell table:number-columns-repeated="16371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.9377853849599998E-2" table:style-name="ce1">
            <text:p>0.019377854</text:p>
          </table:table-cell>
          <table:table-cell office:value-type="float" office:value="1.9387044256300001E-2" table:style-name="ce1">
            <text:p>0.019387044</text:p>
          </table:table-cell>
          <table:table-cell office:value-type="float" office:value="1.90282135731E-2" table:style-name="ce1">
            <text:p>0.019028214</text:p>
          </table:table-cell>
          <table:table-cell office:value-type="float" office:value="1.9264370559666667E-2" table:formula="of:=AVERAGE([.B14:.D14])" table:style-name="ce1">
            <text:p>0.019264371</text:p>
          </table:table-cell>
          <table:table-cell office:value-type="float" office:value="0.34059747374400001" table:style-name="ce1">
            <text:p>0.340597474</text:p>
          </table:table-cell>
          <table:table-cell office:value-type="float" office:value="0.34101463364000001" table:style-name="ce1">
            <text:p>0.341014634</text:p>
          </table:table-cell>
          <table:table-cell office:value-type="float" office:value="0.34020256042000002" table:style-name="ce1">
            <text:p>0.34020256</text:p>
          </table:table-cell>
          <table:table-cell office:value-type="float" office:value="0.34060488926800003" table:formula="of:=AVERAGE([.F14:.H14])" table:style-name="ce1">
            <text:p>0.340604889</text:p>
          </table:table-cell>
          <table:table-cell office:value-type="float" office:value="0.25146891932400001" table:style-name="ce1">
            <text:p>0.251468919</text:p>
          </table:table-cell>
          <table:table-cell office:value-type="float" office:value="0.25172216385599999" table:style-name="ce1">
            <text:p>0.251722164</text:p>
          </table:table-cell>
          <table:table-cell office:value-type="float" office:value="0.25266955327399998" table:style-name="ce1">
            <text:p>0.252669553</text:p>
          </table:table-cell>
          <table:table-cell office:value-type="float" office:value="0.25195354548466664" table:formula="of:=AVERAGE([.J14:.L14])" table:style-name="ce1">
            <text:p>0.251953545</text:p>
          </table:table-cell>
          <table:table-cell table:number-columns-repeated="16371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1.52204261105E-2" table:style-name="ce1">
            <text:p>0.015220426</text:p>
          </table:table-cell>
          <table:table-cell office:value-type="float" office:value="1.5032964688599999E-2" table:style-name="ce1">
            <text:p>0.015032965</text:p>
          </table:table-cell>
          <table:table-cell office:value-type="float" office:value="1.5120650224900001E-2" table:style-name="ce1">
            <text:p>0.01512065</text:p>
          </table:table-cell>
          <table:table-cell office:value-type="float" office:value="1.5124680341333333E-2" table:formula="of:=AVERAGE([.B15:.D15])" table:style-name="ce1">
            <text:p>0.01512468</text:p>
          </table:table-cell>
          <table:table-cell office:value-type="float" office:value="0.31432557730400001" table:style-name="ce1">
            <text:p>0.314325577</text:p>
          </table:table-cell>
          <table:table-cell office:value-type="float" office:value="0.31463158971799998" table:style-name="ce1">
            <text:p>0.31463159</text:p>
          </table:table-cell>
          <table:table-cell office:value-type="float" office:value="0.31433801654100002" table:style-name="ce1">
            <text:p>0.314338017</text:p>
          </table:table-cell>
          <table:table-cell office:value-type="float" office:value="0.31443172785433332" table:formula="of:=AVERAGE([.F15:.H15])" table:style-name="ce1">
            <text:p>0.314431728</text:p>
          </table:table-cell>
          <table:table-cell office:value-type="float" office:value="0.23542214444599999" table:style-name="ce1">
            <text:p>0.235422144</text:p>
          </table:table-cell>
          <table:table-cell office:value-type="float" office:value="0.23465602295400001" table:style-name="ce1">
            <text:p>0.234656023</text:p>
          </table:table-cell>
          <table:table-cell office:value-type="float" office:value="0.23529282607400001" table:style-name="ce1">
            <text:p>0.235292826</text:p>
          </table:table-cell>
          <table:table-cell office:value-type="float" office:value="0.23512366449133335" table:formula="of:=AVERAGE([.J15:.L15])" table:style-name="ce1">
            <text:p>0.235123664</text:p>
          </table:table-cell>
          <table:table-cell table:number-columns-repeated="16371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1.16743324894E-2" table:style-name="ce1">
            <text:p>0.011674332</text:p>
          </table:table-cell>
          <table:table-cell office:value-type="float" office:value="1.19040626422E-2" table:style-name="ce1">
            <text:p>0.011904063</text:p>
          </table:table-cell>
          <table:table-cell office:value-type="float" office:value="1.1454775327899999E-2" table:style-name="ce1">
            <text:p>0.011454775</text:p>
          </table:table-cell>
          <table:table-cell office:value-type="float" office:value="1.1677723486499999E-2" table:formula="of:=AVERAGE([.B16:.D16])" table:style-name="ce1">
            <text:p>0.011677723</text:p>
          </table:table-cell>
          <table:table-cell office:value-type="float" office:value="0.28861203499400001" table:style-name="ce1">
            <text:p>0.288612035</text:p>
          </table:table-cell>
          <table:table-cell office:value-type="float" office:value="0.289243040748" table:style-name="ce1">
            <text:p>0.289243041</text:p>
          </table:table-cell>
          <table:table-cell office:value-type="float" office:value="0.28835716642199999" table:style-name="ce1">
            <text:p>0.288357166</text:p>
          </table:table-cell>
          <table:table-cell office:value-type="float" office:value="0.28873741405466663" table:formula="of:=AVERAGE([.F16:.H16])" table:style-name="ce1">
            <text:p>0.288737414</text:p>
          </table:table-cell>
          <table:table-cell office:value-type="float" office:value="0.21850396418199999" table:style-name="ce1">
            <text:p>0.218503964</text:p>
          </table:table-cell>
          <table:table-cell office:value-type="float" office:value="0.218732892624" table:style-name="ce1">
            <text:p>0.218732893</text:p>
          </table:table-cell>
          <table:table-cell office:value-type="float" office:value="0.21893446170600001" table:style-name="ce1">
            <text:p>0.218934462</text:p>
          </table:table-cell>
          <table:table-cell office:value-type="float" office:value="0.21872377283733332" table:formula="of:=AVERAGE([.J16:.L16])" table:style-name="ce1">
            <text:p>0.218723773</text:p>
          </table:table-cell>
          <table:table-cell table:number-columns-repeated="16371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9.1438747145099995E-3" table:style-name="ce1">
            <text:p>0.009143875</text:p>
          </table:table-cell>
          <table:table-cell office:value-type="float" office:value="9.0111722684900007E-3" table:style-name="ce1">
            <text:p>0.009011172</text:p>
          </table:table-cell>
          <table:table-cell office:value-type="float" office:value="9.5216124657699994E-3" table:style-name="ce1">
            <text:p>0.009521612</text:p>
          </table:table-cell>
          <table:table-cell office:value-type="float" office:value="9.2255531495899993E-3" table:formula="of:=AVERAGE([.B17:.D17])" table:style-name="ce1">
            <text:p>0.009225553</text:p>
          </table:table-cell>
          <table:table-cell office:value-type="float" office:value="0.26548778026600001" table:style-name="ce1">
            <text:p>0.26548778</text:p>
          </table:table-cell>
          <table:table-cell office:value-type="float" office:value="0.26470172610999998" table:style-name="ce1">
            <text:p>0.264701726</text:p>
          </table:table-cell>
          <table:table-cell office:value-type="float" office:value="0.265483737356" table:style-name="ce1">
            <text:p>0.265483737</text:p>
          </table:table-cell>
          <table:table-cell office:value-type="float" office:value="0.26522441457733331" table:formula="of:=AVERAGE([.F17:.H17])" table:style-name="ce1">
            <text:p>0.265224415</text:p>
          </table:table-cell>
          <table:table-cell office:value-type="float" office:value="0.20237623477" table:style-name="ce1">
            <text:p>0.202376235</text:p>
          </table:table-cell>
          <table:table-cell office:value-type="float" office:value="0.202742104102" table:style-name="ce1">
            <text:p>0.202742104</text:p>
          </table:table-cell>
          <table:table-cell office:value-type="float" office:value="0.203904873047" table:style-name="ce1">
            <text:p>0.203904873</text:p>
          </table:table-cell>
          <table:table-cell office:value-type="float" office:value="0.20300773730633334" table:formula="of:=AVERAGE([.J17:.L17])" table:style-name="ce1">
            <text:p>0.203007737</text:p>
          </table:table-cell>
          <table:table-cell table:number-columns-repeated="16371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7.4120596556499999E-3" table:style-name="ce1">
            <text:p>0.00741206</text:p>
          </table:table-cell>
          <table:table-cell office:value-type="float" office:value="7.2307580412000003E-3" table:style-name="ce1">
            <text:p>0.007230758</text:p>
          </table:table-cell>
          <table:table-cell office:value-type="float" office:value="7.5226183801900002E-3" table:style-name="ce1">
            <text:p>0.007522618</text:p>
          </table:table-cell>
          <table:table-cell office:value-type="float" office:value="7.3884786923466665E-3" table:formula="of:=AVERAGE([.B18:.D18])" table:style-name="ce1">
            <text:p>0.007388479</text:p>
          </table:table-cell>
          <table:table-cell office:value-type="float" office:value="0.24332114993500001" table:style-name="ce1">
            <text:p>0.24332115</text:p>
          </table:table-cell>
          <table:table-cell office:value-type="float" office:value="0.243220373711" table:style-name="ce1">
            <text:p>0.243220374</text:p>
          </table:table-cell>
          <table:table-cell office:value-type="float" office:value="0.24424476617999999" table:style-name="ce1">
            <text:p>0.244244766</text:p>
          </table:table-cell>
          <table:table-cell office:value-type="float" office:value="0.24359542994200001" table:formula="of:=AVERAGE([.F18:.H18])" table:style-name="ce1">
            <text:p>0.24359543</text:p>
          </table:table-cell>
          <table:table-cell office:value-type="float" office:value="0.18880144265500001" table:style-name="ce1">
            <text:p>0.188801443</text:p>
          </table:table-cell>
          <table:table-cell office:value-type="float" office:value="0.18805764586099999" table:style-name="ce1">
            <text:p>0.188057646</text:p>
          </table:table-cell>
          <table:table-cell office:value-type="float" office:value="0.18789914624199999" table:style-name="ce1">
            <text:p>0.187899146</text:p>
          </table:table-cell>
          <table:table-cell office:value-type="float" office:value="0.18825274491933333" table:formula="of:=AVERAGE([.J18:.L18])" table:style-name="ce1">
            <text:p>0.188252745</text:p>
          </table:table-cell>
          <table:table-cell table:number-columns-repeated="16371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5.5300916376200002E-3" table:style-name="ce1">
            <text:p>0.005530092</text:p>
          </table:table-cell>
          <table:table-cell office:value-type="float" office:value="5.1623039820600002E-3" table:style-name="ce1">
            <text:p>0.005162304</text:p>
          </table:table-cell>
          <table:table-cell office:value-type="float" office:value="5.6108869398499997E-3" table:style-name="ce1">
            <text:p>0.005610887</text:p>
          </table:table-cell>
          <table:table-cell office:value-type="float" office:value="5.4344275198433337E-3" table:formula="of:=AVERAGE([.B19:.D19])" table:style-name="ce1">
            <text:p>0.005434428</text:p>
          </table:table-cell>
          <table:table-cell office:value-type="float" office:value="0.22122591512500001" table:style-name="ce1">
            <text:p>0.221225915</text:p>
          </table:table-cell>
          <table:table-cell office:value-type="float" office:value="0.22218858314100001" table:style-name="ce1">
            <text:p>0.222188583</text:p>
          </table:table-cell>
          <table:table-cell office:value-type="float" office:value="0.22101894513500001" table:style-name="ce1">
            <text:p>0.221018945</text:p>
          </table:table-cell>
          <table:table-cell office:value-type="float" office:value="0.22147781446699999" table:formula="of:=AVERAGE([.F19:.H19])" table:style-name="ce1">
            <text:p>0.221477814</text:p>
          </table:table-cell>
          <table:table-cell office:value-type="float" office:value="0.17287452026299999" table:style-name="ce1">
            <text:p>0.17287452</text:p>
          </table:table-cell>
          <table:table-cell office:value-type="float" office:value="0.17254436208999999" table:style-name="ce1">
            <text:p>0.172544362</text:p>
          </table:table-cell>
          <table:table-cell office:value-type="float" office:value="0.17393270340200001" table:style-name="ce1">
            <text:p>0.173932703</text:p>
          </table:table-cell>
          <table:table-cell office:value-type="float" office:value="0.17311719525166666" table:formula="of:=AVERAGE([.J19:.L19])" table:style-name="ce1">
            <text:p>0.173117195</text:p>
          </table:table-cell>
          <table:table-cell table:number-columns-repeated="16371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4.5093764725700003E-3" table:style-name="ce1">
            <text:p>0.004509376</text:p>
          </table:table-cell>
          <table:table-cell office:value-type="float" office:value="4.0500668126099999E-3" table:style-name="ce1">
            <text:p>0.004050067</text:p>
          </table:table-cell>
          <table:table-cell office:value-type="float" office:value="4.1445348237300001E-3" table:style-name="ce1">
            <text:p>0.004144535</text:p>
          </table:table-cell>
          <table:table-cell office:value-type="float" office:value="4.2346593696366668E-3" table:formula="of:=AVERAGE([.B20:.D20])" table:style-name="ce1">
            <text:p>0.004234659</text:p>
          </table:table-cell>
          <table:table-cell office:value-type="float" office:value="0.20211892580800001" table:style-name="ce1">
            <text:p>0.202118926</text:p>
          </table:table-cell>
          <table:table-cell office:value-type="float" office:value="0.20250171263399999" table:style-name="ce1">
            <text:p>0.202501713</text:p>
          </table:table-cell>
          <table:table-cell office:value-type="float" office:value="0.20139436164300001" table:style-name="ce1">
            <text:p>0.201394362</text:p>
          </table:table-cell>
          <table:table-cell office:value-type="float" office:value="0.20200500002833333" table:formula="of:=AVERAGE([.F20:.H20])" table:style-name="ce1">
            <text:p>0.202005</text:p>
          </table:table-cell>
          <table:table-cell office:value-type="float" office:value="0.15971150421499999" table:style-name="ce1">
            <text:p>0.159711504</text:p>
          </table:table-cell>
          <table:table-cell office:value-type="float" office:value="0.158798086393" table:style-name="ce1">
            <text:p>0.158798086</text:p>
          </table:table-cell>
          <table:table-cell office:value-type="float" office:value="0.159269126437" table:style-name="ce1">
            <text:p>0.159269126</text:p>
          </table:table-cell>
          <table:table-cell office:value-type="float" office:value="0.15925957234833332" table:formula="of:=AVERAGE([.J20:.L20])" table:style-name="ce1">
            <text:p>0.159259572</text:p>
          </table:table-cell>
          <table:table-cell table:number-columns-repeated="16371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3.8359912183200001E-3" table:style-name="ce1">
            <text:p>0.003835991</text:p>
          </table:table-cell>
          <table:table-cell office:value-type="float" office:value="3.77181296532E-3" table:style-name="ce1">
            <text:p>0.003771813</text:p>
          </table:table-cell>
          <table:table-cell office:value-type="float" office:value="3.5488251043499998E-3" table:style-name="ce1">
            <text:p>0.003548825</text:p>
          </table:table-cell>
          <table:table-cell office:value-type="float" office:value="3.7188764293299998E-3" table:formula="of:=AVERAGE([.B21:.D21])" table:style-name="ce1">
            <text:p>0.003718876</text:p>
          </table:table-cell>
          <table:table-cell office:value-type="float" office:value="0.18362028744100001" table:style-name="ce1">
            <text:p>0.183620287</text:p>
          </table:table-cell>
          <table:table-cell office:value-type="float" office:value="0.184758534822" table:style-name="ce1">
            <text:p>0.184758535</text:p>
          </table:table-cell>
          <table:table-cell office:value-type="float" office:value="0.18470436873400001" table:style-name="ce1">
            <text:p>0.184704369</text:p>
          </table:table-cell>
          <table:table-cell office:value-type="float" office:value="0.18436106366566665" table:formula="of:=AVERAGE([.F21:.H21])" table:style-name="ce1">
            <text:p>0.184361064</text:p>
          </table:table-cell>
          <table:table-cell office:value-type="float" office:value="0.14649453911999999" table:style-name="ce1">
            <text:p>0.146494539</text:p>
          </table:table-cell>
          <table:table-cell office:value-type="float" office:value="0.14672187677099999" table:style-name="ce1">
            <text:p>0.146721877</text:p>
          </table:table-cell>
          <table:table-cell office:value-type="float" office:value="0.14688696128000001" table:style-name="ce1">
            <text:p>0.146886961</text:p>
          </table:table-cell>
          <table:table-cell office:value-type="float" office:value="0.14670112572366667" table:formula="of:=AVERAGE([.J21:.L21])" table:style-name="ce1">
            <text:p>0.146701126</text:p>
          </table:table-cell>
          <table:table-cell table:number-columns-repeated="16371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2.2306662881099999E-3" table:style-name="ce1">
            <text:p>0.002230666</text:p>
          </table:table-cell>
          <table:table-cell office:value-type="float" office:value="2.2161513166000001E-3" table:style-name="ce1">
            <text:p>0.002216151</text:p>
          </table:table-cell>
          <table:table-cell office:value-type="float" office:value="2.5704563684399999E-3" table:style-name="ce1">
            <text:p>0.002570456</text:p>
          </table:table-cell>
          <table:table-cell office:value-type="float" office:value="2.3390913243833329E-3" table:formula="of:=AVERAGE([.B22:.D22])" table:style-name="ce1">
            <text:p>0.002339091</text:p>
          </table:table-cell>
          <table:table-cell office:value-type="float" office:value="0.16597845378000001" table:style-name="ce1">
            <text:p>0.165978454</text:p>
          </table:table-cell>
          <table:table-cell office:value-type="float" office:value="0.164482593614" table:style-name="ce1">
            <text:p>0.164482594</text:p>
          </table:table-cell>
          <table:table-cell office:value-type="float" office:value="0.16564206216899999" table:style-name="ce1">
            <text:p>0.165642062</text:p>
          </table:table-cell>
          <table:table-cell office:value-type="float" office:value="0.16536770318766666" table:formula="of:=AVERAGE([.F22:.H22])" table:style-name="ce1">
            <text:p>0.165367703</text:p>
          </table:table-cell>
          <table:table-cell office:value-type="float" office:value="0.132248592034" table:style-name="ce1">
            <text:p>0.132248592</text:p>
          </table:table-cell>
          <table:table-cell office:value-type="float" office:value="0.13291313482600001" table:style-name="ce1">
            <text:p>0.132913135</text:p>
          </table:table-cell>
          <table:table-cell office:value-type="float" office:value="0.13258513122599999" table:style-name="ce1">
            <text:p>0.132585131</text:p>
          </table:table-cell>
          <table:table-cell office:value-type="float" office:value="0.13258228602866665" table:formula="of:=AVERAGE([.J22:.L22])" table:style-name="ce1">
            <text:p>0.132582286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607224209899999E-3" table:style-name="ce1">
            <text:p>0.002060722</text:p>
          </table:table-cell>
          <table:table-cell office:value-type="float" office:value="1.9414102751800001E-3" table:style-name="ce1">
            <text:p>0.00194141</text:p>
          </table:table-cell>
          <table:table-cell office:value-type="float" office:value="2.0054482242700001E-3" table:style-name="ce1">
            <text:p>0.002005448</text:p>
          </table:table-cell>
          <table:table-cell office:value-type="float" office:value="2.0025269734800003E-3" table:formula="of:=AVERAGE([.B23:.D23])" table:style-name="ce1">
            <text:p>0.002002527</text:p>
          </table:table-cell>
          <table:table-cell office:value-type="float" office:value="0.15113405549100001" table:style-name="ce1">
            <text:p>0.151134055</text:p>
          </table:table-cell>
          <table:table-cell office:value-type="float" office:value="0.150109251236" table:style-name="ce1">
            <text:p>0.150109251</text:p>
          </table:table-cell>
          <table:table-cell office:value-type="float" office:value="0.14972827147000001" table:style-name="ce1">
            <text:p>0.149728271</text:p>
          </table:table-cell>
          <table:table-cell office:value-type="float" office:value="0.150323859399" table:formula="of:=AVERAGE([.F23:.H23])" table:style-name="ce1">
            <text:p>0.150323859</text:p>
          </table:table-cell>
          <table:table-cell office:value-type="float" office:value="0.121131410698" table:style-name="ce1">
            <text:p>0.121131411</text:p>
          </table:table-cell>
          <table:table-cell office:value-type="float" office:value="0.12127389146000001" table:style-name="ce1">
            <text:p>0.121273891</text:p>
          </table:table-cell>
          <table:table-cell office:value-type="float" office:value="0.121166103563" table:style-name="ce1">
            <text:p>0.121166104</text:p>
          </table:table-cell>
          <table:table-cell office:value-type="float" office:value="0.12119046857366667" table:formula="of:=AVERAGE([.J23:.L23])" table:style-name="ce1">
            <text:p>0.121190469</text:p>
          </table:table-cell>
          <table:table-cell table:number-columns-repeated="1637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71285994517" table:style-name="ce1">
            <text:p>0.171285995</text:p>
          </table:table-cell>
          <table:table-cell office:value-type="float" office:value="0.17101443035" table:style-name="ce1">
            <text:p>0.17101443</text:p>
          </table:table-cell>
          <table:table-cell office:value-type="float" office:value="0.17147514082900001" table:style-name="ce1">
            <text:p>0.171475141</text:p>
          </table:table-cell>
          <table:table-cell office:value-type="float" office:value="0.17125852189866664" table:formula="of:=AVERAGE([.B24:.D24])" table:style-name="ce1">
            <text:p>0.171258522</text:p>
          </table:table-cell>
          <table:table-cell office:value-type="float" office:value="0.28209782274299999" table:style-name="ce1">
            <text:p>0.282097823</text:p>
          </table:table-cell>
          <table:table-cell office:value-type="float" office:value="0.28181316468399997" table:style-name="ce1">
            <text:p>0.281813165</text:p>
          </table:table-cell>
          <table:table-cell office:value-type="float" office:value="0.28162526532900001" table:style-name="ce1">
            <text:p>0.281625265</text:p>
          </table:table-cell>
          <table:table-cell office:value-type="float" office:value="0.28184541758533332" table:formula="of:=AVERAGE([.F24:.H24])" table:style-name="ce1">
            <text:p>0.281845418</text:p>
          </table:table-cell>
          <table:table-cell office:value-type="float" office:value="0.22713786707299999" table:style-name="ce1">
            <text:p>0.227137867</text:p>
          </table:table-cell>
          <table:table-cell office:value-type="float" office:value="0.227517078091" table:style-name="ce1">
            <text:p>0.227517078</text:p>
          </table:table-cell>
          <table:table-cell office:value-type="float" office:value="0.22751964102800001" table:style-name="ce1">
            <text:p>0.227519641</text:p>
          </table:table-cell>
          <table:table-cell office:value-type="float" office:value="0.22739152873066668" table:formula="of:=AVERAGE([.J24:.L24])" table:style-name="ce1">
            <text:p>0.227391529</text:p>
          </table:table-cell>
          <table:table-cell table:number-columns-repeated="16371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1.2031975159999999E-3" table:style-name="ce1">
            <text:p>0.001203198</text:p>
          </table:table-cell>
          <table:table-cell office:value-type="float" office:value="1.48493579141E-3" table:style-name="ce1">
            <text:p>0.001484936</text:p>
          </table:table-cell>
          <table:table-cell office:value-type="float" office:value="1.42026249428E-3" table:style-name="ce1">
            <text:p>0.001420262</text:p>
          </table:table-cell>
          <table:table-cell office:value-type="float" office:value="1.3694652672299999E-3" table:formula="of:=AVERAGE([.B25:.D25])" table:style-name="ce1">
            <text:p>0.001369465</text:p>
          </table:table-cell>
          <table:table-cell office:value-type="float" office:value="0.133731048179" table:style-name="ce1">
            <text:p>0.133731048</text:p>
          </table:table-cell>
          <table:table-cell office:value-type="float" office:value="0.13431467528499999" table:style-name="ce1">
            <text:p>0.134314675</text:p>
          </table:table-cell>
          <table:table-cell office:value-type="float" office:value="0.13446574102799999" table:style-name="ce1">
            <text:p>0.134465741</text:p>
          </table:table-cell>
          <table:table-cell office:value-type="float" office:value="0.13417048816400001" table:formula="of:=AVERAGE([.F25:.H25])" table:style-name="ce1">
            <text:p>0.134170488</text:p>
          </table:table-cell>
          <table:table-cell office:value-type="float" office:value="0.109547296271" table:style-name="ce1">
            <text:p>0.109547296</text:p>
          </table:table-cell>
          <table:table-cell office:value-type="float" office:value="0.11023456009099999" table:style-name="ce1">
            <text:p>0.11023456</text:p>
          </table:table-cell>
          <table:table-cell office:value-type="float" office:value="0.110665943096" table:style-name="ce1">
            <text:p>0.110665943</text:p>
          </table:table-cell>
          <table:table-cell office:value-type="float" office:value="0.11014926648599999" table:formula="of:=AVERAGE([.J25:.L25])" table:style-name="ce1">
            <text:p>0.110149266</text:p>
          </table:table-cell>
          <table:table-cell table:number-columns-repeated="16371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.38889275581E-3" table:style-name="ce1">
            <text:p>0.001388893</text:p>
          </table:table-cell>
          <table:table-cell office:value-type="float" office:value="1.13599182086E-3" table:style-name="ce1">
            <text:p>0.001135992</text:p>
          </table:table-cell>
          <table:table-cell office:value-type="float" office:value="1.3322378525700001E-3" table:style-name="ce1">
            <text:p>0.001332238</text:p>
          </table:table-cell>
          <table:table-cell office:value-type="float" office:value="1.2857074764133331E-3" table:formula="of:=AVERAGE([.B26:.D26])" table:style-name="ce1">
            <text:p>0.001285707</text:p>
          </table:table-cell>
          <table:table-cell office:value-type="float" office:value="0.122038737962" table:style-name="ce1">
            <text:p>0.122038738</text:p>
          </table:table-cell>
          <table:table-cell office:value-type="float" office:value="0.12081126825999999" table:style-name="ce1">
            <text:p>0.120811268</text:p>
          </table:table-cell>
          <table:table-cell office:value-type="float" office:value="0.122075921053" table:style-name="ce1">
            <text:p>0.122075921</text:p>
          </table:table-cell>
          <table:table-cell office:value-type="float" office:value="0.12164197575833331" table:formula="of:=AVERAGE([.F26:.H26])" table:style-name="ce1">
            <text:p>0.121641976</text:p>
          </table:table-cell>
          <table:table-cell office:value-type="float" office:value="0.100043839579" table:style-name="ce1">
            <text:p>0.10004384</text:p>
          </table:table-cell>
          <table:table-cell office:value-type="float" office:value="0.100633210653" table:style-name="ce1">
            <text:p>0.100633211</text:p>
          </table:table-cell>
          <table:table-cell office:value-type="float" office:value="9.9823988735300004E-2" table:style-name="ce1">
            <text:p>0.099823989</text:p>
          </table:table-cell>
          <table:table-cell office:value-type="float" office:value="0.10016701298910001" table:formula="of:=AVERAGE([.J26:.L26])" table:style-name="ce1">
            <text:p>0.100167013</text:p>
          </table:table-cell>
          <table:table-cell table:number-columns-repeated="16371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8.6264436452200002E-4" table:style-name="ce1">
            <text:p>0.000862644</text:p>
          </table:table-cell>
          <table:table-cell office:value-type="float" office:value="9.6150129075000005E-4" table:style-name="ce1">
            <text:p>0.000961501</text:p>
          </table:table-cell>
          <table:table-cell office:value-type="float" office:value="1.4636274437299999E-3" table:style-name="ce1">
            <text:p>0.001463627</text:p>
          </table:table-cell>
          <table:table-cell office:value-type="float" office:value="1.0959243663340001E-3" table:formula="of:=AVERAGE([.B27:.D27])" table:style-name="ce1">
            <text:p>0.001095924</text:p>
          </table:table-cell>
          <table:table-cell office:value-type="float" office:value="0.109370794127" table:style-name="ce1">
            <text:p>0.109370794</text:p>
          </table:table-cell>
          <table:table-cell office:value-type="float" office:value="0.109480105972" table:style-name="ce1">
            <text:p>0.109480106</text:p>
          </table:table-cell>
          <table:table-cell office:value-type="float" office:value="0.108567325539" table:style-name="ce1">
            <text:p>0.108567326</text:p>
          </table:table-cell>
          <table:table-cell office:value-type="float" office:value="0.109139408546" table:formula="of:=AVERAGE([.F27:.H27])" table:style-name="ce1">
            <text:p>0.109139409</text:p>
          </table:table-cell>
          <table:table-cell office:value-type="float" office:value="9.01176191668E-2" table:style-name="ce1">
            <text:p>0.090117619</text:p>
          </table:table-cell>
          <table:table-cell office:value-type="float" office:value="9.1412314169199996E-2" table:style-name="ce1">
            <text:p>0.091412314</text:p>
          </table:table-cell>
          <table:table-cell office:value-type="float" office:value="9.0998887125600003E-2" table:style-name="ce1">
            <text:p>0.090998887</text:p>
          </table:table-cell>
          <table:table-cell office:value-type="float" office:value="9.0842940153866666E-2" table:formula="of:=AVERAGE([.J27:.L27])" table:style-name="ce1">
            <text:p>0.09084294</text:p>
          </table:table-cell>
          <table:table-cell table:number-columns-repeated="16371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6.8942341278499996E-4" table:style-name="ce1">
            <text:p>0.000689423</text:p>
          </table:table-cell>
          <table:table-cell office:value-type="float" office:value="6.2821749229199995E-4" table:style-name="ce1">
            <text:p>0.000628217</text:p>
          </table:table-cell>
          <table:table-cell office:value-type="float" office:value="6.6887497266800004E-4" table:style-name="ce1">
            <text:p>0.000668875</text:p>
          </table:table-cell>
          <table:table-cell office:value-type="float" office:value="6.6217195924833346E-4" table:formula="of:=AVERAGE([.B28:.D28])" table:style-name="ce1">
            <text:p>0.000662172</text:p>
          </table:table-cell>
          <table:table-cell office:value-type="float" office:value="9.7102311387399998E-2" table:style-name="ce1">
            <text:p>0.097102311</text:p>
          </table:table-cell>
          <table:table-cell office:value-type="float" office:value="9.7198512679399995E-2" table:style-name="ce1">
            <text:p>0.097198513</text:p>
          </table:table-cell>
          <table:table-cell office:value-type="float" office:value="9.7258255117399994E-2" table:style-name="ce1">
            <text:p>0.097258255</text:p>
          </table:table-cell>
          <table:table-cell office:value-type="float" office:value="9.7186359728066662E-2" table:formula="of:=AVERAGE([.F28:.H28])" table:style-name="ce1">
            <text:p>0.09718636</text:p>
          </table:table-cell>
          <table:table-cell office:value-type="float" office:value="8.1593289980799996E-2" table:style-name="ce1">
            <text:p>0.08159329</text:p>
          </table:table-cell>
          <table:table-cell office:value-type="float" office:value="8.1005008063799996E-2" table:style-name="ce1">
            <text:p>0.081005008</text:p>
          </table:table-cell>
          <table:table-cell office:value-type="float" office:value="8.16100581085E-2" table:style-name="ce1">
            <text:p>0.081610058</text:p>
          </table:table-cell>
          <table:table-cell office:value-type="float" office:value="8.1402785384366669E-2" table:formula="of:=AVERAGE([.J28:.L28])" table:style-name="ce1">
            <text:p>0.081402785</text:p>
          </table:table-cell>
          <table:table-cell table:number-columns-repeated="16371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1.0101009041900001E-3" table:style-name="ce1">
            <text:p>0.001010101</text:p>
          </table:table-cell>
          <table:table-cell office:value-type="float" office:value="7.0368963380100004E-4" table:style-name="ce1">
            <text:p>0.00070369</text:p>
          </table:table-cell>
          <table:table-cell office:value-type="float" office:value="4.6601442633500002E-4" table:style-name="ce1">
            <text:p>0.000466014</text:p>
          </table:table-cell>
          <table:table-cell office:value-type="float" office:value="7.2660165477533335E-4" table:formula="of:=AVERAGE([.B29:.D29])" table:style-name="ce1">
            <text:p>0.000726602</text:p>
          </table:table-cell>
          <table:table-cell office:value-type="float" office:value="8.6247707550600003E-2" table:style-name="ce1">
            <text:p>0.086247708</text:p>
          </table:table-cell>
          <table:table-cell office:value-type="float" office:value="8.65820747354E-2" table:style-name="ce1">
            <text:p>0.086582075</text:p>
          </table:table-cell>
          <table:table-cell office:value-type="float" office:value="8.6557325901000001E-2" table:style-name="ce1">
            <text:p>0.086557326</text:p>
          </table:table-cell>
          <table:table-cell office:value-type="float" office:value="8.6462369395666663E-2" table:formula="of:=AVERAGE([.F29:.H29])" table:style-name="ce1">
            <text:p>0.086462369</text:p>
          </table:table-cell>
          <table:table-cell office:value-type="float" office:value="7.2987487659200004E-2" table:style-name="ce1">
            <text:p>0.072987488</text:p>
          </table:table-cell>
          <table:table-cell office:value-type="float" office:value="7.2908454479500007E-2" table:style-name="ce1">
            <text:p>0.072908454</text:p>
          </table:table-cell>
          <table:table-cell office:value-type="float" office:value="7.3107989556499997E-2" table:style-name="ce1">
            <text:p>0.07310799</text:p>
          </table:table-cell>
          <table:table-cell office:value-type="float" office:value="7.300131056506666E-2" table:formula="of:=AVERAGE([.J29:.L29])" table:style-name="ce1">
            <text:p>0.073001311</text:p>
          </table:table-cell>
          <table:table-cell table:number-columns-repeated="16371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7.0622117802399999E-4" table:style-name="ce1">
            <text:p>0.000706221</text:p>
          </table:table-cell>
          <table:table-cell office:value-type="float" office:value="2.92131977004E-4" table:style-name="ce1">
            <text:p>0.000292132</text:p>
          </table:table-cell>
          <table:table-cell office:value-type="float" office:value="5.61946455724E-4" table:style-name="ce1">
            <text:p>0.000561946</text:p>
          </table:table-cell>
          <table:table-cell office:value-type="float" office:value="5.2009987025066666E-4" table:formula="of:=AVERAGE([.B30:.D30])" table:style-name="ce1">
            <text:p>0.0005201</text:p>
          </table:table-cell>
          <table:table-cell office:value-type="float" office:value="7.5895191510599994E-2" table:style-name="ce1">
            <text:p>0.075895192</text:p>
          </table:table-cell>
          <table:table-cell office:value-type="float" office:value="7.6034078054400003E-2" table:style-name="ce1">
            <text:p>0.076034078</text:p>
          </table:table-cell>
          <table:table-cell office:value-type="float" office:value="7.5795625045899997E-2" table:style-name="ce1">
            <text:p>0.075795625</text:p>
          </table:table-cell>
          <table:table-cell office:value-type="float" office:value="7.5908298203633331E-2" table:formula="of:=AVERAGE([.F30:.H30])" table:style-name="ce1">
            <text:p>0.075908298</text:p>
          </table:table-cell>
          <table:table-cell office:value-type="float" office:value="6.41968896968E-2" table:style-name="ce1">
            <text:p>0.06419689</text:p>
          </table:table-cell>
          <table:table-cell office:value-type="float" office:value="6.4994758777700001E-2" table:style-name="ce1">
            <text:p>0.064994759</text:p>
          </table:table-cell>
          <table:table-cell office:value-type="float" office:value="6.5170393537400007E-2" table:style-name="ce1">
            <text:p>0.065170394</text:p>
          </table:table-cell>
          <table:table-cell office:value-type="float" office:value="6.4787347337300003E-2" table:formula="of:=AVERAGE([.J30:.L30])" table:style-name="ce1">
            <text:p>0.064787347</text:p>
          </table:table-cell>
          <table:table-cell table:number-columns-repeated="16371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8.0573735261199998E-4" table:style-name="ce1">
            <text:p>0.000805737</text:p>
          </table:table-cell>
          <table:table-cell office:value-type="float" office:value="4.02971787538E-4" table:style-name="ce1">
            <text:p>0.000402972</text:p>
          </table:table-cell>
          <table:table-cell office:value-type="float" office:value="3.9556197212100002E-4" table:style-name="ce1">
            <text:p>0.000395562</text:p>
          </table:table-cell>
          <table:table-cell office:value-type="float" office:value="5.3475703742366667E-4" table:formula="of:=AVERAGE([.B31:.D31])" table:style-name="ce1">
            <text:p>0.000534757</text:p>
          </table:table-cell>
          <table:table-cell office:value-type="float" office:value="6.8990444146999994E-2" table:style-name="ce1">
            <text:p>0.068990444</text:p>
          </table:table-cell>
          <table:table-cell office:value-type="float" office:value="6.8875759476799997E-2" table:style-name="ce1">
            <text:p>0.068875759</text:p>
          </table:table-cell>
          <table:table-cell office:value-type="float" office:value="6.8375809270900006E-2" table:style-name="ce1">
            <text:p>0.068375809</text:p>
          </table:table-cell>
          <table:table-cell office:value-type="float" office:value="6.8747337631566666E-2" table:formula="of:=AVERAGE([.F31:.H31])" table:style-name="ce1">
            <text:p>0.068747338</text:p>
          </table:table-cell>
          <table:table-cell office:value-type="float" office:value="5.7839262674199997E-2" table:style-name="ce1">
            <text:p>0.057839263</text:p>
          </table:table-cell>
          <table:table-cell office:value-type="float" office:value="5.8010661658700002E-2" table:style-name="ce1">
            <text:p>0.058010662</text:p>
          </table:table-cell>
          <table:table-cell office:value-type="float" office:value="5.85193672383E-2" table:style-name="ce1">
            <text:p>0.058519367</text:p>
          </table:table-cell>
          <table:table-cell office:value-type="float" office:value="5.8123097190400007E-2" table:formula="of:=AVERAGE([.J31:.L31])" table:style-name="ce1">
            <text:p>0.058123097</text:p>
          </table:table-cell>
          <table:table-cell table:number-columns-repeated="16371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2.16327923073E-4" table:style-name="ce1">
            <text:p>0.000216328</text:p>
          </table:table-cell>
          <table:table-cell office:value-type="float" office:value="5.9548691466799997E-4" table:style-name="ce1">
            <text:p>0.000595487</text:p>
          </table:table-cell>
          <table:table-cell office:value-type="float" office:value="1.9761499976899999E-4" table:style-name="ce1">
            <text:p>0.000197615</text:p>
          </table:table-cell>
          <table:table-cell office:value-type="float" office:value="3.3647661250333331E-4" table:formula="of:=AVERAGE([.B32:.D32])" table:style-name="ce1">
            <text:p>0.000336477</text:p>
          </table:table-cell>
          <table:table-cell office:value-type="float" office:value="6.0124363679699998E-2" table:style-name="ce1">
            <text:p>0.060124364</text:p>
          </table:table-cell>
          <table:table-cell office:value-type="float" office:value="6.0526275739800003E-2" table:style-name="ce1">
            <text:p>0.060526276</text:p>
          </table:table-cell>
          <table:table-cell office:value-type="float" office:value="6.0371752998600002E-2" table:style-name="ce1">
            <text:p>0.060371753</text:p>
          </table:table-cell>
          <table:table-cell office:value-type="float" office:value="6.0340797472699999E-2" table:formula="of:=AVERAGE([.F32:.H32])" table:style-name="ce1">
            <text:p>0.060340797</text:p>
          </table:table-cell>
          <table:table-cell office:value-type="float" office:value="5.2372463493299999E-2" table:style-name="ce1">
            <text:p>0.052372463</text:p>
          </table:table-cell>
          <table:table-cell office:value-type="float" office:value="5.1524295236699998E-2" table:style-name="ce1">
            <text:p>0.051524295</text:p>
          </table:table-cell>
          <table:table-cell office:value-type="float" office:value="5.2172955986800003E-2" table:style-name="ce1">
            <text:p>0.052172956</text:p>
          </table:table-cell>
          <table:table-cell office:value-type="float" office:value="5.2023238238933338E-2" table:formula="of:=AVERAGE([.J32:.L32])" table:style-name="ce1">
            <text:p>0.052023238</text:p>
          </table:table-cell>
          <table:table-cell table:number-columns-repeated="16371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5.2254543737300003E-4" table:style-name="ce1">
            <text:p>0.000522545</text:p>
          </table:table-cell>
          <table:table-cell office:value-type="float" office:value="5.1434414244399998E-4" table:style-name="ce1">
            <text:p>0.000514344</text:p>
          </table:table-cell>
          <table:table-cell office:value-type="float" office:value="1.28724110412E-4" table:style-name="ce1">
            <text:p>0.000128724</text:p>
          </table:table-cell>
          <table:table-cell office:value-type="float" office:value="3.88537896743E-4" table:formula="of:=AVERAGE([.B33:.D33])" table:style-name="ce1">
            <text:p>0.000388538</text:p>
          </table:table-cell>
          <table:table-cell office:value-type="float" office:value="5.27417786934E-2" table:style-name="ce1">
            <text:p>0.052741779</text:p>
          </table:table-cell>
          <table:table-cell office:value-type="float" office:value="5.3923569462599998E-2" table:style-name="ce1">
            <text:p>0.053923569</text:p>
          </table:table-cell>
          <table:table-cell office:value-type="float" office:value="5.3900928200200003E-2" table:style-name="ce1">
            <text:p>0.053900928</text:p>
          </table:table-cell>
          <table:table-cell office:value-type="float" office:value="5.3522092118733329E-2" table:formula="of:=AVERAGE([.F33:.H33])" table:style-name="ce1">
            <text:p>0.053522092</text:p>
          </table:table-cell>
          <table:table-cell office:value-type="float" office:value="4.6703917580400003E-2" table:style-name="ce1">
            <text:p>0.046703918</text:p>
          </table:table-cell>
          <table:table-cell office:value-type="float" office:value="4.5595503251200001E-2" table:style-name="ce1">
            <text:p>0.045595503</text:p>
          </table:table-cell>
          <table:table-cell office:value-type="float" office:value="4.6248995858599998E-2" table:style-name="ce1">
            <text:p>0.046248996</text:p>
          </table:table-cell>
          <table:table-cell office:value-type="float" office:value="4.6182805563400008E-2" table:formula="of:=AVERAGE([.J33:.L33])" table:style-name="ce1">
            <text:p>0.046182806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977930292799999E-4" table:style-name="ce1">
            <text:p>0.000179779</text:p>
          </table:table-cell>
          <table:table-cell office:value-type="float" office:value="1.19884738017E-4" table:style-name="ce1">
            <text:p>0.000119885</text:p>
          </table:table-cell>
          <table:table-cell office:value-type="float" office:value="2.7565950537900003E-4" table:style-name="ce1">
            <text:p>0.00027566</text:p>
          </table:table-cell>
          <table:table-cell office:value-type="float" office:value="1.9177451544133333E-4" table:formula="of:=AVERAGE([.B34:.D34])" table:style-name="ce1">
            <text:p>0.000191775</text:p>
          </table:table-cell>
          <table:table-cell office:value-type="float" office:value="4.8052645372399998E-2" table:style-name="ce1">
            <text:p>0.048052645</text:p>
          </table:table-cell>
          <table:table-cell office:value-type="float" office:value="4.67106579962E-2" table:style-name="ce1">
            <text:p>0.046710658</text:p>
          </table:table-cell>
          <table:table-cell office:value-type="float" office:value="4.7434394675599997E-2" table:style-name="ce1">
            <text:p>0.047434395</text:p>
          </table:table-cell>
          <table:table-cell office:value-type="float" office:value="4.7399232681400005E-2" table:formula="of:=AVERAGE([.F34:.H34])" table:style-name="ce1">
            <text:p>0.047399233</text:p>
          </table:table-cell>
          <table:table-cell office:value-type="float" office:value="4.0013427056299997E-2" table:style-name="ce1">
            <text:p>0.040013427</text:p>
          </table:table-cell>
          <table:table-cell office:value-type="float" office:value="4.1316932271700003E-2" table:style-name="ce1">
            <text:p>0.041316932</text:p>
          </table:table-cell>
          <table:table-cell office:value-type="float" office:value="4.1157458640799997E-2" table:style-name="ce1">
            <text:p>0.041157459</text:p>
          </table:table-cell>
          <table:table-cell office:value-type="float" office:value="4.0829272656266673E-2" table:formula="of:=AVERAGE([.J34:.L34])" table:style-name="ce1">
            <text:p>0.040829273</text:p>
          </table:table-cell>
          <table:table-cell table:number-columns-repeated="1637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0.188761925315" table:style-name="ce1">
            <text:p>0.188761925</text:p>
          </table:table-cell>
          <table:table-cell office:value-type="float" office:value="0.18839381189099999" table:style-name="ce1">
            <text:p>0.188393812</text:p>
          </table:table-cell>
          <table:table-cell office:value-type="float" office:value="0.18784449746599999" table:style-name="ce1">
            <text:p>0.187844497</text:p>
          </table:table-cell>
          <table:table-cell office:value-type="float" office:value="0.18833341155733332" table:formula="of:=AVERAGE([.B35:.D35])" table:style-name="ce1">
            <text:p>0.188333412</text:p>
          </table:table-cell>
          <table:table-cell office:value-type="float" office:value="0.35875004280599998" table:style-name="ce1">
            <text:p>0.358750043</text:p>
          </table:table-cell>
          <table:table-cell office:value-type="float" office:value="0.36000829423000003" table:style-name="ce1">
            <text:p>0.360008294</text:p>
          </table:table-cell>
          <table:table-cell office:value-type="float" office:value="0.359829817366" table:style-name="ce1">
            <text:p>0.359829817</text:p>
          </table:table-cell>
          <table:table-cell office:value-type="float" office:value="0.35952938480066665" table:formula="of:=AVERAGE([.F35:.H35])" table:style-name="ce1">
            <text:p>0.359529385</text:p>
          </table:table-cell>
          <table:table-cell office:value-type="float" office:value="0.27640439390600002" table:style-name="ce1">
            <text:p>0.276404394</text:p>
          </table:table-cell>
          <table:table-cell office:value-type="float" office:value="0.275630906979" table:style-name="ce1">
            <text:p>0.275630907</text:p>
          </table:table-cell>
          <table:table-cell office:value-type="float" office:value="0.27633847815200002" table:style-name="ce1">
            <text:p>0.276338478</text:p>
          </table:table-cell>
          <table:table-cell office:value-type="float" office:value="0.27612459301233333" table:formula="of:=AVERAGE([.J35:.L35])" table:style-name="ce1">
            <text:p>0.276124593</text:p>
          </table:table-cell>
          <table:table-cell table:number-columns-repeated="16371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4.5185686883199999E-4" table:style-name="ce1">
            <text:p>0.000451857</text:p>
          </table:table-cell>
          <table:table-cell office:value-type="float" office:value="2.95917290788E-4" table:style-name="ce1">
            <text:p>0.000295917</text:p>
          </table:table-cell>
          <table:table-cell office:value-type="float" office:value="8.6318824002200005E-5" table:style-name="ce1">
            <text:p>8.63188E-05</text:p>
          </table:table-cell>
          <table:table-cell office:value-type="float" office:value="2.7803099454073332E-4" table:formula="of:=AVERAGE([.B36:.D36])" table:style-name="ce1">
            <text:p>0.000278031</text:p>
          </table:table-cell>
          <table:table-cell office:value-type="float" office:value="4.0635614004099999E-2" table:style-name="ce1">
            <text:p>0.040635614</text:p>
          </table:table-cell>
          <table:table-cell office:value-type="float" office:value="4.0650687035999999E-2" table:style-name="ce1">
            <text:p>0.040650687</text:p>
          </table:table-cell>
          <table:table-cell office:value-type="float" office:value="4.0680407558699998E-2" table:style-name="ce1">
            <text:p>0.040680408</text:p>
          </table:table-cell>
          <table:table-cell office:value-type="float" office:value="4.0655569532933332E-2" table:formula="of:=AVERAGE([.F36:.H36])" table:style-name="ce1">
            <text:p>0.04065557</text:p>
          </table:table-cell>
          <table:table-cell office:value-type="float" office:value="3.5078417833899998E-2" table:style-name="ce1">
            <text:p>0.035078418</text:p>
          </table:table-cell>
          <table:table-cell office:value-type="float" office:value="3.5217954251200001E-2" table:style-name="ce1">
            <text:p>0.035217954</text:p>
          </table:table-cell>
          <table:table-cell office:value-type="float" office:value="3.5413243509700001E-2" table:style-name="ce1">
            <text:p>0.035413244</text:p>
          </table:table-cell>
          <table:table-cell office:value-type="float" office:value="3.5236538531600005E-2" table:formula="of:=AVERAGE([.J36:.L36])" table:style-name="ce1">
            <text:p>0.035236539</text:p>
          </table:table-cell>
          <table:table-cell table:number-columns-repeated="16371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3.8590238196599999E-4" table:style-name="ce1">
            <text:p>0.000385902</text:p>
          </table:table-cell>
          <table:table-cell office:value-type="float" office:value="5.4075128965999999E-4" table:style-name="ce1">
            <text:p>0.000540751</text:p>
          </table:table-cell>
          <table:table-cell office:value-type="float" office:value="2.2661825261500001E-4" table:style-name="ce1">
            <text:p>0.000226618</text:p>
          </table:table-cell>
          <table:table-cell office:value-type="float" office:value="3.8442397474699997E-4" table:formula="of:=AVERAGE([.B37:.D37])" table:style-name="ce1">
            <text:p>0.000384424</text:p>
          </table:table-cell>
          <table:table-cell office:value-type="float" office:value="3.63470497388E-2" table:style-name="ce1">
            <text:p>0.03634705</text:p>
          </table:table-cell>
          <table:table-cell office:value-type="float" office:value="3.6002175482700002E-2" table:style-name="ce1">
            <text:p>0.036002175</text:p>
          </table:table-cell>
          <table:table-cell office:value-type="float" office:value="3.6708209640000003E-2" table:style-name="ce1">
            <text:p>0.03670821</text:p>
          </table:table-cell>
          <table:table-cell office:value-type="float" office:value="3.6352478287166666E-2" table:formula="of:=AVERAGE([.F37:.H37])" table:style-name="ce1">
            <text:p>0.036352478</text:p>
          </table:table-cell>
          <table:table-cell office:value-type="float" office:value="3.2361238613799997E-2" table:style-name="ce1">
            <text:p>0.032361239</text:p>
          </table:table-cell>
          <table:table-cell office:value-type="float" office:value="3.1264819314500002E-2" table:style-name="ce1">
            <text:p>0.031264819</text:p>
          </table:table-cell>
          <table:table-cell office:value-type="float" office:value="3.2063354907399998E-2" table:style-name="ce1">
            <text:p>0.032063355</text:p>
          </table:table-cell>
          <table:table-cell office:value-type="float" office:value="3.1896470945233339E-2" table:formula="of:=AVERAGE([.J37:.L37])" table:style-name="ce1">
            <text:p>0.031896471</text:p>
          </table:table-cell>
          <table:table-cell table:number-columns-repeated="16371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.97888495339E-4" table:style-name="ce1">
            <text:p>0.000197888</text:p>
          </table:table-cell>
          <table:table-cell office:value-type="float" office:value="3.0980844500800003E-4" table:style-name="ce1">
            <text:p>0.000309808</text:p>
          </table:table-cell>
          <table:table-cell office:value-type="float" office:value="3.0138487209800002E-4" table:style-name="ce1">
            <text:p>0.000301385</text:p>
          </table:table-cell>
          <table:table-cell office:value-type="float" office:value="2.6969393748166667E-4" table:formula="of:=AVERAGE([.B38:.D38])" table:style-name="ce1">
            <text:p>0.000269694</text:p>
          </table:table-cell>
          <table:table-cell office:value-type="float" office:value="3.0870421899200001E-2" table:style-name="ce1">
            <text:p>0.030870422</text:p>
          </table:table-cell>
          <table:table-cell office:value-type="float" office:value="3.1197551482599999E-2" table:style-name="ce1">
            <text:p>0.031197551</text:p>
          </table:table-cell>
          <table:table-cell office:value-type="float" office:value="3.1217503729599999E-2" table:style-name="ce1">
            <text:p>0.031217504</text:p>
          </table:table-cell>
          <table:table-cell office:value-type="float" office:value="3.1095159037133335E-2" table:formula="of:=AVERAGE([.F38:.H38])" table:style-name="ce1">
            <text:p>0.031095159</text:p>
          </table:table-cell>
          <table:table-cell office:value-type="float" office:value="2.7607335565100002E-2" table:style-name="ce1">
            <text:p>0.027607336</text:p>
          </table:table-cell>
          <table:table-cell office:value-type="float" office:value="2.75163393065E-2" table:style-name="ce1">
            <text:p>0.027516339</text:p>
          </table:table-cell>
          <table:table-cell office:value-type="float" office:value="2.7420360930099998E-2" table:style-name="ce1">
            <text:p>0.027420361</text:p>
          </table:table-cell>
          <table:table-cell office:value-type="float" office:value="2.7514678600566667E-2" table:formula="of:=AVERAGE([.J38:.L38])" table:style-name="ce1">
            <text:p>0.027514679</text:p>
          </table:table-cell>
          <table:table-cell table:number-columns-repeated="16371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3.38569106703E-4" table:style-name="ce1">
            <text:p>0.000338569</text:p>
          </table:table-cell>
          <table:table-cell office:value-type="float" office:value="2.20018255355E-4" table:style-name="ce1">
            <text:p>0.000220018</text:p>
          </table:table-cell>
          <table:table-cell office:value-type="float" office:value="2.76723033538E-4" table:style-name="ce1">
            <text:p>0.000276723</text:p>
          </table:table-cell>
          <table:table-cell office:value-type="float" office:value="2.7843679853200003E-4" table:formula="of:=AVERAGE([.B39:.D39])" table:style-name="ce1">
            <text:p>0.000278437</text:p>
          </table:table-cell>
          <table:table-cell office:value-type="float" office:value="2.8941715364799999E-2" table:style-name="ce1">
            <text:p>0.028941715</text:p>
          </table:table-cell>
          <table:table-cell office:value-type="float" office:value="2.7608771701200002E-2" table:style-name="ce1">
            <text:p>0.027608772</text:p>
          </table:table-cell>
          <table:table-cell office:value-type="float" office:value="2.7370270966100001E-2" table:style-name="ce1">
            <text:p>0.027370271</text:p>
          </table:table-cell>
          <table:table-cell office:value-type="float" office:value="2.7973586010700002E-2" table:formula="of:=AVERAGE([.F39:.H39])" table:style-name="ce1">
            <text:p>0.027973586</text:p>
          </table:table-cell>
          <table:table-cell office:value-type="float" office:value="2.46728330414E-2" table:style-name="ce1">
            <text:p>0.024672833</text:p>
          </table:table-cell>
          <table:table-cell office:value-type="float" office:value="2.4527265938999999E-2" table:style-name="ce1">
            <text:p>0.024527266</text:p>
          </table:table-cell>
          <table:table-cell office:value-type="float" office:value="2.4372548674700002E-2" table:style-name="ce1">
            <text:p>0.024372549</text:p>
          </table:table-cell>
          <table:table-cell office:value-type="float" office:value="2.452421588503333E-2" table:formula="of:=AVERAGE([.J39:.L39])" table:style-name="ce1">
            <text:p>0.024524216</text:p>
          </table:table-cell>
          <table:table-cell table:number-columns-repeated="1637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3.0150894426300001E-4" table:style-name="ce1">
            <text:p>0.000301509</text:p>
          </table:table-cell>
          <table:table-cell office:value-type="float" office:value="3.0565200449499997E-4" table:style-name="ce1">
            <text:p>0.000305652</text:p>
          </table:table-cell>
          <table:table-cell office:value-type="float" office:value="1.16973034791E-4" table:style-name="ce1">
            <text:p>0.000116973</text:p>
          </table:table-cell>
          <table:table-cell office:value-type="float" office:value="2.413779945163333E-4" table:formula="of:=AVERAGE([.B40:.D40])" table:style-name="ce1">
            <text:p>0.000241378</text:p>
          </table:table-cell>
          <table:table-cell office:value-type="float" office:value="2.3911987688999999E-2" table:style-name="ce1">
            <text:p>0.023911988</text:p>
          </table:table-cell>
          <table:table-cell office:value-type="float" office:value="2.3666202057900002E-2" table:style-name="ce1">
            <text:p>0.023666202</text:p>
          </table:table-cell>
          <table:table-cell office:value-type="float" office:value="2.4128528825400002E-2" table:style-name="ce1">
            <text:p>0.024128529</text:p>
          </table:table-cell>
          <table:table-cell office:value-type="float" office:value="2.3902239524100002E-2" table:formula="of:=AVERAGE([.F40:.H40])" table:style-name="ce1">
            <text:p>0.02390224</text:p>
          </table:table-cell>
          <table:table-cell office:value-type="float" office:value="2.1827073482100001E-2" table:style-name="ce1">
            <text:p>0.021827073</text:p>
          </table:table-cell>
          <table:table-cell office:value-type="float" office:value="2.1154071101399999E-2" table:style-name="ce1">
            <text:p>0.021154071</text:p>
          </table:table-cell>
          <table:table-cell office:value-type="float" office:value="2.0660078482200001E-2" table:style-name="ce1">
            <text:p>0.020660078</text:p>
          </table:table-cell>
          <table:table-cell office:value-type="float" office:value="2.12137410219E-2" table:formula="of:=AVERAGE([.J40:.L40])" table:style-name="ce1">
            <text:p>0.021213741</text:p>
          </table:table-cell>
          <table:table-cell table:number-columns-repeated="16371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2.76138029251E-4" table:style-name="ce1">
            <text:p>0.000276138</text:p>
          </table:table-cell>
          <table:table-cell office:value-type="float" office:value="2.30010331144E-4" table:style-name="ce1">
            <text:p>0.00023001</text:p>
          </table:table-cell>
          <table:table-cell office:value-type="float" office:value="2.4850142138200002E-4" table:style-name="ce1">
            <text:p>0.000248501</text:p>
          </table:table-cell>
          <table:table-cell office:value-type="float" office:value="2.51549927259E-4" table:formula="of:=AVERAGE([.B41:.D41])" table:style-name="ce1">
            <text:p>0.00025155</text:p>
          </table:table-cell>
          <table:table-cell office:value-type="float" office:value="2.0648627365600001E-2" table:style-name="ce1">
            <text:p>0.020648627</text:p>
          </table:table-cell>
          <table:table-cell office:value-type="float" office:value="2.0659726888399999E-2" table:style-name="ce1">
            <text:p>0.020659727</text:p>
          </table:table-cell>
          <table:table-cell office:value-type="float" office:value="2.12713554242E-2" table:style-name="ce1">
            <text:p>0.021271355</text:p>
          </table:table-cell>
          <table:table-cell office:value-type="float" office:value="2.0859903226066668E-2" table:formula="of:=AVERAGE([.F41:.H41])" table:style-name="ce1">
            <text:p>0.020859903</text:p>
          </table:table-cell>
          <table:table-cell office:value-type="float" office:value="1.8198378890600001E-2" table:style-name="ce1">
            <text:p>0.018198379</text:p>
          </table:table-cell>
          <table:table-cell office:value-type="float" office:value="1.8494912633500001E-2" table:style-name="ce1">
            <text:p>0.018494913</text:p>
          </table:table-cell>
          <table:table-cell office:value-type="float" office:value="1.8597865456599999E-2" table:style-name="ce1">
            <text:p>0.018597865</text:p>
          </table:table-cell>
          <table:table-cell office:value-type="float" office:value="1.8430385660233334E-2" table:formula="of:=AVERAGE([.J41:.L41])" table:style-name="ce1">
            <text:p>0.018430386</text:p>
          </table:table-cell>
          <table:table-cell table:number-columns-repeated="16371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1.7895906669299999E-4" table:style-name="ce1">
            <text:p>0.000178959</text:p>
          </table:table-cell>
          <table:table-cell office:value-type="float" office:value="1.4601287126999999E-4" table:style-name="ce1">
            <text:p>0.000146013</text:p>
          </table:table-cell>
          <table:table-cell office:value-type="float" office:value="1.8384715155200001E-4" table:style-name="ce1">
            <text:p>0.000183847</text:p>
          </table:table-cell>
          <table:table-cell office:value-type="float" office:value="1.6960636317166666E-4" table:formula="of:=AVERAGE([.B42:.D42])" table:style-name="ce1">
            <text:p>0.000169606</text:p>
          </table:table-cell>
          <table:table-cell office:value-type="float" office:value="1.7130783301099999E-2" table:style-name="ce1">
            <text:p>0.017130783</text:p>
          </table:table-cell>
          <table:table-cell office:value-type="float" office:value="1.7570954679700001E-2" table:style-name="ce1">
            <text:p>0.017570955</text:p>
          </table:table-cell>
          <table:table-cell office:value-type="float" office:value="1.7799440017100002E-2" table:style-name="ce1">
            <text:p>0.01779944</text:p>
          </table:table-cell>
          <table:table-cell office:value-type="float" office:value="1.7500392665966667E-2" table:formula="of:=AVERAGE([.F42:.H42])" table:style-name="ce1">
            <text:p>0.017500393</text:p>
          </table:table-cell>
          <table:table-cell office:value-type="float" office:value="1.5915331753899999E-2" table:style-name="ce1">
            <text:p>0.015915332</text:p>
          </table:table-cell>
          <table:table-cell office:value-type="float" office:value="1.5485568016299999E-2" table:style-name="ce1">
            <text:p>0.015485568</text:p>
          </table:table-cell>
          <table:table-cell office:value-type="float" office:value="1.5625883017800001E-2" table:style-name="ce1">
            <text:p>0.015625883</text:p>
          </table:table-cell>
          <table:table-cell office:value-type="float" office:value="1.5675594262666667E-2" table:formula="of:=AVERAGE([.J42:.L42])" table:style-name="ce1">
            <text:p>0.015675594</text:p>
          </table:table-cell>
          <table:table-cell table:number-columns-repeated="16371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3.1195598176299999E-4" table:style-name="ce1">
            <text:p>0.000311956</text:p>
          </table:table-cell>
          <table:table-cell office:value-type="float" office:value="4.03311088006E-4" table:style-name="ce1">
            <text:p>0.000403311</text:p>
          </table:table-cell>
          <table:table-cell office:value-type="float" office:value="4.1748800633699997E-4" table:style-name="ce1">
            <text:p>0.000417488</text:p>
          </table:table-cell>
          <table:table-cell office:value-type="float" office:value="3.7758502536866669E-4" table:formula="of:=AVERAGE([.B43:.D43])" table:style-name="ce1">
            <text:p>0.000377585</text:p>
          </table:table-cell>
          <table:table-cell office:value-type="float" office:value="1.5370276831E-2" table:style-name="ce1">
            <text:p>0.015370277</text:p>
          </table:table-cell>
          <table:table-cell office:value-type="float" office:value="1.6053734753800002E-2" table:style-name="ce1">
            <text:p>0.016053735</text:p>
          </table:table-cell>
          <table:table-cell office:value-type="float" office:value="1.51865829924E-2" table:style-name="ce1">
            <text:p>0.015186583</text:p>
          </table:table-cell>
          <table:table-cell office:value-type="float" office:value="1.5536864859066668E-2" table:formula="of:=AVERAGE([.F43:.H43])" table:style-name="ce1">
            <text:p>0.015536865</text:p>
          </table:table-cell>
          <table:table-cell office:value-type="float" office:value="1.3477308955400001E-2" table:style-name="ce1">
            <text:p>0.013477309</text:p>
          </table:table-cell>
          <table:table-cell office:value-type="float" office:value="1.3810643504999999E-2" table:style-name="ce1">
            <text:p>0.013810644</text:p>
          </table:table-cell>
          <table:table-cell office:value-type="float" office:value="1.3802834476399999E-2" table:style-name="ce1">
            <text:p>0.013802834</text:p>
          </table:table-cell>
          <table:table-cell office:value-type="float" office:value="1.3696928978933334E-2" table:formula="of:=AVERAGE([.J43:.L43])" table:style-name="ce1">
            <text:p>0.013696929</text:p>
          </table:table-cell>
          <table:table-cell table:number-columns-repeated="16371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9.2987804355800007E-5" table:style-name="ce1">
            <text:p>9.29878E-05</text:p>
          </table:table-cell>
          <table:table-cell office:value-type="float" office:value="3.4758707986499998E-4" table:style-name="ce1">
            <text:p>0.000347587</text:p>
          </table:table-cell>
          <table:table-cell office:value-type="float" office:value="1.8111860120799999E-4" table:style-name="ce1">
            <text:p>0.000181119</text:p>
          </table:table-cell>
          <table:table-cell office:value-type="float" office:value="2.072311618096E-4" table:formula="of:=AVERAGE([.B44:.D44])" table:style-name="ce1">
            <text:p>0.000207231</text:p>
          </table:table-cell>
          <table:table-cell office:value-type="float" office:value="1.3730748010499999E-2" table:style-name="ce1">
            <text:p>0.013730748</text:p>
          </table:table-cell>
          <table:table-cell office:value-type="float" office:value="1.33951379222E-2" table:style-name="ce1">
            <text:p>0.013395138</text:p>
          </table:table-cell>
          <table:table-cell office:value-type="float" office:value="1.3551000522099999E-2" table:style-name="ce1">
            <text:p>0.013551001</text:p>
          </table:table-cell>
          <table:table-cell office:value-type="float" office:value="1.3558962151599999E-2" table:formula="of:=AVERAGE([.F44:.H44])" table:style-name="ce1">
            <text:p>0.013558962</text:p>
          </table:table-cell>
          <table:table-cell office:value-type="float" office:value="1.21361362145E-2" table:style-name="ce1">
            <text:p>0.012136136</text:p>
          </table:table-cell>
          <table:table-cell office:value-type="float" office:value="1.2423698032699999E-2" table:style-name="ce1">
            <text:p>0.012423698</text:p>
          </table:table-cell>
          <table:table-cell office:value-type="float" office:value="1.18681727419E-2" table:style-name="ce1">
            <text:p>0.011868173</text:p>
          </table:table-cell>
          <table:table-cell office:value-type="float" office:value="1.2142668996366665E-2" table:formula="of:=AVERAGE([.J44:.L44])" table:style-name="ce1">
            <text:p>0.012142669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438071675299997E-4" table:style-name="ce1">
            <text:p>0.000364381</text:p>
          </table:table-cell>
          <table:table-cell office:value-type="float" office:value="3.5956652457600001E-4" table:style-name="ce1">
            <text:p>0.000359567</text:p>
          </table:table-cell>
          <table:table-cell office:value-type="float" office:value="7.2335144588699996E-4" table:style-name="ce1">
            <text:p>0.000723351</text:p>
          </table:table-cell>
          <table:table-cell office:value-type="float" office:value="4.8243289573866665E-4" table:formula="of:=AVERAGE([.B45:.D45])" table:style-name="ce1">
            <text:p>0.000482433</text:p>
          </table:table-cell>
          <table:table-cell office:value-type="float" office:value="1.1543691350199999E-2" table:style-name="ce1">
            <text:p>0.011543691</text:p>
          </table:table-cell>
          <table:table-cell office:value-type="float" office:value="1.1540386536099999E-2" table:style-name="ce1">
            <text:p>0.011540387</text:p>
          </table:table-cell>
          <table:table-cell office:value-type="float" office:value="1.17608217413E-2" table:style-name="ce1">
            <text:p>0.011760822</text:p>
          </table:table-cell>
          <table:table-cell office:value-type="float" office:value="1.1614966542533333E-2" table:formula="of:=AVERAGE([.F45:.H45])" table:style-name="ce1">
            <text:p>0.011614967</text:p>
          </table:table-cell>
          <table:table-cell office:value-type="float" office:value="1.0697056561600001E-2" table:style-name="ce1">
            <text:p>0.010697057</text:p>
          </table:table-cell>
          <table:table-cell office:value-type="float" office:value="1.0870215907699999E-2" table:style-name="ce1">
            <text:p>0.010870216</text:p>
          </table:table-cell>
          <table:table-cell office:value-type="float" office:value="1.05919936109E-2" table:style-name="ce1">
            <text:p>0.010591994</text:p>
          </table:table-cell>
          <table:table-cell office:value-type="float" office:value="1.0719755360066667E-2" table:formula="of:=AVERAGE([.J45:.L45])" table:style-name="ce1">
            <text:p>0.010719755</text:p>
          </table:table-cell>
          <table:table-cell table:number-columns-repeated="1637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0.19436841575300001" table:style-name="ce1">
            <text:p>0.194368416</text:p>
          </table:table-cell>
          <table:table-cell office:value-type="float" office:value="0.19321171296199999" table:style-name="ce1">
            <text:p>0.193211713</text:p>
          </table:table-cell>
          <table:table-cell office:value-type="float" office:value="0.193539092897" table:style-name="ce1">
            <text:p>0.193539093</text:p>
          </table:table-cell>
          <table:table-cell office:value-type="float" office:value="0.19370640720400001" table:formula="of:=AVERAGE([.B46:.D46])" table:style-name="ce1">
            <text:p>0.193706407</text:p>
          </table:table-cell>
          <table:table-cell office:value-type="float" office:value="0.42557132267300002" table:style-name="ce1">
            <text:p>0.425571323</text:p>
          </table:table-cell>
          <table:table-cell office:value-type="float" office:value="0.42612395620900001" table:style-name="ce1">
            <text:p>0.426123956</text:p>
          </table:table-cell>
          <table:table-cell office:value-type="float" office:value="0.42464220957600002" table:style-name="ce1">
            <text:p>0.42464221</text:p>
          </table:table-cell>
          <table:table-cell office:value-type="float" office:value="0.42544582948600002" table:formula="of:=AVERAGE([.F46:.H46])" table:style-name="ce1">
            <text:p>0.425445829</text:p>
          </table:table-cell>
          <table:table-cell office:value-type="float" office:value="0.31425860061499999" table:style-name="ce1">
            <text:p>0.314258601</text:p>
          </table:table-cell>
          <table:table-cell office:value-type="float" office:value="0.31409973571100003" table:style-name="ce1">
            <text:p>0.314099736</text:p>
          </table:table-cell>
          <table:table-cell office:value-type="float" office:value="0.31505040399099998" table:style-name="ce1">
            <text:p>0.315050404</text:p>
          </table:table-cell>
          <table:table-cell office:value-type="float" office:value="0.31446958010566667" table:formula="of:=AVERAGE([.J46:.L46])" table:style-name="ce1">
            <text:p>0.31446958</text:p>
          </table:table-cell>
          <table:table-cell table:number-columns-repeated="16371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9.5171768246700005E-4" table:style-name="ce1">
            <text:p>0.000951718</text:p>
          </table:table-cell>
          <table:table-cell office:value-type="float" office:value="1.88540546358E-4" table:style-name="ce1">
            <text:p>0.000188541</text:p>
          </table:table-cell>
          <table:table-cell office:value-type="float" office:value="2.7514902886700002E-4" table:style-name="ce1">
            <text:p>0.000275149</text:p>
          </table:table-cell>
          <table:table-cell office:value-type="float" office:value="4.7180241923066674E-4" table:formula="of:=AVERAGE([.B47:.D47])" table:style-name="ce1">
            <text:p>0.000471802</text:p>
          </table:table-cell>
          <table:table-cell office:value-type="float" office:value="9.8900789820399997E-3" table:style-name="ce1">
            <text:p>0.009890079</text:p>
          </table:table-cell>
          <table:table-cell office:value-type="float" office:value="1.0188977541699999E-2" table:style-name="ce1">
            <text:p>0.010188978</text:p>
          </table:table-cell>
          <table:table-cell office:value-type="float" office:value="9.7735342679600001E-3" table:style-name="ce1">
            <text:p>0.009773534</text:p>
          </table:table-cell>
          <table:table-cell office:value-type="float" office:value="9.9508635972333347E-3" table:formula="of:=AVERAGE([.F47:.H47])" table:style-name="ce1">
            <text:p>0.009950864</text:p>
          </table:table-cell>
          <table:table-cell office:value-type="float" office:value="8.79512853831E-3" table:style-name="ce1">
            <text:p>0.008795129</text:p>
          </table:table-cell>
          <table:table-cell office:value-type="float" office:value="9.0544079731800006E-3" table:style-name="ce1">
            <text:p>0.009054408</text:p>
          </table:table-cell>
          <table:table-cell office:value-type="float" office:value="9.83780097411E-3" table:style-name="ce1">
            <text:p>0.009837801</text:p>
          </table:table-cell>
          <table:table-cell office:value-type="float" office:value="9.2291124952000019E-3" table:formula="of:=AVERAGE([.J47:.L47])" table:style-name="ce1">
            <text:p>0.009229112</text:p>
          </table:table-cell>
          <table:table-cell table:number-columns-repeated="16371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3.1196300118800001E-4" table:style-name="ce1">
            <text:p>0.000311963</text:p>
          </table:table-cell>
          <table:table-cell office:value-type="float" office:value="2.6014162109900001E-4" table:style-name="ce1">
            <text:p>0.000260142</text:p>
          </table:table-cell>
          <table:table-cell office:value-type="float" office:value="2.08238866639E-5" table:style-name="ce1">
            <text:p>2.08239E-05</text:p>
          </table:table-cell>
          <table:table-cell office:value-type="float" office:value="1.9764283631696668E-4" table:formula="of:=AVERAGE([.B48:.D48])" table:style-name="ce1">
            <text:p>0.000197643</text:p>
          </table:table-cell>
          <table:table-cell office:value-type="float" office:value="7.6215425189899997E-3" table:style-name="ce1">
            <text:p>0.007621543</text:p>
          </table:table-cell>
          <table:table-cell office:value-type="float" office:value="8.3190133650099998E-3" table:style-name="ce1">
            <text:p>0.008319013</text:p>
          </table:table-cell>
          <table:table-cell office:value-type="float" office:value="8.2204752267099994E-3" table:style-name="ce1">
            <text:p>0.008220475</text:p>
          </table:table-cell>
          <table:table-cell office:value-type="float" office:value="8.0536770369033332E-3" table:formula="of:=AVERAGE([.F48:.H48])" table:style-name="ce1">
            <text:p>0.008053677</text:p>
          </table:table-cell>
          <table:table-cell office:value-type="float" office:value="7.7157603379700004E-3" table:style-name="ce1">
            <text:p>0.00771576</text:p>
          </table:table-cell>
          <table:table-cell office:value-type="float" office:value="7.2310607638200004E-3" table:style-name="ce1">
            <text:p>0.007231061</text:p>
          </table:table-cell>
          <table:table-cell office:value-type="float" office:value="7.7210642070199998E-3" table:style-name="ce1">
            <text:p>0.007721064</text:p>
          </table:table-cell>
          <table:table-cell office:value-type="float" office:value="7.5559617696033332E-3" table:formula="of:=AVERAGE([.J48:.L48])" table:style-name="ce1">
            <text:p>0.007555962</text:p>
          </table:table-cell>
          <table:table-cell table:number-columns-repeated="16371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5.5751313461100001E-4" table:style-name="ce1">
            <text:p>0.000557513</text:p>
          </table:table-cell>
          <table:table-cell office:value-type="float" office:value="2.55006264388E-4" table:style-name="ce1">
            <text:p>0.000255006</text:p>
          </table:table-cell>
          <table:table-cell office:value-type="float" office:value="2.7077136230800001E-4" table:style-name="ce1">
            <text:p>0.000270771</text:p>
          </table:table-cell>
          <table:table-cell office:value-type="float" office:value="3.6109692043566669E-4" table:formula="of:=AVERAGE([.B49:.D49])" table:style-name="ce1">
            <text:p>0.000361097</text:p>
          </table:table-cell>
          <table:table-cell office:value-type="float" office:value="7.0188184503999999E-3" table:style-name="ce1">
            <text:p>0.007018818</text:p>
          </table:table-cell>
          <table:table-cell office:value-type="float" office:value="6.87599532687E-3" table:style-name="ce1">
            <text:p>0.006875995</text:p>
          </table:table-cell>
          <table:table-cell office:value-type="float" office:value="6.6939144401900004E-3" table:style-name="ce1">
            <text:p>0.006693914</text:p>
          </table:table-cell>
          <table:table-cell office:value-type="float" office:value="6.8629094058200004E-3" table:formula="of:=AVERAGE([.F49:.H49])" table:style-name="ce1">
            <text:p>0.006862909</text:p>
          </table:table-cell>
          <table:table-cell office:value-type="float" office:value="6.019199813E-3" table:style-name="ce1">
            <text:p>0.0060192</text:p>
          </table:table-cell>
          <table:table-cell office:value-type="float" office:value="6.4082484297899997E-3" table:style-name="ce1">
            <text:p>0.006408248</text:p>
          </table:table-cell>
          <table:table-cell office:value-type="float" office:value="6.6264196626300001E-3" table:style-name="ce1">
            <text:p>0.00662642</text:p>
          </table:table-cell>
          <table:table-cell office:value-type="float" office:value="6.3512893018066669E-3" table:formula="of:=AVERAGE([.J49:.L49])" table:style-name="ce1">
            <text:p>0.006351289</text:p>
          </table:table-cell>
          <table:table-cell table:number-columns-repeated="16371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5080065121599998E-4" table:style-name="ce1">
            <text:p>0.000350801</text:p>
          </table:table-cell>
          <table:table-cell office:value-type="float" office:value="1.9958963292600001E-4" table:style-name="ce1">
            <text:p>0.00019959</text:p>
          </table:table-cell>
          <table:table-cell office:value-type="float" office:value="1.08001507701E-4" table:style-name="ce1">
            <text:p>0.000108002</text:p>
          </table:table-cell>
          <table:table-cell office:value-type="float" office:value="2.1946393061433333E-4" table:formula="of:=AVERAGE([.B50:.D50])" table:style-name="ce1">
            <text:p>0.000219464</text:p>
          </table:table-cell>
          <table:table-cell office:value-type="float" office:value="5.8968823204800002E-3" table:style-name="ce1">
            <text:p>0.005896882</text:p>
          </table:table-cell>
          <table:table-cell office:value-type="float" office:value="6.0229773347199997E-3" table:style-name="ce1">
            <text:p>0.006022977</text:p>
          </table:table-cell>
          <table:table-cell office:value-type="float" office:value="6.2142501927299997E-3" table:style-name="ce1">
            <text:p>0.00621425</text:p>
          </table:table-cell>
          <table:table-cell office:value-type="float" office:value="6.0447032826433334E-3" table:formula="of:=AVERAGE([.F50:.H50])" table:style-name="ce1">
            <text:p>0.006044703</text:p>
          </table:table-cell>
          <table:table-cell office:value-type="float" office:value="5.5453363613300003E-3" table:style-name="ce1">
            <text:p>0.005545336</text:p>
          </table:table-cell>
          <table:table-cell office:value-type="float" office:value="5.3838635295900003E-3" table:style-name="ce1">
            <text:p>0.005383864</text:p>
          </table:table-cell>
          <table:table-cell office:value-type="float" office:value="5.4616791965099998E-3" table:style-name="ce1">
            <text:p>0.005461679</text:p>
          </table:table-cell>
          <table:table-cell office:value-type="float" office:value="5.4636263624766668E-3" table:formula="of:=AVERAGE([.J50:.L50])" table:style-name="ce1">
            <text:p>0.005463626</text:p>
          </table:table-cell>
          <table:table-cell table:number-columns-repeated="1637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.3254132528099999E-4" table:style-name="ce1">
            <text:p>0.000132541</text:p>
          </table:table-cell>
          <table:table-cell office:value-type="float" office:value="1.82270222011E-4" table:style-name="ce1">
            <text:p>0.00018227</text:p>
          </table:table-cell>
          <table:table-cell office:value-type="float" office:value="2.31819436503E-4" table:style-name="ce1">
            <text:p>0.000231819</text:p>
          </table:table-cell>
          <table:table-cell office:value-type="float" office:value="1.8221032793166666E-4" table:formula="of:=AVERAGE([.B51:.D51])" table:style-name="ce1">
            <text:p>0.00018221</text:p>
          </table:table-cell>
          <table:table-cell office:value-type="float" office:value="4.7522984483200003E-3" table:style-name="ce1">
            <text:p>0.004752298</text:p>
          </table:table-cell>
          <table:table-cell office:value-type="float" office:value="4.5947659430599997E-3" table:style-name="ce1">
            <text:p>0.004594766</text:p>
          </table:table-cell>
          <table:table-cell office:value-type="float" office:value="4.5125688297900004E-3" table:style-name="ce1">
            <text:p>0.004512569</text:p>
          </table:table-cell>
          <table:table-cell office:value-type="float" office:value="4.6198777403899998E-3" table:formula="of:=AVERAGE([.F51:.H51])" table:style-name="ce1">
            <text:p>0.004619878</text:p>
          </table:table-cell>
          <table:table-cell office:value-type="float" office:value="4.2640154653400004E-3" table:style-name="ce1">
            <text:p>0.004264015</text:p>
          </table:table-cell>
          <table:table-cell office:value-type="float" office:value="4.2665695235599996E-3" table:style-name="ce1">
            <text:p>0.00426657</text:p>
          </table:table-cell>
          <table:table-cell office:value-type="float" office:value="4.10324946431E-3" table:style-name="ce1">
            <text:p>0.004103249</text:p>
          </table:table-cell>
          <table:table-cell office:value-type="float" office:value="4.21127815107E-3" table:formula="of:=AVERAGE([.J51:.L51])" table:style-name="ce1">
            <text:p>0.004211278</text:p>
          </table:table-cell>
          <table:table-cell table:number-columns-repeated="16371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6.1662137676100003E-4" table:style-name="ce1">
            <text:p>0.000616621</text:p>
          </table:table-cell>
          <table:table-cell office:value-type="float" office:value="9.53621461644E-5" table:style-name="ce1">
            <text:p>9.53621E-05</text:p>
          </table:table-cell>
          <table:table-cell office:value-type="float" office:value="7.96221290755E-4" table:style-name="ce1">
            <text:p>0.000796221</text:p>
          </table:table-cell>
          <table:table-cell office:value-type="float" office:value="5.0273493789346668E-4" table:formula="of:=AVERAGE([.B52:.D52])" table:style-name="ce1">
            <text:p>0.000502735</text:p>
          </table:table-cell>
          <table:table-cell office:value-type="float" office:value="4.6763982851400002E-3" table:style-name="ce1">
            <text:p>0.004676398</text:p>
          </table:table-cell>
          <table:table-cell office:value-type="float" office:value="4.5517868902699996E-3" table:style-name="ce1">
            <text:p>0.004551787</text:p>
          </table:table-cell>
          <table:table-cell office:value-type="float" office:value="4.7007928520999996E-3" table:style-name="ce1">
            <text:p>0.004700793</text:p>
          </table:table-cell>
          <table:table-cell office:value-type="float" office:value="4.6429926758366664E-3" table:formula="of:=AVERAGE([.F52:.H52])" table:style-name="ce1">
            <text:p>0.004642993</text:p>
          </table:table-cell>
          <table:table-cell office:value-type="float" office:value="4.0556914308800002E-3" table:style-name="ce1">
            <text:p>0.004055691</text:p>
          </table:table-cell>
          <table:table-cell office:value-type="float" office:value="4.2558440757400002E-3" table:style-name="ce1">
            <text:p>0.004255844</text:p>
          </table:table-cell>
          <table:table-cell office:value-type="float" office:value="4.3723933808700001E-3" table:style-name="ce1">
            <text:p>0.004372393</text:p>
          </table:table-cell>
          <table:table-cell office:value-type="float" office:value="4.2279762958300007E-3" table:formula="of:=AVERAGE([.J52:.L52])" table:style-name="ce1">
            <text:p>0.004227976</text:p>
          </table:table-cell>
          <table:table-cell table:number-columns-repeated="16371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9099887417699999E-4" table:style-name="ce1">
            <text:p>0.000290999</text:p>
          </table:table-cell>
          <table:table-cell office:value-type="float" office:value="1.25604557573E-4" table:style-name="ce1">
            <text:p>0.000125605</text:p>
          </table:table-cell>
          <table:table-cell office:value-type="float" office:value="2.1696064739199999E-4" table:style-name="ce1">
            <text:p>0.000216961</text:p>
          </table:table-cell>
          <table:table-cell office:value-type="float" office:value="2.1118802638066668E-4" table:formula="of:=AVERAGE([.B53:.D53])" table:style-name="ce1">
            <text:p>0.000211188</text:p>
          </table:table-cell>
          <table:table-cell office:value-type="float" office:value="3.3628900345800002E-3" table:style-name="ce1">
            <text:p>0.00336289</text:p>
          </table:table-cell>
          <table:table-cell office:value-type="float" office:value="4.1995131645899998E-3" table:style-name="ce1">
            <text:p>0.004199513</text:p>
          </table:table-cell>
          <table:table-cell office:value-type="float" office:value="3.4198695448200002E-3" table:style-name="ce1">
            <text:p>0.00341987</text:p>
          </table:table-cell>
          <table:table-cell office:value-type="float" office:value="3.6607575813300004E-3" table:formula="of:=AVERAGE([.F53:.H53])" table:style-name="ce1">
            <text:p>0.003660758</text:p>
          </table:table-cell>
          <table:table-cell office:value-type="float" office:value="3.2771348478200001E-3" table:style-name="ce1">
            <text:p>0.003277135</text:p>
          </table:table-cell>
          <table:table-cell office:value-type="float" office:value="3.1059624201399999E-3" table:style-name="ce1">
            <text:p>0.003105962</text:p>
          </table:table-cell>
          <table:table-cell office:value-type="float" office:value="3.8571485629800002E-3" table:style-name="ce1">
            <text:p>0.003857149</text:p>
          </table:table-cell>
          <table:table-cell office:value-type="float" office:value="3.4134152769800005E-3" table:formula="of:=AVERAGE([.J53:.L53])" table:style-name="ce1">
            <text:p>0.003413415</text:p>
          </table:table-cell>
          <table:table-cell table:number-columns-repeated="16371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2.90373941239E-5" table:style-name="ce1">
            <text:p>2.90374E-05</text:p>
          </table:table-cell>
          <table:table-cell office:value-type="float" office:value="1.2777153891299999E-4" table:style-name="ce1">
            <text:p>0.000127772</text:p>
          </table:table-cell>
          <table:table-cell office:value-type="float" office:value="2.2650772251900001E-4" table:style-name="ce1">
            <text:p>0.000226508</text:p>
          </table:table-cell>
          <table:table-cell office:value-type="float" office:value="1.2777221851863335E-4" table:formula="of:=AVERAGE([.B54:.D54])" table:style-name="ce1">
            <text:p>0.000127772</text:p>
          </table:table-cell>
          <table:table-cell office:value-type="float" office:value="2.8923293798600001E-3" table:style-name="ce1">
            <text:p>0.002892329</text:p>
          </table:table-cell>
          <table:table-cell office:value-type="float" office:value="2.9269693276800001E-3" table:style-name="ce1">
            <text:p>0.002926969</text:p>
          </table:table-cell>
          <table:table-cell office:value-type="float" office:value="2.7296646949599998E-3" table:style-name="ce1">
            <text:p>0.002729665</text:p>
          </table:table-cell>
          <table:table-cell office:value-type="float" office:value="2.8496544675000002E-3" table:formula="of:=AVERAGE([.F54:.H54])" table:style-name="ce1">
            <text:p>0.002849654</text:p>
          </table:table-cell>
          <table:table-cell office:value-type="float" office:value="2.6948072690100001E-3" table:style-name="ce1">
            <text:p>0.002694807</text:p>
          </table:table-cell>
          <table:table-cell office:value-type="float" office:value="2.48577070508E-3" table:style-name="ce1">
            <text:p>0.002485771</text:p>
          </table:table-cell>
          <table:table-cell office:value-type="float" office:value="2.6656290652299999E-3" table:style-name="ce1">
            <text:p>0.002665629</text:p>
          </table:table-cell>
          <table:table-cell office:value-type="float" office:value="2.6154023464399997E-3" table:formula="of:=AVERAGE([.J54:.L54])" table:style-name="ce1">
            <text:p>0.002615402</text:p>
          </table:table-cell>
          <table:table-cell table:number-columns-repeated="16371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4.1390510657799997E-5" table:style-name="ce1">
            <text:p>4.13905E-05</text:p>
          </table:table-cell>
          <table:table-cell office:value-type="float" office:value="3.3104641347600001E-4" table:style-name="ce1">
            <text:p>0.000331046</text:p>
          </table:table-cell>
          <table:table-cell office:value-type="float" office:value="2.0690449767199999E-4" table:style-name="ce1">
            <text:p>0.000206904</text:p>
          </table:table-cell>
          <table:table-cell office:value-type="float" office:value="1.931138072686E-4" table:formula="of:=AVERAGE([.B55:.D55])" table:style-name="ce1">
            <text:p>0.000193114</text:p>
          </table:table-cell>
          <table:table-cell office:value-type="float" office:value="2.3646228305399999E-3" table:style-name="ce1">
            <text:p>0.002364623</text:p>
          </table:table-cell>
          <table:table-cell office:value-type="float" office:value="2.1582194843000001E-3" table:style-name="ce1">
            <text:p>0.002158219</text:p>
          </table:table-cell>
          <table:table-cell office:value-type="float" office:value="2.6010789630199998E-3" table:style-name="ce1">
            <text:p>0.002601079</text:p>
          </table:table-cell>
          <table:table-cell office:value-type="float" office:value="2.3746404259533337E-3" table:formula="of:=AVERAGE([.F55:.H55])" table:style-name="ce1">
            <text:p>0.00237464</text:p>
          </table:table-cell>
          <table:table-cell office:value-type="float" office:value="2.3705227564300001E-3" table:style-name="ce1">
            <text:p>0.002370523</text:p>
          </table:table-cell>
          <table:table-cell office:value-type="float" office:value="2.2227345546599999E-3" table:style-name="ce1">
            <text:p>0.002222735</text:p>
          </table:table-cell>
          <table:table-cell office:value-type="float" office:value="1.96309151436E-3" table:style-name="ce1">
            <text:p>0.001963092</text:p>
          </table:table-cell>
          <table:table-cell office:value-type="float" office:value="2.1854496084833335E-3" table:formula="of:=AVERAGE([.J55:.L55])" table:style-name="ce1">
            <text:p>0.00218545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34676666701E-4" table:style-name="ce1">
            <text:p>0.000234677</text:p>
          </table:table-cell>
          <table:table-cell office:value-type="float" office:value="3.9088341998199999E-4" table:style-name="ce1">
            <text:p>0.000390883</text:p>
          </table:table-cell>
          <table:table-cell office:value-type="float" office:value="7.7527462901799996E-4" table:style-name="ce1">
            <text:p>0.000775275</text:p>
          </table:table-cell>
          <table:table-cell office:value-type="float" office:value="4.6694490523366662E-4" table:formula="of:=AVERAGE([.B56:.D56])" table:style-name="ce1">
            <text:p>0.000466945</text:p>
          </table:table-cell>
          <table:table-cell office:value-type="float" office:value="2.9688811374800001E-3" table:style-name="ce1">
            <text:p>0.002968881</text:p>
          </table:table-cell>
          <table:table-cell office:value-type="float" office:value="2.0519164960199998E-3" table:style-name="ce1">
            <text:p>0.002051916</text:p>
          </table:table-cell>
          <table:table-cell office:value-type="float" office:value="2.66402084696E-3" table:style-name="ce1">
            <text:p>0.002664021</text:p>
          </table:table-cell>
          <table:table-cell office:value-type="float" office:value="2.561606160153333E-3" table:formula="of:=AVERAGE([.F56:.H56])" table:style-name="ce1">
            <text:p>0.002561606</text:p>
          </table:table-cell>
          <table:table-cell office:value-type="float" office:value="2.3693547417199998E-3" table:style-name="ce1">
            <text:p>0.002369355</text:p>
          </table:table-cell>
          <table:table-cell office:value-type="float" office:value="2.6924209552100001E-3" table:style-name="ce1">
            <text:p>0.002692421</text:p>
          </table:table-cell>
          <table:table-cell office:value-type="float" office:value="2.06394001938E-3" table:style-name="ce1">
            <text:p>0.00206394</text:p>
          </table:table-cell>
          <table:table-cell office:value-type="float" office:value="2.3752385721033335E-3" table:formula="of:=AVERAGE([.J56:.L56])" table:style-name="ce1">
            <text:p>0.002375239</text:p>
          </table:table-cell>
          <table:table-cell table:number-columns-repeated="1637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190202917863" table:style-name="ce1">
            <text:p>0.190202918</text:p>
          </table:table-cell>
          <table:table-cell office:value-type="float" office:value="0.190825328062" table:style-name="ce1">
            <text:p>0.190825328</text:p>
          </table:table-cell>
          <table:table-cell office:value-type="float" office:value="0.19033817894899999" table:style-name="ce1">
            <text:p>0.190338179</text:p>
          </table:table-cell>
          <table:table-cell office:value-type="float" office:value="0.190455474958" table:formula="of:=AVERAGE([.B57:.D57])" table:style-name="ce1">
            <text:p>0.190455475</text:p>
          </table:table-cell>
          <table:table-cell office:value-type="float" office:value="0.47854850484" table:style-name="ce1">
            <text:p>0.478548505</text:p>
          </table:table-cell>
          <table:table-cell office:value-type="float" office:value="0.48029972268999999" table:style-name="ce1">
            <text:p>0.480299723</text:p>
          </table:table-cell>
          <table:table-cell office:value-type="float" office:value="0.47985783583399999" table:style-name="ce1">
            <text:p>0.479857836</text:p>
          </table:table-cell>
          <table:table-cell office:value-type="float" office:value="0.47956868778800005" table:formula="of:=AVERAGE([.F57:.H57])" table:style-name="ce1">
            <text:p>0.479568688</text:p>
          </table:table-cell>
          <table:table-cell office:value-type="float" office:value="0.34377002391799999" table:style-name="ce1">
            <text:p>0.343770024</text:p>
          </table:table-cell>
          <table:table-cell office:value-type="float" office:value="0.34259306874200002" table:style-name="ce1">
            <text:p>0.342593069</text:p>
          </table:table-cell>
          <table:table-cell office:value-type="float" office:value="0.34349922920499998" table:style-name="ce1">
            <text:p>0.343499229</text:p>
          </table:table-cell>
          <table:table-cell office:value-type="float" office:value="0.34328744062166666" table:formula="of:=AVERAGE([.J57:.L57])" table:style-name="ce1">
            <text:p>0.343287441</text:p>
          </table:table-cell>
          <table:table-cell table:number-columns-repeated="16371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1.65457955448E-4" table:style-name="ce1">
            <text:p>0.000165458</text:p>
          </table:table-cell>
          <table:table-cell office:value-type="float" office:value="1.7765538751000001E-4" table:style-name="ce1">
            <text:p>0.000177655</text:p>
          </table:table-cell>
          <table:table-cell office:value-type="float" office:value="9.8087442011899993E-5" table:style-name="ce1">
            <text:p>9.80874E-05</text:p>
          </table:table-cell>
          <table:table-cell office:value-type="float" office:value="1.4706692832330002E-4" table:formula="of:=AVERAGE([.B58:.D58])" table:style-name="ce1">
            <text:p>0.000147067</text:p>
          </table:table-cell>
          <table:table-cell office:value-type="float" office:value="1.44678976968E-3" table:style-name="ce1">
            <text:p>0.00144679</text:p>
          </table:table-cell>
          <table:table-cell office:value-type="float" office:value="1.67909184418E-3" table:style-name="ce1">
            <text:p>0.001679092</text:p>
          </table:table-cell>
          <table:table-cell office:value-type="float" office:value="2.0828562673600001E-3" table:style-name="ce1">
            <text:p>0.002082856</text:p>
          </table:table-cell>
          <table:table-cell office:value-type="float" office:value="1.7362459604066665E-3" table:formula="of:=AVERAGE([.F58:.H58])" table:style-name="ce1">
            <text:p>0.001736246</text:p>
          </table:table-cell>
          <table:table-cell office:value-type="float" office:value="1.7949252012400001E-3" table:style-name="ce1">
            <text:p>0.001794925</text:p>
          </table:table-cell>
          <table:table-cell office:value-type="float" office:value="1.5632663070099999E-3" table:style-name="ce1">
            <text:p>0.001563266</text:p>
          </table:table-cell>
          <table:table-cell office:value-type="float" office:value="1.51975683891E-3" table:style-name="ce1">
            <text:p>0.001519757</text:p>
          </table:table-cell>
          <table:table-cell office:value-type="float" office:value="1.6259827823866667E-3" table:formula="of:=AVERAGE([.J58:.L58])" table:style-name="ce1">
            <text:p>0.001625983</text:p>
          </table:table-cell>
          <table:table-cell table:number-columns-repeated="16371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.8287963637999994E-5" table:style-name="ce1">
            <text:p>6.8288E-05</text:p>
          </table:table-cell>
          <table:table-cell office:value-type="float" office:value="2.35918359086E-4" table:style-name="ce1">
            <text:p>0.000235918</text:p>
          </table:table-cell>
          <table:table-cell office:value-type="float" office:value="1.5512745892499999E-4" table:style-name="ce1">
            <text:p>0.000155127</text:p>
          </table:table-cell>
          <table:table-cell office:value-type="float" office:value="1.5311126054966666E-4" table:formula="of:=AVERAGE([.B59:.D59])" table:style-name="ce1">
            <text:p>0.000153111</text:p>
          </table:table-cell>
          <table:table-cell office:value-type="float" office:value="1.40235222869E-3" table:style-name="ce1">
            <text:p>0.001402352</text:p>
          </table:table-cell>
          <table:table-cell office:value-type="float" office:value="1.0056954644900001E-3" table:style-name="ce1">
            <text:p>0.001005695</text:p>
          </table:table-cell>
          <table:table-cell office:value-type="float" office:value="1.4775939332199999E-3" table:style-name="ce1">
            <text:p>0.001477594</text:p>
          </table:table-cell>
          <table:table-cell office:value-type="float" office:value="1.2952138754666667E-3" table:formula="of:=AVERAGE([.F59:.H59])" table:style-name="ce1">
            <text:p>0.001295214</text:p>
          </table:table-cell>
          <table:table-cell office:value-type="float" office:value="1.3099650468999999E-3" table:style-name="ce1">
            <text:p>0.001309965</text:p>
          </table:table-cell>
          <table:table-cell office:value-type="float" office:value="1.3092741284999999E-3" table:style-name="ce1">
            <text:p>0.001309274</text:p>
          </table:table-cell>
          <table:table-cell office:value-type="float" office:value="1.16710019058E-3" table:style-name="ce1">
            <text:p>0.0011671</text:p>
          </table:table-cell>
          <table:table-cell office:value-type="float" office:value="1.2621131219933332E-3" table:formula="of:=AVERAGE([.J59:.L59])" table:style-name="ce1">
            <text:p>0.001262113</text:p>
          </table:table-cell>
          <table:table-cell table:number-columns-repeated="16371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1.5809092935E-4" table:style-name="ce1">
            <text:p>0.000158091</text:p>
          </table:table-cell>
          <table:table-cell office:value-type="float" office:value="2.5919436701100001E-4" table:style-name="ce1">
            <text:p>0.000259194</text:p>
          </table:table-cell>
          <table:table-cell office:value-type="float" office:value="2.21331513946E-4" table:style-name="ce1">
            <text:p>0.000221332</text:p>
          </table:table-cell>
          <table:table-cell office:value-type="float" office:value="2.1287227010233334E-4" table:formula="of:=AVERAGE([.B60:.D60])" table:style-name="ce1">
            <text:p>0.000212872</text:p>
          </table:table-cell>
          <table:table-cell office:value-type="float" office:value="1.2963702959700001E-3" table:style-name="ce1">
            <text:p>0.00129637</text:p>
          </table:table-cell>
          <table:table-cell office:value-type="float" office:value="9.9913467348900008E-4" table:style-name="ce1">
            <text:p>0.000999135</text:p>
          </table:table-cell>
          <table:table-cell office:value-type="float" office:value="1.29597183506E-3" table:style-name="ce1">
            <text:p>0.001295972</text:p>
          </table:table-cell>
          <table:table-cell office:value-type="float" office:value="1.1971589348396669E-3" table:formula="of:=AVERAGE([.F60:.H60])" table:style-name="ce1">
            <text:p>0.001197159</text:p>
          </table:table-cell>
          <table:table-cell office:value-type="float" office:value="1.2580365778900001E-3" table:style-name="ce1">
            <text:p>0.001258037</text:p>
          </table:table-cell>
          <table:table-cell office:value-type="float" office:value="1.3659301605E-3" table:style-name="ce1">
            <text:p>0.00136593</text:p>
          </table:table-cell>
          <table:table-cell office:value-type="float" office:value="1.0497227087899999E-3" table:style-name="ce1">
            <text:p>0.001049723</text:p>
          </table:table-cell>
          <table:table-cell office:value-type="float" office:value="1.2245631490600001E-3" table:formula="of:=AVERAGE([.J60:.L60])" table:style-name="ce1">
            <text:p>0.001224563</text:p>
          </table:table-cell>
          <table:table-cell table:number-columns-repeated="16371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1.7285993953E-4" table:style-name="ce1">
            <text:p>0.00017286</text:p>
          </table:table-cell>
          <table:table-cell office:value-type="float" office:value="8.9675861474400006E-5" table:style-name="ce1">
            <text:p>8.96759E-05</text:p>
          </table:table-cell>
          <table:table-cell office:value-type="float" office:value="2.4969471619699999E-4" table:style-name="ce1">
            <text:p>0.000249695</text:p>
          </table:table-cell>
          <table:table-cell office:value-type="float" office:value="1.707435057338E-4" table:formula="of:=AVERAGE([.B61:.D61])" table:style-name="ce1">
            <text:p>0.000170744</text:p>
          </table:table-cell>
          <table:table-cell office:value-type="float" office:value="1.1972541520199999E-3" table:style-name="ce1">
            <text:p>0.001197254</text:p>
          </table:table-cell>
          <table:table-cell office:value-type="float" office:value="1.23562845664E-3" table:style-name="ce1">
            <text:p>0.001235628</text:p>
          </table:table-cell>
          <table:table-cell office:value-type="float" office:value="1.13375910578E-3" table:style-name="ce1">
            <text:p>0.001133759</text:p>
          </table:table-cell>
          <table:table-cell office:value-type="float" office:value="1.1888805714800001E-3" table:formula="of:=AVERAGE([.F61:.H61])" table:style-name="ce1">
            <text:p>0.001188881</text:p>
          </table:table-cell>
          <table:table-cell office:value-type="float" office:value="1.00564957276E-3" table:style-name="ce1">
            <text:p>0.00100565</text:p>
          </table:table-cell>
          <table:table-cell office:value-type="float" office:value="1.1524351595199999E-3" table:style-name="ce1">
            <text:p>0.001152435</text:p>
          </table:table-cell>
          <table:table-cell office:value-type="float" office:value="1.1331916310299999E-3" table:style-name="ce1">
            <text:p>0.001133192</text:p>
          </table:table-cell>
          <table:table-cell office:value-type="float" office:value="1.0970921211033333E-3" table:formula="of:=AVERAGE([.J61:.L61])" table:style-name="ce1">
            <text:p>0.001097092</text:p>
          </table:table-cell>
          <table:table-cell table:number-columns-repeated="16371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.5270583177499998E-4" table:style-name="ce1">
            <text:p>0.000352706</text:p>
          </table:table-cell>
          <table:table-cell office:value-type="float" office:value="4.5048771170699999E-4" table:style-name="ce1">
            <text:p>0.000450488</text:p>
          </table:table-cell>
          <table:table-cell office:value-type="float" office:value="1.5017100233200001E-4" table:style-name="ce1">
            <text:p>0.000150171</text:p>
          </table:table-cell>
          <table:table-cell office:value-type="float" office:value="3.1778818193799999E-4" table:formula="of:=AVERAGE([.B62:.D62])" table:style-name="ce1">
            <text:p>0.000317788</text:p>
          </table:table-cell>
          <table:table-cell office:value-type="float" office:value="7.7697170771799998E-4" table:style-name="ce1">
            <text:p>0.000776972</text:p>
          </table:table-cell>
          <table:table-cell office:value-type="float" office:value="9.4054888473399996E-4" table:style-name="ce1">
            <text:p>0.000940549</text:p>
          </table:table-cell>
          <table:table-cell office:value-type="float" office:value="9.0750423083000003E-4" table:style-name="ce1">
            <text:p>0.000907504</text:p>
          </table:table-cell>
          <table:table-cell office:value-type="float" office:value="8.7500827442733332E-4" table:formula="of:=AVERAGE([.F62:.H62])" table:style-name="ce1">
            <text:p>0.000875008</text:p>
          </table:table-cell>
          <table:table-cell office:value-type="float" office:value="1.0837772902999999E-3" table:style-name="ce1">
            <text:p>0.001083777</text:p>
          </table:table-cell>
          <table:table-cell office:value-type="float" office:value="8.4226196305799996E-4" table:style-name="ce1">
            <text:p>0.000842262</text:p>
          </table:table-cell>
          <table:table-cell office:value-type="float" office:value="7.6419142668699997E-4" table:style-name="ce1">
            <text:p>0.000764191</text:p>
          </table:table-cell>
          <table:table-cell office:value-type="float" office:value="8.9674356001499995E-4" table:formula="of:=AVERAGE([.J62:.L62])" table:style-name="ce1">
            <text:p>0.000896744</text:p>
          </table:table-cell>
          <table:table-cell table:number-columns-repeated="16371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3.1756768558299997E-4" table:style-name="ce1">
            <text:p>0.000317568</text:p>
          </table:table-cell>
          <table:table-cell office:value-type="float" office:value="1.9177226871199999E-4" table:style-name="ce1">
            <text:p>0.000191772</text:p>
          </table:table-cell>
          <table:table-cell office:value-type="float" office:value="9.9258755465900006E-5" table:style-name="ce1">
            <text:p>9.92588E-05</text:p>
          </table:table-cell>
          <table:table-cell office:value-type="float" office:value="2.0286623658696663E-4" table:formula="of:=AVERAGE([.B63:.D63])" table:style-name="ce1">
            <text:p>0.000202866</text:p>
          </table:table-cell>
          <table:table-cell office:value-type="float" office:value="9.7273580356600005E-4" table:style-name="ce1">
            <text:p>0.000972736</text:p>
          </table:table-cell>
          <table:table-cell office:value-type="float" office:value="7.5422325325899997E-4" table:style-name="ce1">
            <text:p>0.000754223</text:p>
          </table:table-cell>
          <table:table-cell office:value-type="float" office:value="8.8612013818399995E-4" table:style-name="ce1">
            <text:p>0.00088612</text:p>
          </table:table-cell>
          <table:table-cell office:value-type="float" office:value="8.7102639833633343E-4" table:formula="of:=AVERAGE([.F63:.H63])" table:style-name="ce1">
            <text:p>0.000871026</text:p>
          </table:table-cell>
          <table:table-cell office:value-type="float" office:value="8.2659930433399997E-4" table:style-name="ce1">
            <text:p>0.000826599</text:p>
          </table:table-cell>
          <table:table-cell office:value-type="float" office:value="8.4038618060999998E-4" table:style-name="ce1">
            <text:p>0.000840386</text:p>
          </table:table-cell>
          <table:table-cell office:value-type="float" office:value="6.6821480790500004E-4" table:style-name="ce1">
            <text:p>0.000668215</text:p>
          </table:table-cell>
          <table:table-cell office:value-type="float" office:value="7.7840009761633337E-4" table:formula="of:=AVERAGE([.J63:.L63])" table:style-name="ce1">
            <text:p>0.0007784</text:p>
          </table:table-cell>
          <table:table-cell table:number-columns-repeated="16371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35128482563E-5" table:style-name="ce1">
            <text:p>3.35128E-05</text:p>
          </table:table-cell>
          <table:table-cell office:value-type="float" office:value="7.3731542648900006E-5" table:style-name="ce1">
            <text:p>7.37315E-05</text:p>
          </table:table-cell>
          <table:table-cell office:value-type="float" office:value="3.0854891791600001E-4" table:style-name="ce1">
            <text:p>0.000308549</text:p>
          </table:table-cell>
          <table:table-cell office:value-type="float" office:value="1.3859776960706668E-4" table:formula="of:=AVERAGE([.B64:.D64])" table:style-name="ce1">
            <text:p>0.000138598</text:p>
          </table:table-cell>
          <table:table-cell office:value-type="float" office:value="6.6405093203600004E-4" table:style-name="ce1">
            <text:p>0.000664051</text:p>
          </table:table-cell>
          <table:table-cell office:value-type="float" office:value="7.3728266163900001E-4" table:style-name="ce1">
            <text:p>0.000737283</text:p>
          </table:table-cell>
          <table:table-cell office:value-type="float" office:value="8.8477851178599999E-4" table:style-name="ce1">
            <text:p>0.000884779</text:p>
          </table:table-cell>
          <table:table-cell office:value-type="float" office:value="7.6203736848700005E-4" table:formula="of:=AVERAGE([.F64:.H64])" table:style-name="ce1">
            <text:p>0.000762037</text:p>
          </table:table-cell>
          <table:table-cell office:value-type="float" office:value="8.1104631677699998E-4" table:style-name="ce1">
            <text:p>0.000811046</text:p>
          </table:table-cell>
          <table:table-cell office:value-type="float" office:value="6.8417345809399996E-4" table:style-name="ce1">
            <text:p>0.000684173</text:p>
          </table:table-cell>
          <table:table-cell office:value-type="float" office:value="5.6971654925999995E-4" table:style-name="ce1">
            <text:p>0.000569717</text:p>
          </table:table-cell>
          <table:table-cell office:value-type="float" office:value="6.8831210804366652E-4" table:formula="of:=AVERAGE([.J64:.L64])" table:style-name="ce1">
            <text:p>0.000688312</text:p>
          </table:table-cell>
          <table:table-cell table:number-columns-repeated="16371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3.39705806619E-5" table:style-name="ce1">
            <text:p>3.39706E-05</text:p>
          </table:table-cell>
          <table:table-cell office:value-type="float" office:value="3.8050152547099999E-4" table:style-name="ce1">
            <text:p>0.000380502</text:p>
          </table:table-cell>
          <table:table-cell office:value-type="float" office:value="1.3589046576200001E-5" table:style-name="ce1">
            <text:p>1.3589E-05</text:p>
          </table:table-cell>
          <table:table-cell office:value-type="float" office:value="1.4268705090303332E-4" table:formula="of:=AVERAGE([.B65:.D65])" table:style-name="ce1">
            <text:p>0.000142687</text:p>
          </table:table-cell>
          <table:table-cell office:value-type="float" office:value="8.4252088772299996E-4" table:style-name="ce1">
            <text:p>0.000842521</text:p>
          </table:table-cell>
          <table:table-cell office:value-type="float" office:value="6.4544103257499995E-4" table:style-name="ce1">
            <text:p>0.000645441</text:p>
          </table:table-cell>
          <table:table-cell office:value-type="float" office:value="7.7459239113799997E-4" table:style-name="ce1">
            <text:p>0.000774592</text:p>
          </table:table-cell>
          <table:table-cell office:value-type="float" office:value="7.5418477047866674E-4" table:formula="of:=AVERAGE([.F65:.H65])" table:style-name="ce1">
            <text:p>0.000754185</text:p>
          </table:table-cell>
          <table:table-cell office:value-type="float" office:value="6.59079327331E-4" table:style-name="ce1">
            <text:p>0.000659079</text:p>
          </table:table-cell>
          <table:table-cell office:value-type="float" office:value="7.2701083042300005E-4" table:style-name="ce1">
            <text:p>0.000727011</text:p>
          </table:table-cell>
          <table:table-cell office:value-type="float" office:value="4.6199732313299997E-4" table:style-name="ce1">
            <text:p>0.000461997</text:p>
          </table:table-cell>
          <table:table-cell office:value-type="float" office:value="6.1602916029566664E-4" table:formula="of:=AVERAGE([.J65:.L65])" table:style-name="ce1">
            <text:p>0.000616029</text:p>
          </table:table-cell>
          <table:table-cell table:number-columns-repeated="16371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1.17976314797E-4" table:style-name="ce1">
            <text:p>0.000117976</text:p>
          </table:table-cell>
          <table:table-cell office:value-type="float" office:value="4.09200434834E-4" table:style-name="ce1">
            <text:p>0.0004092</text:p>
          </table:table-cell>
          <table:table-cell office:value-type="float" office:value="1.17973056342E-4" table:style-name="ce1">
            <text:p>0.000117973</text:p>
          </table:table-cell>
          <table:table-cell office:value-type="float" office:value="2.1504993532433335E-4" table:formula="of:=AVERAGE([.B66:.D66])" table:style-name="ce1">
            <text:p>0.00021505</text:p>
          </table:table-cell>
          <table:table-cell office:value-type="float" office:value="3.4003998592700002E-4" table:style-name="ce1">
            <text:p>0.00034004</text:p>
          </table:table-cell>
          <table:table-cell office:value-type="float" office:value="3.1923002827500001E-4" table:style-name="ce1">
            <text:p>0.00031923</text:p>
          </table:table-cell>
          <table:table-cell office:value-type="float" office:value="8.3920767143999997E-4" table:style-name="ce1">
            <text:p>0.000839208</text:p>
          </table:table-cell>
          <table:table-cell office:value-type="float" office:value="4.994925618806667E-4" table:formula="of:=AVERAGE([.F66:.H66])" table:style-name="ce1">
            <text:p>0.000499493</text:p>
          </table:table-cell>
          <table:table-cell office:value-type="float" office:value="8.0452754813300001E-4" table:style-name="ce1">
            <text:p>0.000804528</text:p>
          </table:table-cell>
          <table:table-cell office:value-type="float" office:value="2.9840181539299998E-4" table:style-name="ce1">
            <text:p>0.000298402</text:p>
          </table:table-cell>
          <table:table-cell office:value-type="float" office:value="3.1228963822999998E-4" table:style-name="ce1">
            <text:p>0.00031229</text:p>
          </table:table-cell>
          <table:table-cell office:value-type="float" office:value="4.7173966725200001E-4" table:formula="of:=AVERAGE([.J66:.L66])" table:style-name="ce1">
            <text:p>0.00047174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4466575625799997E-5" table:style-name="ce1">
            <text:p>8.44666E-05</text:p>
          </table:table-cell>
          <table:table-cell office:value-type="float" office:value="1.4070597958900001E-4" table:style-name="ce1">
            <text:p>0.000140706</text:p>
          </table:table-cell>
          <table:table-cell office:value-type="float" office:value="4.9284973603000003E-5" table:style-name="ce1">
            <text:p>4.9285E-05</text:p>
          </table:table-cell>
          <table:table-cell office:value-type="float" office:value="9.1485842939266669E-5" table:formula="of:=AVERAGE([.B67:.D67])" table:style-name="ce1">
            <text:p>9.14858E-05</text:p>
          </table:table-cell>
          <table:table-cell office:value-type="float" office:value="2.1826202595600001E-4" table:style-name="ce1">
            <text:p>0.000218262</text:p>
          </table:table-cell>
          <table:table-cell office:value-type="float" office:value="2.6747748948199998E-4" table:style-name="ce1">
            <text:p>0.000267477</text:p>
          </table:table-cell>
          <table:table-cell office:value-type="float" office:value="3.3065905203400001E-4" table:style-name="ce1">
            <text:p>0.000330659</text:p>
          </table:table-cell>
          <table:table-cell office:value-type="float" office:value="2.7213285582400001E-4" table:formula="of:=AVERAGE([.F67:.H67])" table:style-name="ce1">
            <text:p>0.000272133</text:p>
          </table:table-cell>
          <table:table-cell office:value-type="float" office:value="3.1658705088600001E-4" table:style-name="ce1">
            <text:p>0.000316587</text:p>
          </table:table-cell>
          <table:table-cell office:value-type="float" office:value="2.1826067365099999E-4" table:style-name="ce1">
            <text:p>0.000218261</text:p>
          </table:table-cell>
          <table:table-cell office:value-type="float" office:value="1.6893199783200001E-4" table:style-name="ce1">
            <text:p>0.000168932</text:p>
          </table:table-cell>
          <table:table-cell office:value-type="float" office:value="2.3459324078966667E-4" table:formula="of:=AVERAGE([.J67:.L67])" table:style-name="ce1">
            <text:p>0.000234593</text:p>
          </table:table-cell>
          <table:table-cell table:number-columns-repeated="1637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0.181304372873" table:style-name="ce1">
            <text:p>0.181304373</text:p>
          </table:table-cell>
          <table:table-cell office:value-type="float" office:value="0.18144341008699999" table:style-name="ce1">
            <text:p>0.18144341</text:p>
          </table:table-cell>
          <table:table-cell office:value-type="float" office:value="0.181341114586" table:style-name="ce1">
            <text:p>0.181341115</text:p>
          </table:table-cell>
          <table:table-cell office:value-type="float" office:value="0.18136296584866665" table:formula="of:=AVERAGE([.B68:.D68])" table:style-name="ce1">
            <text:p>0.181362966</text:p>
          </table:table-cell>
          <table:table-cell office:value-type="float" office:value="0.519273430418" table:style-name="ce1">
            <text:p>0.51927343</text:p>
          </table:table-cell>
          <table:table-cell office:value-type="float" office:value="0.51934742131699996" table:style-name="ce1">
            <text:p>0.519347421</text:p>
          </table:table-cell>
          <table:table-cell office:value-type="float" office:value="0.52008921019499998" table:style-name="ce1">
            <text:p>0.52008921</text:p>
          </table:table-cell>
          <table:table-cell office:value-type="float" office:value="0.51957002064333324" table:formula="of:=AVERAGE([.F68:.H68])" table:style-name="ce1">
            <text:p>0.519570021</text:p>
          </table:table-cell>
          <table:table-cell office:value-type="float" office:value="0.36382964308600002" table:style-name="ce1">
            <text:p>0.363829643</text:p>
          </table:table-cell>
          <table:table-cell office:value-type="float" office:value="0.36360076854899998" table:style-name="ce1">
            <text:p>0.363600769</text:p>
          </table:table-cell>
          <table:table-cell office:value-type="float" office:value="0.36367306372000002" table:style-name="ce1">
            <text:p>0.363673064</text:p>
          </table:table-cell>
          <table:table-cell office:value-type="float" office:value="0.36370115845166667" table:formula="of:=AVERAGE([.J68:.L68])" table:style-name="ce1">
            <text:p>0.363701158</text:p>
          </table:table-cell>
          <table:table-cell table:number-columns-repeated="16371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4.8492251116599998E-4" table:style-name="ce1">
            <text:p>0.000484923</text:p>
          </table:table-cell>
          <table:table-cell office:value-type="float" office:value="2.42774668834E-4" table:style-name="ce1">
            <text:p>0.000242775</text:p>
          </table:table-cell>
          <table:table-cell office:value-type="float" office:value="7.1382427787800004E-5" table:style-name="ce1">
            <text:p>7.13824E-05</text:p>
          </table:table-cell>
          <table:table-cell office:value-type="float" office:value="2.6635986926259997E-4" table:formula="of:=AVERAGE([.B69:.D69])" table:style-name="ce1">
            <text:p>0.00026636</text:p>
          </table:table-cell>
          <table:table-cell office:value-type="float" office:value="2.9266795393000002E-4" table:style-name="ce1">
            <text:p>0.000292668</text:p>
          </table:table-cell>
          <table:table-cell office:value-type="float" office:value="7.1312133994899999E-4" table:style-name="ce1">
            <text:p>0.000713121</text:p>
          </table:table-cell>
          <table:table-cell office:value-type="float" office:value="3.7844286612299997E-4" table:style-name="ce1">
            <text:p>0.000378443</text:p>
          </table:table-cell>
          <table:table-cell office:value-type="float" office:value="4.6141072000066671E-4" table:formula="of:=AVERAGE([.F69:.H69])" table:style-name="ce1">
            <text:p>0.000461411</text:p>
          </table:table-cell>
          <table:table-cell office:value-type="float" office:value="3.71301268137E-4" table:style-name="ce1">
            <text:p>0.000371301</text:p>
          </table:table-cell>
          <table:table-cell office:value-type="float" office:value="2.56975822858E-4" table:style-name="ce1">
            <text:p>0.000256976</text:p>
          </table:table-cell>
          <table:table-cell office:value-type="float" office:value="6.4893852198900004E-4" table:style-name="ce1">
            <text:p>0.000648939</text:p>
          </table:table-cell>
          <table:table-cell office:value-type="float" office:value="4.2573853766133331E-4" table:formula="of:=AVERAGE([.J69:.L69])" table:style-name="ce1">
            <text:p>0.000425739</text:p>
          </table:table-cell>
          <table:table-cell table:number-columns-repeated="16371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.3757756750000001E-4" table:style-name="ce1">
            <text:p>0.000137578</text:p>
          </table:table-cell>
          <table:table-cell office:value-type="float" office:value="9.4158746286400003E-5" table:style-name="ce1">
            <text:p>9.41587E-05</text:p>
          </table:table-cell>
          <table:table-cell office:value-type="float" office:value="4.3461817815199997E-5" table:style-name="ce1">
            <text:p>4.34618E-05</text:p>
          </table:table-cell>
          <table:table-cell office:value-type="float" office:value="9.173271053386667E-5" table:formula="of:=AVERAGE([.B70:.D70])" table:style-name="ce1">
            <text:p>9.17327E-05</text:p>
          </table:table-cell>
          <table:table-cell office:value-type="float" office:value="3.33207269916E-4" table:style-name="ce1">
            <text:p>0.000333207</text:p>
          </table:table-cell>
          <table:table-cell office:value-type="float" office:value="3.9100992868300002E-4" table:style-name="ce1">
            <text:p>0.00039101</text:p>
          </table:table-cell>
          <table:table-cell office:value-type="float" office:value="2.82476238859E-4" table:style-name="ce1">
            <text:p>0.000282476</text:p>
          </table:table-cell>
          <table:table-cell office:value-type="float" office:value="3.355644791526666E-4" table:formula="of:=AVERAGE([.F70:.H70])" table:style-name="ce1">
            <text:p>0.000335564</text:p>
          </table:table-cell>
          <table:table-cell office:value-type="float" office:value="2.7523268025899999E-4" table:style-name="ce1">
            <text:p>0.000275233</text:p>
          </table:table-cell>
          <table:table-cell office:value-type="float" office:value="1.95577060984E-4" table:style-name="ce1">
            <text:p>0.000195577</text:p>
          </table:table-cell>
          <table:table-cell office:value-type="float" office:value="3.7652783409599999E-4" table:style-name="ce1">
            <text:p>0.000376528</text:p>
          </table:table-cell>
          <table:table-cell office:value-type="float" office:value="2.8244585844633337E-4" table:formula="of:=AVERAGE([.J70:.L70])" table:style-name="ce1">
            <text:p>0.000282446</text:p>
          </table:table-cell>
          <table:table-cell table:number-columns-repeated="16371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4.77525658923E-4" table:style-name="ce1">
            <text:p>0.000477526</text:p>
          </table:table-cell>
          <table:table-cell office:value-type="float" office:value="4.9922982786600005E-4" table:style-name="ce1">
            <text:p>0.00049923</text:p>
          </table:table-cell>
          <table:table-cell office:value-type="float" office:value="2.27762818087E-4" table:style-name="ce1">
            <text:p>0.000227763</text:p>
          </table:table-cell>
          <table:table-cell office:value-type="float" office:value="4.0150610162533341E-4" table:formula="of:=AVERAGE([.B71:.D71])" table:style-name="ce1">
            <text:p>0.000401506</text:p>
          </table:table-cell>
          <table:table-cell office:value-type="float" office:value="4.5552563617500002E-4" table:style-name="ce1">
            <text:p>0.000455526</text:p>
          </table:table-cell>
          <table:table-cell office:value-type="float" office:value="6.5384282529499995E-4" table:style-name="ce1">
            <text:p>0.000653843</text:p>
          </table:table-cell>
          <table:table-cell office:value-type="float" office:value="8.36944123188E-4" table:style-name="ce1">
            <text:p>0.000836944</text:p>
          </table:table-cell>
          <table:table-cell office:value-type="float" office:value="6.4877086155266668E-4" table:formula="of:=AVERAGE([.F71:.H71])" table:style-name="ce1">
            <text:p>0.000648771</text:p>
          </table:table-cell>
          <table:table-cell office:value-type="float" office:value="7.4884369723200001E-4" table:style-name="ce1">
            <text:p>0.000748844</text:p>
          </table:table-cell>
          <table:table-cell office:value-type="float" office:value="4.1878815931600002E-4" table:style-name="ce1">
            <text:p>0.000418788</text:p>
          </table:table-cell>
          <table:table-cell office:value-type="float" office:value="6.2445360309700004E-4" table:style-name="ce1">
            <text:p>0.000624454</text:p>
          </table:table-cell>
          <table:table-cell office:value-type="float" office:value="5.9736181988166671E-4" table:formula="of:=AVERAGE([.J71:.L71])" table:style-name="ce1">
            <text:p>0.000597362</text:p>
          </table:table-cell>
          <table:table-cell table:number-columns-repeated="16371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2.66387354592E-4" table:style-name="ce1">
            <text:p>0.000266387</text:p>
          </table:table-cell>
          <table:table-cell office:value-type="float" office:value="3.2557194481400002E-4" table:style-name="ce1">
            <text:p>0.000325572</text:p>
          </table:table-cell>
          <table:table-cell office:value-type="float" office:value="2.7392274697400003E-4" table:style-name="ce1">
            <text:p>0.000273923</text:p>
          </table:table-cell>
          <table:table-cell office:value-type="float" office:value="2.8862734879333331E-4" table:formula="of:=AVERAGE([.B72:.D72])" table:style-name="ce1">
            <text:p>0.000288627</text:p>
          </table:table-cell>
          <table:table-cell office:value-type="float" office:value="4.2939241417599999E-4" table:style-name="ce1">
            <text:p>0.000429392</text:p>
          </table:table-cell>
          <table:table-cell office:value-type="float" office:value="5.7717260161699996E-4" table:style-name="ce1">
            <text:p>0.000577173</text:p>
          </table:table-cell>
          <table:table-cell office:value-type="float" office:value="5.1795536675000001E-4" table:style-name="ce1">
            <text:p>0.000517955</text:p>
          </table:table-cell>
          <table:table-cell office:value-type="float" office:value="5.0817346084766667E-4" table:formula="of:=AVERAGE([.F72:.H72])" table:style-name="ce1">
            <text:p>0.000508173</text:p>
          </table:table-cell>
          <table:table-cell office:value-type="float" office:value="4.7355842157100001E-4" table:style-name="ce1">
            <text:p>0.000473558</text:p>
          </table:table-cell>
          <table:table-cell office:value-type="float" office:value="3.8497131223400001E-4" table:style-name="ce1">
            <text:p>0.000384971</text:p>
          </table:table-cell>
          <table:table-cell office:value-type="float" office:value="5.1797368693700004E-4" table:style-name="ce1">
            <text:p>0.000517974</text:p>
          </table:table-cell>
          <table:table-cell office:value-type="float" office:value="4.5883447358066668E-4" table:formula="of:=AVERAGE([.J72:.L72])" table:style-name="ce1">
            <text:p>0.000458834</text:p>
          </table:table-cell>
          <table:table-cell table:number-columns-repeated="16371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5.1802101258400005E-4" table:style-name="ce1">
            <text:p>0.000518021</text:p>
          </table:table-cell>
          <table:table-cell office:value-type="float" office:value="9.76757088326E-5" table:style-name="ce1">
            <text:p>9.76757E-05</text:p>
          </table:table-cell>
          <table:table-cell office:value-type="float" office:value="7.5143217336499997E-6" table:style-name="ce1">
            <text:p>7.51432E-06</text:p>
          </table:table-cell>
          <table:table-cell office:value-type="float" office:value="2.0773701438341671E-4" table:formula="of:=AVERAGE([.B73:.D73])" table:style-name="ce1">
            <text:p>0.000207737</text:p>
          </table:table-cell>
          <table:table-cell office:value-type="float" office:value="2.3294379870199999E-4" table:style-name="ce1">
            <text:p>0.000232944</text:p>
          </table:table-cell>
          <table:table-cell office:value-type="float" office:value="6.5315692891000003E-4" table:style-name="ce1">
            <text:p>0.000653157</text:p>
          </table:table-cell>
          <table:table-cell office:value-type="float" office:value="1.7281086947299999E-4" table:style-name="ce1">
            <text:p>0.000172811</text:p>
          </table:table-cell>
          <table:table-cell office:value-type="float" office:value="3.5297053236166666E-4" table:formula="of:=AVERAGE([.F73:.H73])" table:style-name="ce1">
            <text:p>0.000352971</text:p>
          </table:table-cell>
          <table:table-cell office:value-type="float" office:value="1.6529670758999999E-4" table:style-name="ce1">
            <text:p>0.000165297</text:p>
          </table:table-cell>
          <table:table-cell office:value-type="float" office:value="2.0288548241699999E-4" table:style-name="ce1">
            <text:p>0.000202885</text:p>
          </table:table-cell>
          <table:table-cell office:value-type="float" office:value="6.2312312312300003E-4" table:style-name="ce1">
            <text:p>0.000623123</text:p>
          </table:table-cell>
          <table:table-cell office:value-type="float" office:value="3.3043510437666667E-4" table:formula="of:=AVERAGE([.J73:.L73])" table:style-name="ce1">
            <text:p>0.000330435</text:p>
          </table:table-cell>
          <table:table-cell table:number-columns-repeated="16371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4.4994519820000002E-4" table:style-name="ce1">
            <text:p>0.000449945</text:p>
          </table:table-cell>
          <table:table-cell office:value-type="float" office:value="4.1189340686799999E-4" table:style-name="ce1">
            <text:p>0.000411893</text:p>
          </table:table-cell>
          <table:table-cell office:value-type="float" office:value="1.9836516585600001E-4" table:style-name="ce1">
            <text:p>0.000198365</text:p>
          </table:table-cell>
          <table:table-cell office:value-type="float" office:value="3.5340125697466668E-4" table:formula="of:=AVERAGE([.B74:.D74])" table:style-name="ce1">
            <text:p>0.000353401</text:p>
          </table:table-cell>
          <table:table-cell office:value-type="float" office:value="3.1280660769600002E-4" table:style-name="ce1">
            <text:p>0.000312807</text:p>
          </table:table-cell>
          <table:table-cell office:value-type="float" office:value="5.3383328599999999E-4" table:style-name="ce1">
            <text:p>0.000533833</text:p>
          </table:table-cell>
          <table:table-cell office:value-type="float" office:value="5.4156355347499999E-4" table:style-name="ce1">
            <text:p>0.000541564</text:p>
          </table:table-cell>
          <table:table-cell office:value-type="float" office:value="4.6273448239033337E-4" table:formula="of:=AVERAGE([.F74:.H74])" table:style-name="ce1">
            <text:p>0.000462734</text:p>
          </table:table-cell>
          <table:table-cell office:value-type="float" office:value="5.2630776036999998E-4" table:style-name="ce1">
            <text:p>0.000526308</text:p>
          </table:table-cell>
          <table:table-cell office:value-type="float" office:value="2.8991699218799998E-4" table:style-name="ce1">
            <text:p>0.000289917</text:p>
          </table:table-cell>
          <table:table-cell office:value-type="float" office:value="5.1857726801300002E-4" table:style-name="ce1">
            <text:p>0.000518577</text:p>
          </table:table-cell>
          <table:table-cell office:value-type="float" office:value="4.4493400685700007E-4" table:formula="of:=AVERAGE([.J74:.L74])" table:style-name="ce1">
            <text:p>0.000444934</text:p>
          </table:table-cell>
          <table:table-cell table:number-columns-repeated="16371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5.4259776119499997E-5" table:style-name="ce1">
            <text:p>5.42598E-05</text:p>
          </table:table-cell>
          <table:table-cell office:value-type="float" office:value="3.09983995526E-5" table:style-name="ce1">
            <text:p>3.09984E-05</text:p>
          </table:table-cell>
          <table:table-cell office:value-type="float" office:value="2.4018590699100001E-4" table:style-name="ce1">
            <text:p>0.000240186</text:p>
          </table:table-cell>
          <table:table-cell office:value-type="float" office:value="1.0848136088770001E-4" table:formula="of:=AVERAGE([.B75:.D75])" table:style-name="ce1">
            <text:p>0.000108481</text:p>
          </table:table-cell>
          <table:table-cell office:value-type="float" office:value="2.78925569409E-4" table:style-name="ce1">
            <text:p>0.000278926</text:p>
          </table:table-cell>
          <table:table-cell office:value-type="float" office:value="1.0851955223899999E-4" table:style-name="ce1">
            <text:p>0.00010852</text:p>
          </table:table-cell>
          <table:table-cell office:value-type="float" office:value="8.5245598769700002E-5" table:style-name="ce2">
            <text:p>8.52E-05</text:p>
          </table:table-cell>
          <table:table-cell office:value-type="float" office:value="1.5756357347256666E-4" table:formula="of:=AVERAGE([.F75:.H75])" table:style-name="ce1">
            <text:p>0.000157564</text:p>
          </table:table-cell>
          <table:table-cell office:value-type="float" office:value="6.1996760669300003E-5" table:style-name="ce1">
            <text:p>6.19968E-05</text:p>
          </table:table-cell>
          <table:table-cell office:value-type="float" office:value="2.7117698559699999E-4" table:style-name="ce1">
            <text:p>0.000271177</text:p>
          </table:table-cell>
          <table:table-cell office:value-type="float" office:value="1.00767382373E-4" table:style-name="ce1">
            <text:p>0.000100767</text:p>
          </table:table-cell>
          <table:table-cell office:value-type="float" office:value="1.4464704287976666E-4" table:formula="of:=AVERAGE([.J75:.L75])" table:style-name="ce1">
            <text:p>0.000144647</text:p>
          </table:table-cell>
          <table:table-cell table:number-columns-repeated="16371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.4051946768400001E-4" table:style-name="ce1">
            <text:p>0.000140519</text:p>
          </table:table-cell>
          <table:table-cell office:value-type="float" office:value="7.0283266553800006E-5" table:style-name="ce1">
            <text:p>7.02833E-05</text:p>
          </table:table-cell>
          <table:table-cell office:value-type="float" office:value="7.8100636262500004E-5" table:style-name="ce1">
            <text:p>7.81006E-05</text:p>
          </table:table-cell>
          <table:table-cell office:value-type="float" office:value="9.6301123500099997E-5" table:formula="of:=AVERAGE([.B76:.D76])" table:style-name="ce1">
            <text:p>9.63011E-05</text:p>
          </table:table-cell>
          <table:table-cell office:value-type="float" office:value="1.71821399777E-4" table:style-name="ce1">
            <text:p>0.000171821</text:p>
          </table:table-cell>
          <table:table-cell office:value-type="float" office:value="2.4981238699400002E-4" table:style-name="ce1">
            <text:p>0.000249812</text:p>
          </table:table-cell>
          <table:table-cell office:value-type="float" office:value="2.3427755517899999E-4" table:style-name="ce1">
            <text:p>0.000234278</text:p>
          </table:table-cell>
          <table:table-cell office:value-type="float" office:value="2.1863711398333334E-4" table:formula="of:=AVERAGE([.F76:.H76])" table:style-name="ce1">
            <text:p>0.000218637</text:p>
          </table:table-cell>
          <table:table-cell office:value-type="float" office:value="2.10848548269E-4" table:style-name="ce1">
            <text:p>0.000210849</text:p>
          </table:table-cell>
          <table:table-cell office:value-type="float" office:value="1.4839112777299999E-4" table:style-name="ce1">
            <text:p>0.000148391</text:p>
          </table:table-cell>
          <table:table-cell office:value-type="float" office:value="2.18584354044E-4" table:style-name="ce1">
            <text:p>0.000218584</text:p>
          </table:table-cell>
          <table:table-cell office:value-type="float" office:value="1.9260801002866665E-4" table:formula="of:=AVERAGE([.J76:.L76])" table:style-name="ce1">
            <text:p>0.000192608</text:p>
          </table:table-cell>
          <table:table-cell table:number-columns-repeated="16371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1.74500662389E-4" table:style-name="ce1">
            <text:p>0.000174501</text:p>
          </table:table-cell>
          <table:table-cell office:value-type="float" office:value="2.14202634264E-4" table:style-name="ce1">
            <text:p>0.000214203</text:p>
          </table:table-cell>
          <table:table-cell office:value-type="float" office:value="1.5066145134899999E-4" table:style-name="ce1">
            <text:p>0.000150661</text:p>
          </table:table-cell>
          <table:table-cell office:value-type="float" office:value="1.7978824933400001E-4" table:formula="of:=AVERAGE([.B77:.D77])" table:style-name="ce1">
            <text:p>0.000179788</text:p>
          </table:table-cell>
          <table:table-cell office:value-type="float" office:value="2.6167515234299998E-4" table:style-name="ce1">
            <text:p>0.000261675</text:p>
          </table:table-cell>
          <table:table-cell office:value-type="float" office:value="2.85546538454E-4" table:style-name="ce1">
            <text:p>0.000285547</text:p>
          </table:table-cell>
          <table:table-cell office:value-type="float" office:value="3.4113752864300002E-4" table:style-name="ce1">
            <text:p>0.000341138</text:p>
          </table:table-cell>
          <table:table-cell office:value-type="float" office:value="2.9611973981333333E-4" table:formula="of:=AVERAGE([.F77:.H77])" table:style-name="ce1">
            <text:p>0.00029612</text:p>
          </table:table-cell>
          <table:table-cell office:value-type="float" office:value="3.1733690866300003E-4" table:style-name="ce1">
            <text:p>0.000317337</text:p>
          </table:table-cell>
          <table:table-cell office:value-type="float" office:value="2.3788567214600001E-4" table:style-name="ce1">
            <text:p>0.000237886</text:p>
          </table:table-cell>
          <table:table-cell office:value-type="float" office:value="2.7761253222299999E-4" table:style-name="ce1">
            <text:p>0.000277613</text:p>
          </table:table-cell>
          <table:table-cell office:value-type="float" office:value="2.7761170434400004E-4" table:formula="of:=AVERAGE([.J77:.L77])" table:style-name="ce1">
            <text:p>0.000277612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59916945535E-5" table:style-name="ce1">
            <text:p>1.59917E-05</text:p>
          </table:table-cell>
          <table:table-cell office:value-type="float" office:value="3.19863047438E-5" table:style-name="ce1">
            <text:p>3.19863E-05</text:p>
          </table:table-cell>
          <table:table-cell office:value-type="float" office:value="2.15867440122E-4" table:style-name="ce1">
            <text:p>0.000215867</text:p>
          </table:table-cell>
          <table:table-cell office:value-type="float" office:value="8.7948479806433333E-5" table:formula="of:=AVERAGE([.B78:.D78])" table:style-name="ce1">
            <text:p>8.79485E-05</text:p>
          </table:table-cell>
          <table:table-cell office:value-type="float" office:value="3.1180852462100002E-4" table:style-name="ce1">
            <text:p>0.000311809</text:p>
          </table:table-cell>
          <table:table-cell office:value-type="float" office:value="1.51921098258E-4" table:style-name="ce1">
            <text:p>0.000151921</text:p>
          </table:table-cell>
          <table:table-cell office:value-type="float" office:value="9.5958914231300004E-5" table:style-name="ce2">
            <text:p>9.60E-05</text:p>
          </table:table-cell>
          <table:table-cell office:value-type="float" office:value="1.8656284570343334E-4" table:formula="of:=AVERAGE([.F78:.H78])" table:style-name="ce1">
            <text:p>0.000186563</text:p>
          </table:table-cell>
          <table:table-cell office:value-type="float" office:value="7.9965454923500005E-5" table:style-name="ce1">
            <text:p>7.99655E-05</text:p>
          </table:table-cell>
          <table:table-cell office:value-type="float" office:value="2.87822701216E-4" table:style-name="ce1">
            <text:p>0.000287823</text:p>
          </table:table-cell>
          <table:table-cell office:value-type="float" office:value="1.4392515891699999E-4" table:style-name="ce1">
            <text:p>0.000143925</text:p>
          </table:table-cell>
          <table:table-cell office:value-type="float" office:value="1.7057110501883334E-4" table:formula="of:=AVERAGE([.J78:.L78])" table:style-name="ce1">
            <text:p>0.000170571</text:p>
          </table:table-cell>
          <table:table-cell table:number-columns-repeated="1637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16843311224099999" table:style-name="ce1">
            <text:p>0.168433112</text:p>
          </table:table-cell>
          <table:table-cell office:value-type="float" office:value="0.16756582757800001" table:style-name="ce1">
            <text:p>0.167565828</text:p>
          </table:table-cell>
          <table:table-cell office:value-type="float" office:value="0.16794239364999999" table:style-name="ce1">
            <text:p>0.167942394</text:p>
          </table:table-cell>
          <table:table-cell office:value-type="float" office:value="0.16798044448966665" table:formula="of:=AVERAGE([.B79:.D79])" table:style-name="ce1">
            <text:p>0.167980444</text:p>
          </table:table-cell>
          <table:table-cell office:value-type="float" office:value="0.54794307240499995" table:style-name="ce1">
            <text:p>0.547943072</text:p>
          </table:table-cell>
          <table:table-cell office:value-type="float" office:value="0.54799454531000003" table:style-name="ce1">
            <text:p>0.547994545</text:p>
          </table:table-cell>
          <table:table-cell office:value-type="float" office:value="0.54628480875600005" table:style-name="ce1">
            <text:p>0.546284809</text:p>
          </table:table-cell>
          <table:table-cell office:value-type="float" office:value="0.54740747549033342" table:formula="of:=AVERAGE([.F79:.H79])" table:style-name="ce1">
            <text:p>0.547407475</text:p>
          </table:table-cell>
          <table:table-cell office:value-type="float" office:value="0.37670344605400002" table:style-name="ce1">
            <text:p>0.376703446</text:p>
          </table:table-cell>
          <table:table-cell office:value-type="float" office:value="0.37748753686199998" table:style-name="ce1">
            <text:p>0.377487537</text:p>
          </table:table-cell>
          <table:table-cell office:value-type="float" office:value="0.377168890782" table:style-name="ce1">
            <text:p>0.377168891</text:p>
          </table:table-cell>
          <table:table-cell office:value-type="float" office:value="0.37711995789933334" table:formula="of:=AVERAGE([.J79:.L79])" table:style-name="ce1">
            <text:p>0.377119958</text:p>
          </table:table-cell>
          <table:table-cell table:number-columns-repeated="16371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2.19338026463E-4" table:style-name="ce1">
            <text:p>0.000219338</text:p>
          </table:table-cell>
          <table:table-cell office:value-type="float" office:value="3.7372003933200003E-4" table:style-name="ce1">
            <text:p>0.00037372</text:p>
          </table:table-cell>
          <table:table-cell office:value-type="float" office:value="4.8767701151500001E-5" table:style-name="ce1">
            <text:p>4.87677E-05</text:p>
          </table:table-cell>
          <table:table-cell office:value-type="float" office:value="2.1394192231550003E-4" table:formula="of:=AVERAGE([.B80:.D80])" table:style-name="ce1">
            <text:p>0.000213942</text:p>
          </table:table-cell>
          <table:table-cell office:value-type="float" office:value="1.3004720307100001E-4" table:style-name="ce1">
            <text:p>0.000130047</text:p>
          </table:table-cell>
          <table:table-cell office:value-type="float" office:value="4.2242879170700001E-4" table:style-name="ce1">
            <text:p>0.000422429</text:p>
          </table:table-cell>
          <table:table-cell office:value-type="float" office:value="4.3871482878099998E-4" table:style-name="ce1">
            <text:p>0.000438715</text:p>
          </table:table-cell>
          <table:table-cell office:value-type="float" office:value="3.303969411863333E-4" table:formula="of:=AVERAGE([.F80:.H80])" table:style-name="ce1">
            <text:p>0.000330397</text:p>
          </table:table-cell>
          <table:table-cell office:value-type="float" office:value="4.3871408028499999E-4" table:style-name="ce1">
            <text:p>0.000438714</text:p>
          </table:table-cell>
          <table:table-cell office:value-type="float" office:value="1.21918509668E-4" table:style-name="ce1">
            <text:p>0.000121919</text:p>
          </table:table-cell>
          <table:table-cell office:value-type="float" office:value="3.9805683276699998E-4" table:style-name="ce1">
            <text:p>0.000398057</text:p>
          </table:table-cell>
          <table:table-cell office:value-type="float" office:value="3.1956314090666668E-4" table:formula="of:=AVERAGE([.J80:.L80])" table:style-name="ce1">
            <text:p>0.000319563</text:p>
          </table:table-cell>
          <table:table-cell table:number-columns-repeated="16371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1.4040603111600001E-4" table:style-name="ce1">
            <text:p>0.000140406</text:p>
          </table:table-cell>
          <table:table-cell office:value-type="float" office:value="8.2591503333000004E-5" table:style-name="ce1">
            <text:p>8.25915E-05</text:p>
          </table:table-cell>
          <table:table-cell office:value-type="float" office:value="1.07382523726E-4" table:style-name="ce1">
            <text:p>0.000107383</text:p>
          </table:table-cell>
          <table:table-cell office:value-type="float" office:value="1.1012668605833334E-4" table:formula="of:=AVERAGE([.B81:.D81])" table:style-name="ce1">
            <text:p>0.000110127</text:p>
          </table:table-cell>
          <table:table-cell office:value-type="float" office:value="1.9824465918600001E-4" table:style-name="ce1">
            <text:p>0.000198245</text:p>
          </table:table-cell>
          <table:table-cell office:value-type="float" office:value="2.31256992427E-4" table:style-name="ce1">
            <text:p>0.000231257</text:p>
          </table:table-cell>
          <table:table-cell office:value-type="float" office:value="1.7344215699900001E-4" table:style-name="ce1">
            <text:p>0.000173442</text:p>
          </table:table-cell>
          <table:table-cell office:value-type="float" office:value="2.0098126953733332E-4" table:formula="of:=AVERAGE([.F81:.H81])" table:style-name="ce1">
            <text:p>0.000200981</text:p>
          </table:table-cell>
          <table:table-cell office:value-type="float" office:value="1.4866449726600001E-4" table:style-name="ce1">
            <text:p>0.000148664</text:p>
          </table:table-cell>
          <table:table-cell office:value-type="float" office:value="1.73463403352E-4" table:style-name="ce1">
            <text:p>0.000173463</text:p>
          </table:table-cell>
          <table:table-cell office:value-type="float" office:value="2.22996745899E-4" table:style-name="ce1">
            <text:p>0.000222997</text:p>
          </table:table-cell>
          <table:table-cell office:value-type="float" office:value="1.8170821550566666E-4" table:formula="of:=AVERAGE([.J81:.L81])" table:style-name="ce1">
            <text:p>0.000181708</text:p>
          </table:table-cell>
          <table:table-cell table:number-columns-repeated="16371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8.3296148544400003E-6" table:style-name="ce1">
            <text:p>8.32961E-06</text:p>
          </table:table-cell>
          <table:table-cell office:value-type="float" office:value="1.16624701212E-4" table:style-name="ce1">
            <text:p>0.000116625</text:p>
          </table:table-cell>
          <table:table-cell office:value-type="float" office:value="8.3328000341299992E-6" table:style-name="ce1">
            <text:p>8.3328E-06</text:p>
          </table:table-cell>
          <table:table-cell office:value-type="float" office:value="4.4429038700190009E-5" table:formula="of:=AVERAGE([.B82:.D82])" table:style-name="ce1">
            <text:p>4.4429E-05</text:p>
          </table:table-cell>
          <table:table-cell office:value-type="float" office:value="3.3331050156399999E-5" table:style-name="ce2">
            <text:p>3.33E-05</text:p>
          </table:table-cell>
          <table:table-cell office:value-type="float" office:value="9.1625175732899997E-5" table:style-name="ce2">
            <text:p>9.16E-05</text:p>
          </table:table-cell>
          <table:table-cell office:value-type="float" office:value="1.24955037013E-4" table:style-name="ce1">
            <text:p>0.000124955</text:p>
          </table:table-cell>
          <table:table-cell office:value-type="float" office:value="8.3303754300766662E-5" table:formula="of:=AVERAGE([.F82:.H82])" table:style-name="ce1">
            <text:p>8.33038E-05</text:p>
          </table:table-cell>
          <table:table-cell office:value-type="float" office:value="1.16623904568E-4" table:style-name="ce1">
            <text:p>0.000116624</text:p>
          </table:table-cell>
          <table:table-cell office:value-type="float" office:value="8.3327778148099992E-6" table:style-name="ce1">
            <text:p>8.33278E-06</text:p>
          </table:table-cell>
          <table:table-cell office:value-type="float" office:value="6.6636680160600005E-5" table:style-name="ce1">
            <text:p>6.66367E-05</text:p>
          </table:table-cell>
          <table:table-cell office:value-type="float" office:value="6.3864454181136667E-5" table:formula="of:=AVERAGE([.J82:.L82])" table:style-name="ce1">
            <text:p>6.38645E-05</text:p>
          </table:table-cell>
          <table:table-cell table:number-columns-repeated="16371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.0075961836599999E-4" table:style-name="ce1">
            <text:p>0.00010076</text:p>
          </table:table-cell>
          <table:table-cell office:value-type="float" office:value="3.3600792844300002E-5" table:style-name="ce1">
            <text:p>3.36008E-05</text:p>
          </table:table-cell>
          <table:table-cell office:value-type="float" office:value="1.2600131142199999E-4" table:style-name="ce1">
            <text:p>0.000126001</text:p>
          </table:table-cell>
          <table:table-cell office:value-type="float" office:value="8.6787240877433337E-5" table:formula="of:=AVERAGE([.B83:.D83])" table:style-name="ce1">
            <text:p>8.67872E-05</text:p>
          </table:table-cell>
          <table:table-cell office:value-type="float" office:value="2.6040271027100002E-4" table:style-name="ce1">
            <text:p>0.000260403</text:p>
          </table:table-cell>
          <table:table-cell office:value-type="float" office:value="2.0151923673199999E-4" table:style-name="ce1">
            <text:p>0.000201519</text:p>
          </table:table-cell>
          <table:table-cell office:value-type="float" office:value="1.51203237564E-4" table:style-name="ce1">
            <text:p>0.000151203</text:p>
          </table:table-cell>
          <table:table-cell office:value-type="float" office:value="2.0437506152233334E-4" table:formula="of:=AVERAGE([.F83:.H83])" table:style-name="ce1">
            <text:p>0.000204375</text:p>
          </table:table-cell>
          <table:table-cell office:value-type="float" office:value="1.17602587257E-4" table:style-name="ce1">
            <text:p>0.000117603</text:p>
          </table:table-cell>
          <table:table-cell office:value-type="float" office:value="2.5200131040699998E-4" table:style-name="ce1">
            <text:p>0.000252001</text:p>
          </table:table-cell>
          <table:table-cell office:value-type="float" office:value="1.9312151541600001E-4" table:style-name="ce1">
            <text:p>0.000193122</text:p>
          </table:table-cell>
          <table:table-cell office:value-type="float" office:value="1.8757513769333332E-4" table:formula="of:=AVERAGE([.J83:.L83])" table:style-name="ce1">
            <text:p>0.000187575</text:p>
          </table:table-cell>
          <table:table-cell table:number-columns-repeated="16371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2.81848760468E-4" table:style-name="ce1">
            <text:p>0.000281849</text:p>
          </table:table-cell>
          <table:table-cell office:value-type="float" office:value="5.1262746695600003E-5" table:style-name="ce1">
            <text:p>5.12627E-05</text:p>
          </table:table-cell>
          <table:table-cell office:value-type="float" office:value="4.2712594893500001E-5" table:style-name="ce1">
            <text:p>4.27126E-05</text:p>
          </table:table-cell>
          <table:table-cell office:value-type="float" office:value="1.2527470068570001E-4" table:formula="of:=AVERAGE([.B84:.D84])" table:style-name="ce1">
            <text:p>0.000125275</text:p>
          </table:table-cell>
          <table:table-cell office:value-type="float" office:value="6.8340151829599999E-5" table:style-name="ce2">
            <text:p>6.83E-05</text:p>
          </table:table-cell>
          <table:table-cell office:value-type="float" office:value="3.2455311811400002E-4" table:style-name="ce1">
            <text:p>0.000324553</text:p>
          </table:table-cell>
          <table:table-cell office:value-type="float" office:value="1.8796340455E-4" table:style-name="ce1">
            <text:p>0.000187963</text:p>
          </table:table-cell>
          <table:table-cell office:value-type="float" office:value="1.9361889149786666E-4" table:formula="of:=AVERAGE([.F84:.H84])" table:style-name="ce1">
            <text:p>0.000193619</text:p>
          </table:table-cell>
          <table:table-cell office:value-type="float" office:value="1.5378700499799999E-4" table:style-name="ce1">
            <text:p>0.000153787</text:p>
          </table:table-cell>
          <table:table-cell office:value-type="float" office:value="5.9797372332599997E-5" table:style-name="ce1">
            <text:p>5.97974E-05</text:p>
          </table:table-cell>
          <table:table-cell office:value-type="float" office:value="3.1600973651600001E-4" table:style-name="ce1">
            <text:p>0.00031601</text:p>
          </table:table-cell>
          <table:table-cell office:value-type="float" office:value="1.7653137128220001E-4" table:formula="of:=AVERAGE([.J84:.L84])" table:style-name="ce1">
            <text:p>0.000176531</text:p>
          </table:table-cell>
          <table:table-cell table:number-columns-repeated="16371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3.4467073131099999E-5" table:style-name="ce1">
            <text:p>3.44671E-05</text:p>
          </table:table-cell>
          <table:table-cell office:value-type="float" office:value="0" table:style-name="ce1">
            <text:p>0</text:p>
          </table:table-cell>
          <table:table-cell office:value-type="float" office:value="1.6372270268600001E-4" table:style-name="ce1">
            <text:p>0.000163723</text:p>
          </table:table-cell>
          <table:table-cell office:value-type="float" office:value="6.6063258605699999E-5" table:formula="of:=AVERAGE([.B85:.D85])" table:style-name="ce1">
            <text:p>6.60633E-05</text:p>
          </table:table-cell>
          <table:table-cell office:value-type="float" office:value="1.8095667139000001E-4" table:style-name="ce1">
            <text:p>0.000180957</text:p>
          </table:table-cell>
          <table:table-cell office:value-type="float" office:value="9.4784206090500005E-5" table:style-name="ce2">
            <text:p>9.48E-05</text:p>
          </table:table-cell>
          <table:table-cell office:value-type="float" office:value="5.1699179706299999E-5" table:style-name="ce2">
            <text:p>5.17E-05</text:p>
          </table:table-cell>
          <table:table-cell office:value-type="float" office:value="1.0914668572893334E-4" table:formula="of:=AVERAGE([.F85:.H85])" table:style-name="ce1">
            <text:p>0.000109147</text:p>
          </table:table-cell>
          <table:table-cell office:value-type="float" office:value="4.3082649755299998E-5" table:style-name="ce1">
            <text:p>4.30826E-05</text:p>
          </table:table-cell>
          <table:table-cell office:value-type="float" office:value="1.72339508832E-4" table:style-name="ce1">
            <text:p>0.00017234</text:p>
          </table:table-cell>
          <table:table-cell office:value-type="float" office:value="6.8934021524600002E-5" table:style-name="ce1">
            <text:p>6.8934E-05</text:p>
          </table:table-cell>
          <table:table-cell office:value-type="float" office:value="9.478539337063333E-5" table:formula="of:=AVERAGE([.J85:.L85])" table:style-name="ce1">
            <text:p>9.47854E-05</text:p>
          </table:table-cell>
          <table:table-cell table:number-columns-repeated="16371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1.92885252125E-4" table:style-name="ce1">
            <text:p>0.000192885</text:p>
          </table:table-cell>
          <table:table-cell office:value-type="float" office:value="3.5076411770800001E-5" table:style-name="ce1">
            <text:p>3.50764E-05</text:p>
          </table:table-cell>
          <table:table-cell office:value-type="float" office:value="7.8916182683900005E-5" table:style-name="ce1">
            <text:p>7.89162E-05</text:p>
          </table:table-cell>
          <table:table-cell office:value-type="float" office:value="1.0229261552656666E-4" table:formula="of:=AVERAGE([.B86:.D86])" table:style-name="ce1">
            <text:p>0.000102293</text:p>
          </table:table-cell>
          <table:table-cell office:value-type="float" office:value="1.05221576912E-4" table:style-name="ce1">
            <text:p>0.000105222</text:p>
          </table:table-cell>
          <table:table-cell office:value-type="float" office:value="3.0686290110799999E-4" table:style-name="ce1">
            <text:p>0.000306863</text:p>
          </table:table-cell>
          <table:table-cell office:value-type="float" office:value="5.2614460786399998E-5" table:style-name="ce2">
            <text:p>5.26E-05</text:p>
          </table:table-cell>
          <table:table-cell office:value-type="float" office:value="1.5489964626880001E-4" table:formula="of:=AVERAGE([.F86:.H86])" table:style-name="ce1">
            <text:p>0.0001549</text:p>
          </table:table-cell>
          <table:table-cell office:value-type="float" office:value="6.1383586029099994E-5" table:style-name="ce1">
            <text:p>6.13836E-05</text:p>
          </table:table-cell>
          <table:table-cell office:value-type="float" office:value="7.8915525314300007E-5" table:style-name="ce1">
            <text:p>7.89155E-05</text:p>
          </table:table-cell>
          <table:table-cell office:value-type="float" office:value="2.9809395219999998E-4" table:style-name="ce1">
            <text:p>0.000298094</text:p>
          </table:table-cell>
          <table:table-cell office:value-type="float" office:value="1.4613102118113332E-4" table:formula="of:=AVERAGE([.J86:.L86])" table:style-name="ce1">
            <text:p>0.000146131</text:p>
          </table:table-cell>
          <table:table-cell table:number-columns-repeated="16371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7.0775797402200001E-5" table:style-name="ce1">
            <text:p>7.07758E-05</text:p>
          </table:table-cell>
          <table:table-cell office:value-type="float" office:value="1.23827716375E-4" table:style-name="ce1">
            <text:p>0.000123828</text:p>
          </table:table-cell>
          <table:table-cell office:value-type="float" office:value="1.0616291655E-4" table:style-name="ce1">
            <text:p>0.000106163</text:p>
          </table:table-cell>
          <table:table-cell office:value-type="float" office:value="1.0025547677573332E-4" table:formula="of:=AVERAGE([.B87:.D87])" table:style-name="ce1">
            <text:p>0.000100255</text:p>
          </table:table-cell>
          <table:table-cell office:value-type="float" office:value="1.2385673597500001E-4" table:style-name="ce1">
            <text:p>0.000123857</text:p>
          </table:table-cell>
          <table:table-cell office:value-type="float" office:value="8.8469746752699996E-5" table:style-name="ce2">
            <text:p>8.85E-05</text:p>
          </table:table-cell>
          <table:table-cell office:value-type="float" office:value="1.85741574563E-4" table:style-name="ce1">
            <text:p>0.000185742</text:p>
          </table:table-cell>
          <table:table-cell office:value-type="float" office:value="1.3268935243023332E-4" table:formula="of:=AVERAGE([.F87:.H87])" table:style-name="ce1">
            <text:p>0.000132689</text:p>
          </table:table-cell>
          <table:table-cell office:value-type="float" office:value="1.59206092286E-4" table:style-name="ce1">
            <text:p>0.000159206</text:p>
          </table:table-cell>
          <table:table-cell office:value-type="float" office:value="1.15009643116E-4" table:style-name="ce1">
            <text:p>0.00011501</text:p>
          </table:table-cell>
          <table:table-cell office:value-type="float" office:value="7.9622765033200002E-5" table:style-name="ce1">
            <text:p>7.96228E-05</text:p>
          </table:table-cell>
          <table:table-cell office:value-type="float" office:value="1.1794616681173333E-4" table:formula="of:=AVERAGE([.J87:.L87])" table:style-name="ce1">
            <text:p>0.000117946</text:p>
          </table:table-cell>
          <table:table-cell table:number-columns-repeated="16371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3.5706825538200002E-5" table:style-name="ce1">
            <text:p>3.57068E-05</text:p>
          </table:table-cell>
          <table:table-cell office:value-type="float" office:value="1.4280881737300001E-4" table:style-name="ce1">
            <text:p>0.000142809</text:p>
          </table:table-cell>
          <table:table-cell office:value-type="float" office:value="3.5703957069599997E-5" table:style-name="ce1">
            <text:p>3.5704E-05</text:p>
          </table:table-cell>
          <table:table-cell office:value-type="float" office:value="7.140653332693333E-5" table:formula="of:=AVERAGE([.B88:.D88])" table:style-name="ce1">
            <text:p>7.14065E-05</text:p>
          </table:table-cell>
          <table:table-cell office:value-type="float" office:value="8.0333903406500003E-5" table:style-name="ce2">
            <text:p>8.03E-05</text:p>
          </table:table-cell>
          <table:table-cell office:value-type="float" office:value="6.2486944691899995E-5" table:style-name="ce2">
            <text:p>6.25E-05</text:p>
          </table:table-cell>
          <table:table-cell office:value-type="float" office:value="1.69585470631E-4" table:style-name="ce1">
            <text:p>0.000169585</text:p>
          </table:table-cell>
          <table:table-cell office:value-type="float" office:value="1.0413543957646665E-4" table:formula="of:=AVERAGE([.F88:.H88])" table:style-name="ce1">
            <text:p>0.000104135</text:p>
          </table:table-cell>
          <table:table-cell office:value-type="float" office:value="1.60659776147E-4" table:style-name="ce1">
            <text:p>0.00016066</text:p>
          </table:table-cell>
          <table:table-cell office:value-type="float" office:value="7.1407531709399995E-5" table:style-name="ce1">
            <text:p>7.14075E-05</text:p>
          </table:table-cell>
          <table:table-cell office:value-type="float" office:value="5.3559951439E-5" table:style-name="ce1">
            <text:p>5.356E-05</text:p>
          </table:table-cell>
          <table:table-cell office:value-type="float" office:value="9.5209086431800007E-5" table:formula="of:=AVERAGE([.J88:.L88])" table:style-name="ce1">
            <text:p>9.52091E-05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5038658482100001E-5" table:style-name="ce1">
            <text:p>4.50387E-05</text:p>
          </table:table-cell>
          <table:table-cell office:value-type="float" office:value="0" table:style-name="ce1">
            <text:p>0</text:p>
          </table:table-cell>
          <table:table-cell office:value-type="float" office:value="8.10505301425E-5" table:style-name="ce1">
            <text:p>8.10505E-05</text:p>
          </table:table-cell>
          <table:table-cell office:value-type="float" office:value="4.2029729541533338E-5" table:formula="of:=AVERAGE([.B89:.D89])" table:style-name="ce1">
            <text:p>4.20297E-05</text:p>
          </table:table-cell>
          <table:table-cell office:value-type="float" office:value="1.08067373523E-4" table:style-name="ce1">
            <text:p>0.000108067</text:p>
          </table:table-cell>
          <table:table-cell office:value-type="float" office:value="9.9084771976700001E-5" table:style-name="ce2">
            <text:p>9.91E-05</text:p>
          </table:table-cell>
          <table:table-cell office:value-type="float" office:value="4.5034451805999998E-5" table:style-name="ce2">
            <text:p>4.50E-05</text:p>
          </table:table-cell>
          <table:table-cell office:value-type="float" office:value="8.4062199101900002E-5" table:formula="of:=AVERAGE([.F89:.H89])" table:style-name="ce1">
            <text:p>8.40622E-05</text:p>
          </table:table-cell>
          <table:table-cell office:value-type="float" office:value="1.8013798569699999E-5" table:style-name="ce1">
            <text:p>1.80138E-05</text:p>
          </table:table-cell>
          <table:table-cell office:value-type="float" office:value="9.9061616325399996E-5" table:style-name="ce1">
            <text:p>9.90616E-05</text:p>
          </table:table-cell>
          <table:table-cell office:value-type="float" office:value="7.2061684802199999E-5" table:style-name="ce1">
            <text:p>7.20617E-05</text:p>
          </table:table-cell>
          <table:table-cell office:value-type="float" office:value="6.3045699899099997E-5" table:formula="of:=AVERAGE([.J89:.L89])" table:style-name="ce1">
            <text:p>6.30457E-05</text:p>
          </table:table-cell>
          <table:table-cell table:number-columns-repeated="1637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0.153317390374" table:style-name="ce1">
            <text:p>0.15331739</text:p>
          </table:table-cell>
          <table:table-cell office:value-type="float" office:value="0.153022820634" table:style-name="ce1">
            <text:p>0.153022821</text:p>
          </table:table-cell>
          <table:table-cell office:value-type="float" office:value="0.15284734090400001" table:style-name="ce1">
            <text:p>0.152847341</text:p>
          </table:table-cell>
          <table:table-cell office:value-type="float" office:value="0.153062517304" table:formula="of:=AVERAGE([.B90:.D90])" table:style-name="ce1">
            <text:p>0.153062517</text:p>
          </table:table-cell>
          <table:table-cell office:value-type="float" office:value="0.56450032612400003" table:style-name="ce1">
            <text:p>0.564500326</text:p>
          </table:table-cell>
          <table:table-cell office:value-type="float" office:value="0.56427000929399995" table:style-name="ce1">
            <text:p>0.564270009</text:p>
          </table:table-cell>
          <table:table-cell office:value-type="float" office:value="0.56419959526100005" table:style-name="ce1">
            <text:p>0.564199595</text:p>
          </table:table-cell>
          <table:table-cell office:value-type="float" office:value="0.56432331022633331" table:formula="of:=AVERAGE([.F90:.H90])" table:style-name="ce1">
            <text:p>0.56432331</text:p>
          </table:table-cell>
          <table:table-cell office:value-type="float" office:value="0.38412038136900001" table:style-name="ce1">
            <text:p>0.384120381</text:p>
          </table:table-cell>
          <table:table-cell office:value-type="float" office:value="0.38438790908999998" table:style-name="ce1">
            <text:p>0.384387909</text:p>
          </table:table-cell>
          <table:table-cell office:value-type="float" office:value="0.3850129477" table:style-name="ce1">
            <text:p>0.385012948</text:p>
          </table:table-cell>
          <table:table-cell office:value-type="float" office:value="0.38450707938633327" table:formula="of:=AVERAGE([.J90:.L90])" table:style-name="ce1">
            <text:p>0.384507079</text:p>
          </table:table-cell>
          <table:table-cell table:number-columns-repeated="16371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4.5860763420299997E-5" table:style-name="ce1">
            <text:p>4.58608E-05</text:p>
          </table:table-cell>
          <table:table-cell office:value-type="float" office:value="9.1720349058300001E-5" table:style-name="ce1">
            <text:p>9.17203E-05</text:p>
          </table:table-cell>
          <table:table-cell office:value-type="float" office:value="2.01729241396E-4" table:style-name="ce1">
            <text:p>0.000201729</text:p>
          </table:table-cell>
          <table:table-cell office:value-type="float" office:value="1.1310345129153332E-4" table:formula="of:=AVERAGE([.B91:.D91])" table:style-name="ce1">
            <text:p>0.000113103</text:p>
          </table:table-cell>
          <table:table-cell office:value-type="float" office:value="2.8425484014900002E-4" table:style-name="ce1">
            <text:p>0.000284255</text:p>
          </table:table-cell>
          <table:table-cell office:value-type="float" office:value="6.4204862674500002E-5" table:style-name="ce2">
            <text:p>6.42E-05</text:p>
          </table:table-cell>
          <table:table-cell office:value-type="float" office:value="1.46752558493E-4" table:style-name="ce1">
            <text:p>0.000146753</text:p>
          </table:table-cell>
          <table:table-cell office:value-type="float" office:value="1.6507075377216666E-4" table:formula="of:=AVERAGE([.F91:.H91])" table:style-name="ce1">
            <text:p>0.000165071</text:p>
          </table:table-cell>
          <table:table-cell office:value-type="float" office:value="1.3757933741800001E-4" table:style-name="ce1">
            <text:p>0.000137579</text:p>
          </table:table-cell>
          <table:table-cell office:value-type="float" office:value="2.7508298336699998E-4" table:style-name="ce1">
            <text:p>0.000275083</text:p>
          </table:table-cell>
          <table:table-cell office:value-type="float" office:value="6.4204868563499996E-5" table:style-name="ce1">
            <text:p>6.42049E-05</text:p>
          </table:table-cell>
          <table:table-cell office:value-type="float" office:value="1.5895572978283332E-4" table:formula="of:=AVERAGE([.J91:.L91])" table:style-name="ce1">
            <text:p>0.000158956</text:p>
          </table:table-cell>
          <table:table-cell table:number-columns-repeated="16371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1.11078435538E-4" table:style-name="ce1">
            <text:p>0.000111078</text:p>
          </table:table-cell>
          <table:table-cell office:value-type="float" office:value="1.01829241989E-4" table:style-name="ce1">
            <text:p>0.000101829</text:p>
          </table:table-cell>
          <table:table-cell office:value-type="float" office:value="2.7773483174399999E-5" table:style-name="ce1">
            <text:p>2.77735E-05</text:p>
          </table:table-cell>
          <table:table-cell office:value-type="float" office:value="8.022705356713333E-5" table:formula="of:=AVERAGE([.B92:.D92])" table:style-name="ce1">
            <text:p>8.02271E-05</text:p>
          </table:table-cell>
          <table:table-cell office:value-type="float" office:value="4.6288997207200002E-5" table:style-name="ce2">
            <text:p>4.63E-05</text:p>
          </table:table-cell>
          <table:table-cell office:value-type="float" office:value="1.2959150812799999E-4" table:style-name="ce1">
            <text:p>0.000129592</text:p>
          </table:table-cell>
          <table:table-cell office:value-type="float" office:value="1.48115233652E-4" table:style-name="ce1">
            <text:p>0.000148115</text:p>
          </table:table-cell>
          <table:table-cell office:value-type="float" office:value="1.0799857966239999E-4" table:formula="of:=AVERAGE([.F92:.H92])" table:style-name="ce1">
            <text:p>0.000107999</text:p>
          </table:table-cell>
          <table:table-cell office:value-type="float" office:value="1.3885803154899999E-4" table:style-name="ce1">
            <text:p>0.000138858</text:p>
          </table:table-cell>
          <table:table-cell office:value-type="float" office:value="3.7031208050600001E-5" table:style-name="ce1">
            <text:p>3.70312E-05</text:p>
          </table:table-cell>
          <table:table-cell office:value-type="float" office:value="1.29591232227E-4" table:style-name="ce1">
            <text:p>0.000129591</text:p>
          </table:table-cell>
          <table:table-cell office:value-type="float" office:value="1.018268239422E-4" table:formula="of:=AVERAGE([.J92:.L92])" table:style-name="ce1">
            <text:p>0.000101827</text:p>
          </table:table-cell>
          <table:table-cell table:number-columns-repeated="16371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5.6056791509199999E-5" table:style-name="ce1">
            <text:p>5.60568E-05</text:p>
          </table:table-cell>
          <table:table-cell office:value-type="float" office:value="1.0279117281699999E-4" table:style-name="ce1">
            <text:p>0.000102791</text:p>
          </table:table-cell>
          <table:table-cell office:value-type="float" office:value="9.3447262990399997E-6" table:style-name="ce1">
            <text:p>9.34473E-06</text:p>
          </table:table-cell>
          <table:table-cell office:value-type="float" office:value="5.6064230208413331E-5" table:formula="of:=AVERAGE([.B93:.D93])" table:style-name="ce1">
            <text:p>5.60642E-05</text:p>
          </table:table-cell>
          <table:table-cell office:value-type="float" office:value="4.67232691038E-5" table:style-name="ce2">
            <text:p>4.67E-05</text:p>
          </table:table-cell>
          <table:table-cell office:value-type="float" office:value="9.3427985848600005E-5" table:style-name="ce2">
            <text:p>9.34E-05</text:p>
          </table:table-cell>
          <table:table-cell office:value-type="float" office:value="1.12135824892E-4" table:style-name="ce1">
            <text:p>0.000112136</text:p>
          </table:table-cell>
          <table:table-cell office:value-type="float" office:value="8.4095693281466659E-5" table:formula="of:=AVERAGE([.F93:.H93])" table:style-name="ce1">
            <text:p>8.40957E-05</text:p>
          </table:table-cell>
          <table:table-cell office:value-type="float" office:value="1.0279028912100001E-4" table:style-name="ce1">
            <text:p>0.00010279</text:p>
          </table:table-cell>
          <table:table-cell office:value-type="float" office:value="1.8689318120199999E-5" table:style-name="ce1">
            <text:p>1.86893E-05</text:p>
          </table:table-cell>
          <table:table-cell office:value-type="float" office:value="8.4084645209499994E-5" table:style-name="ce1">
            <text:p>8.40846E-05</text:p>
          </table:table-cell>
          <table:table-cell office:value-type="float" office:value="6.8521417483566655E-5" table:formula="of:=AVERAGE([.J93:.L93])" table:style-name="ce1">
            <text:p>6.85214E-05</text:p>
          </table:table-cell>
          <table:table-cell table:number-columns-repeated="16371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9.4321541380000004E-6" table:style-name="ce1">
            <text:p>9.43215E-06</text:p>
          </table:table-cell>
          <table:table-cell office:value-type="float" office:value="1.8864778025699999E-5" table:style-name="ce1">
            <text:p>1.88648E-05</text:p>
          </table:table-cell>
          <table:table-cell office:value-type="float" office:value="3.7732495847999999E-5" table:style-name="ce1">
            <text:p>3.77325E-05</text:p>
          </table:table-cell>
          <table:table-cell office:value-type="float" office:value="2.2009809337233336E-5" table:formula="of:=AVERAGE([.B94:.D94])" table:style-name="ce1">
            <text:p>2.20098E-05</text:p>
          </table:table-cell>
          <table:table-cell office:value-type="float" office:value="5.6598434109999998E-5" table:style-name="ce2">
            <text:p>5.66E-05</text:p>
          </table:table-cell>
          <table:table-cell office:value-type="float" office:value="3.7728374567300003E-5" table:style-name="ce2">
            <text:p>3.77E-05</text:p>
          </table:table-cell>
          <table:table-cell office:value-type="float" office:value="3.7729438611399998E-5" table:style-name="ce2">
            <text:p>3.77E-05</text:p>
          </table:table-cell>
          <table:table-cell office:value-type="float" office:value="4.4018749096233338E-5" table:formula="of:=AVERAGE([.F94:.H94])" table:style-name="ce1">
            <text:p>4.40187E-05</text:p>
          </table:table-cell>
          <table:table-cell office:value-type="float" office:value="2.8297081627600001E-5" table:style-name="ce1">
            <text:p>2.82971E-05</text:p>
          </table:table-cell>
          <table:table-cell office:value-type="float" office:value="4.7165361758299999E-5" table:style-name="ce1">
            <text:p>4.71654E-05</text:p>
          </table:table-cell>
          <table:table-cell office:value-type="float" office:value="2.82962809255E-5" table:style-name="ce1">
            <text:p>2.82963E-05</text:p>
          </table:table-cell>
          <table:table-cell office:value-type="float" office:value="3.4586241437133338E-5" table:formula="of:=AVERAGE([.J94:.L94])" table:style-name="ce1">
            <text:p>3.45862E-05</text:p>
          </table:table-cell>
          <table:table-cell table:number-columns-repeated="16371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8.5701887507900001E-5" table:style-name="ce1">
            <text:p>8.57019E-05</text:p>
          </table:table-cell>
          <table:table-cell office:value-type="float" office:value="0" table:style-name="ce1">
            <text:p>0</text:p>
          </table:table-cell>
          <table:table-cell office:value-type="float" office:value="1.04738812348E-4" table:style-name="ce1">
            <text:p>0.000104739</text:p>
          </table:table-cell>
          <table:table-cell office:value-type="float" office:value="6.3480233285300008E-5" table:formula="of:=AVERAGE([.B95:.D95])" table:style-name="ce1">
            <text:p>6.34802E-05</text:p>
          </table:table-cell>
          <table:table-cell office:value-type="float" office:value="1.2378223277399999E-4" table:style-name="ce1">
            <text:p>0.000123782</text:p>
          </table:table-cell>
          <table:table-cell office:value-type="float" office:value="9.5224319453199999E-5" table:style-name="ce2">
            <text:p>9.52E-05</text:p>
          </table:table-cell>
          <table:table-cell office:value-type="float" office:value="9.5229016738499996E-6" table:style-name="ce2">
            <text:p>9.52E-06</text:p>
          </table:table-cell>
          <table:table-cell office:value-type="float" office:value="7.6176484633683333E-5" table:formula="of:=AVERAGE([.F95:.H95])" table:style-name="ce1">
            <text:p>7.61765E-05</text:p>
          </table:table-cell>
          <table:table-cell office:value-type="float" office:value="0" table:style-name="ce1">
            <text:p>0</text:p>
          </table:table-cell>
          <table:table-cell office:value-type="float" office:value="1.1425959780600001E-4" table:style-name="ce1">
            <text:p>0.00011426</text:p>
          </table:table-cell>
          <table:table-cell office:value-type="float" office:value="8.57012264798E-5" table:style-name="ce1">
            <text:p>8.57012E-05</text:p>
          </table:table-cell>
          <table:table-cell office:value-type="float" office:value="6.665360809526666E-5" table:formula="of:=AVERAGE([.J95:.L95])" table:style-name="ce1">
            <text:p>6.66536E-05</text:p>
          </table:table-cell>
          <table:table-cell table:number-columns-repeated="16371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.15353115111E-4" table:style-name="ce1">
            <text:p>0.000115353</text:p>
          </table:table-cell>
          <table:table-cell office:value-type="float" office:value="7.6911155693900002E-5" table:style-name="ce1">
            <text:p>7.69112E-05</text:p>
          </table:table-cell>
          <table:table-cell office:value-type="float" office:value="0" table:style-name="ce1">
            <text:p>0</text:p>
          </table:table-cell>
          <table:table-cell office:value-type="float" office:value="6.4088090268299997E-5" table:formula="of:=AVERAGE([.B96:.D96])" table:style-name="ce1">
            <text:p>6.40881E-05</text:p>
          </table:table-cell>
          <table:table-cell office:value-type="float" office:value="3.8460059228500001E-5" table:style-name="ce2">
            <text:p>3.85E-05</text:p>
          </table:table-cell>
          <table:table-cell office:value-type="float" office:value="1.4419139388900001E-4" table:style-name="ce1">
            <text:p>0.000144191</text:p>
          </table:table-cell>
          <table:table-cell office:value-type="float" office:value="1.2498062800300001E-4" table:style-name="ce1">
            <text:p>0.000124981</text:p>
          </table:table-cell>
          <table:table-cell office:value-type="float" office:value="1.0254402704016668E-4" table:formula="of:=AVERAGE([.F96:.H96])" table:style-name="ce1">
            <text:p>0.000102544</text:p>
          </table:table-cell>
          <table:table-cell office:value-type="float" office:value="1.1536575752000001E-4" table:style-name="ce1">
            <text:p>0.000115366</text:p>
          </table:table-cell>
          <table:table-cell office:value-type="float" office:value="2.8845044421399999E-5" table:style-name="ce1">
            <text:p>2.8845E-05</text:p>
          </table:table-cell>
          <table:table-cell office:value-type="float" office:value="1.3457785809699999E-4" table:style-name="ce1">
            <text:p>0.000134578</text:p>
          </table:table-cell>
          <table:table-cell office:value-type="float" office:value="9.2929553346133336E-5" table:formula="of:=AVERAGE([.J96:.L96])" table:style-name="ce1">
            <text:p>9.29296E-05</text:p>
          </table:table-cell>
          <table:table-cell table:number-columns-repeated="16371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.94145277358E-5" table:style-name="ce1">
            <text:p>1.94145E-05</text:p>
          </table:table-cell>
          <table:table-cell office:value-type="float" office:value="0" table:style-name="ce1">
            <text:p>0</text:p>
          </table:table-cell>
          <table:table-cell office:value-type="float" office:value="9.7080224864999998E-6" table:style-name="ce1">
            <text:p>9.70802E-06</text:p>
          </table:table-cell>
          <table:table-cell office:value-type="float" office:value="9.7075167407666673E-6" table:formula="of:=AVERAGE([.B97:.D97])" table:style-name="ce1">
            <text:p>9.70752E-06</text:p>
          </table:table-cell>
          <table:table-cell office:value-type="float" office:value="3.8831935383700002E-5" table:style-name="ce2">
            <text:p>3.88E-05</text:p>
          </table:table-cell>
          <table:table-cell office:value-type="float" office:value="3.8828919779500002E-5" table:style-name="ce2">
            <text:p>3.88E-05</text:p>
          </table:table-cell>
          <table:table-cell office:value-type="float" office:value="1.9415967691799999E-5" table:style-name="ce2">
            <text:p>1.94E-05</text:p>
          </table:table-cell>
          <table:table-cell office:value-type="float" office:value="3.2358940951666665E-5" table:formula="of:=AVERAGE([.F97:.H97])" table:style-name="ce1">
            <text:p>3.23589E-05</text:p>
          </table:table-cell>
          <table:table-cell office:value-type="float" office:value="9.7079838459099995E-6" table:style-name="ce1">
            <text:p>9.70798E-06</text:p>
          </table:table-cell>
          <table:table-cell office:value-type="float" office:value="2.9123951537700002E-5" table:style-name="ce1">
            <text:p>2.9124E-05</text:p>
          </table:table-cell>
          <table:table-cell office:value-type="float" office:value="2.91216898346E-5" table:style-name="ce1">
            <text:p>2.91217E-05</text:p>
          </table:table-cell>
          <table:table-cell office:value-type="float" office:value="2.265120840607E-5" table:formula="of:=AVERAGE([.J97:.L97])" table:style-name="ce1">
            <text:p>2.26512E-05</text:p>
          </table:table-cell>
          <table:table-cell table:number-columns-repeated="16371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9.80294319645E-6" table:style-name="ce1">
            <text:p>9.80294E-06</text:p>
          </table:table-cell>
          <table:table-cell office:value-type="float" office:value="3.9212360912500003E-5" table:style-name="ce1">
            <text:p>3.92124E-05</text:p>
          </table:table-cell>
          <table:table-cell office:value-type="float" office:value="1.96065533336E-5" table:style-name="ce1">
            <text:p>1.96066E-05</text:p>
          </table:table-cell>
          <table:table-cell office:value-type="float" office:value="2.2873952480850003E-5" table:formula="of:=AVERAGE([.B98:.D98])" table:style-name="ce1">
            <text:p>2.2874E-05</text:p>
          </table:table-cell>
          <table:table-cell office:value-type="float" office:value="2.94097435068E-5" table:style-name="ce2">
            <text:p>2.94E-05</text:p>
          </table:table-cell>
          <table:table-cell office:value-type="float" office:value="2.9408593190899999E-5" table:style-name="ce2">
            <text:p>2.94E-05</text:p>
          </table:table-cell>
          <table:table-cell office:value-type="float" office:value="4.9015273355199998E-5" table:style-name="ce2">
            <text:p>4.90E-05</text:p>
          </table:table-cell>
          <table:table-cell office:value-type="float" office:value="3.5944536684300001E-5" table:formula="of:=AVERAGE([.F98:.H98])" table:style-name="ce1">
            <text:p>3.59445E-05</text:p>
          </table:table-cell>
          <table:table-cell office:value-type="float" office:value="3.9212226372200001E-5" table:style-name="ce1">
            <text:p>3.92122E-05</text:p>
          </table:table-cell>
          <table:table-cell office:value-type="float" office:value="1.9606497593300001E-5" table:style-name="ce1">
            <text:p>1.96065E-05</text:p>
          </table:table-cell>
          <table:table-cell office:value-type="float" office:value="1.9605728793999999E-5" table:style-name="ce1">
            <text:p>1.96057E-05</text:p>
          </table:table-cell>
          <table:table-cell office:value-type="float" office:value="2.6141484253166665E-5" table:formula="of:=AVERAGE([.J98:.L98])" table:style-name="ce1">
            <text:p>2.61415E-05</text:p>
          </table:table-cell>
          <table:table-cell table:number-columns-repeated="16371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801160704399999E-5" table:style-name="ce1">
            <text:p>1.98012E-05</text:p>
          </table:table-cell>
          <table:table-cell office:value-type="float" office:value="6.6003869014666662E-6" table:formula="of:=AVERAGE([.B99:.D99])" table:style-name="ce1">
            <text:p>6.60039E-06</text:p>
          </table:table-cell>
          <table:table-cell office:value-type="float" office:value="3.9601999901E-5" table:style-name="ce2">
            <text:p>3.96E-05</text:p>
          </table:table-cell>
          <table:table-cell office:value-type="float" office:value="5.9402411737899998E-5" table:style-name="ce2">
            <text:p>5.94E-05</text:p>
          </table:table-cell>
          <table:table-cell office:value-type="float" office:value="9.90049997525E-6" table:style-name="ce2">
            <text:p>9.90E-06</text:p>
          </table:table-cell>
          <table:table-cell office:value-type="float" office:value="3.6301637204716668E-5" table:formula="of:=AVERAGE([.F99:.H99])" table:style-name="ce1">
            <text:p>3.63016E-05</text:p>
          </table:table-cell>
          <table:table-cell office:value-type="float" office:value="0" table:style-name="ce1">
            <text:p>0</text:p>
          </table:table-cell>
          <table:table-cell office:value-type="float" office:value="2.9701499925700001E-5" table:style-name="ce1">
            <text:p>2.97015E-05</text:p>
          </table:table-cell>
          <table:table-cell office:value-type="float" office:value="4.9502009781599997E-5" table:style-name="ce1">
            <text:p>4.9502E-05</text:p>
          </table:table-cell>
          <table:table-cell office:value-type="float" office:value="2.6401169902433333E-5" table:formula="of:=AVERAGE([.J99:.L99])" table:style-name="ce1">
            <text:p>2.64012E-05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100:.D100])" table:style-name="ce1">
            <text:p>0</text:p>
          </table:table-cell>
          <table:table-cell office:value-type="float" office:value="9.9999000009999992E-6" table:style-name="ce2">
            <text:p>1.00E-05</text:p>
          </table:table-cell>
          <table:table-cell office:value-type="float" office:value="9.9999000009999992E-6" table:style-name="ce2">
            <text:p>1.00E-05</text:p>
          </table:table-cell>
          <table:table-cell office:value-type="float" office:value="9.9999000009999992E-6" table:style-name="ce2">
            <text:p>1.00E-05</text:p>
          </table:table-cell>
          <table:table-cell office:value-type="float" office:value="9.9999000009999992E-6" table:formula="of:=AVERAGE([.F100:.H100])" table:style-name="ce1">
            <text:p>9.9999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J100:.L10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3708359228200001" table:style-name="ce1">
            <text:p>0.137083592</text:p>
          </table:table-cell>
          <table:table-cell office:value-type="float" office:value="0.136869504709" table:style-name="ce1">
            <text:p>0.136869505</text:p>
          </table:table-cell>
          <table:table-cell office:value-type="float" office:value="0.137216240416" table:style-name="ce1">
            <text:p>0.13721624</text:p>
          </table:table-cell>
          <table:table-cell office:value-type="float" office:value="0.13705644580233334" table:formula="of:=AVERAGE([.B101:.D101])" table:style-name="ce1">
            <text:p>0.137056446</text:p>
          </table:table-cell>
          <table:table-cell office:value-type="float" office:value="0.57091197263299998" table:style-name="ce1">
            <text:p>0.570911973</text:p>
          </table:table-cell>
          <table:table-cell office:value-type="float" office:value="0.570501162417" table:style-name="ce1">
            <text:p>0.570501162</text:p>
          </table:table-cell>
          <table:table-cell office:value-type="float" office:value="0.57162517501700005" table:style-name="ce1">
            <text:p>0.571625175</text:p>
          </table:table-cell>
          <table:table-cell office:value-type="float" office:value="0.57101277002233342" table:formula="of:=AVERAGE([.F101:.H101])" table:style-name="ce1">
            <text:p>0.57101277</text:p>
          </table:table-cell>
          <table:table-cell office:value-type="float" office:value="0.38714136054499998" table:style-name="ce1">
            <text:p>0.387141361</text:p>
          </table:table-cell>
          <table:table-cell office:value-type="float" office:value="0.38683052200500001" table:style-name="ce1">
            <text:p>0.386830522</text:p>
          </table:table-cell>
          <table:table-cell office:value-type="float" office:value="0.38710920579000002" table:style-name="ce1">
            <text:p>0.387109206</text:p>
          </table:table-cell>
          <table:table-cell office:value-type="float" office:value="0.38702702944666667" table:formula="of:=AVERAGE([.J101:.L101])" table:style-name="ce1">
            <text:p>0.387027029</text:p>
          </table:table-cell>
          <table:table-cell table:number-columns-repeated="1637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ady Charles Denton</dc:creator>
    <dc:date>2017-11-06T21:53:02Z</dc:date>
    <meta:editing-cycles>3</meta:editing-cycles>
    <meta:editing-duration>PT11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42.2999212598425pt" svg:width="1115.43pt" chart:style-name="Crt0">
        <chart:title chart:style-name="CT00">
          <text:p text:style-name="a0" text:class-names="" text:cond-style-name="">Average Throughput by Load</text:p>
        </chart:title>
        <chart:legend svg:x="481.0541732283464pt" svg:y="72.5636220472441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hroughpu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ad</text:p>
            </chart:title>
          </chart:axis>
          <chart:series chart:label-cell-address="catstat.$E$1" chart:values-cell-range-address="catstat.$E$2:.$E$101" chart:class="chart:scatter" chart:attached-axis="primary-y" chart:style-name="G0S0">
            <chart:domain table:cell-range-address="catstat.$A$2:.$A$101"/>
            <chart:data-point chart:repeated="100"/>
          </chart:series>
          <chart:series chart:label-cell-address="catstat.$M$1" chart:values-cell-range-address="catstat.$M$2:.$M$101" chart:class="chart:scatter" chart:attached-axis="primary-y" chart:style-name="G0S1">
            <chart:domain table:cell-range-address="catstat.$A$2:.$A$101"/>
            <chart:data-point chart:repeated="100"/>
          </chart:series>
          <chart:series chart:label-cell-address="catstat.$I$1" chart:values-cell-range-address="catstat.$I$2:.$I$101" chart:class="chart:scatter" chart:attached-axis="primary-y" chart:style-name="G0S2">
            <chart:domain table:cell-range-address="catstat.$A$2:.$A$101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